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1.77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51.01mm"/>
    </style:style>
    <style:style style:name="co7" style:family="table-column">
      <style:table-column-properties fo:break-before="auto" style:column-width="51.82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267.04mm" svg:height="107.96mm" svg:x="322.72mm" svg:y="6.16mm">
            <loext:p draw:notify-on-update-of-ranges="search_results.C1:search_results.C1 search_results.G2:search_results.G241 search_results.D1:search_results.D1 search_results.D2:search_results.D241 search_results.X2:search_results.X241 search_results.X2:search_results.X241 search_results.C1:search_results.C1 search_results.G2:search_results.G241 search_results.C1:search_results.C1 search_results.C2:search_results.C241 search_results.W2:search_results.W241 search_results.W2:search_results.W2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7.04mm" svg:height="107.96mm" svg:x="319.77mm" svg:y="120.69mm">
            <loext:p draw:notify-on-update-of-ranges="search_results.H2:search_results.H241 search_results.D1:search_results.D1 search_results.D2:search_results.D241 search_results.X2:search_results.X241 search_results.X2:search_results.X241 search_results.H2:search_results.H241 search_results.C1:search_results.C1 search_results.C2:search_results.C241 search_results.W2:search_results.W241 search_results.W2:search_results.W2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67.04mm" svg:height="107.96mm" svg:x="318.08mm" svg:y="234.81mm">
            <loext:p draw:notify-on-update-of-ranges="search_results.I2:search_results.I241 search_results.D1:search_results.D1 search_results.D2:search_results.D241 search_results.X2:search_results.X241 search_results.X2:search_results.X241 search_results.I2:search_results.I241 search_results.C1:search_results.C1 search_results.C2:search_results.C241 search_results.W2:search_results.W241 search_results.W2:search_results.W2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48.4020615816116" calcext:value-type="float">
            <text:p>48.4020615816116</text:p>
          </table:table-cell>
          <table:table-cell office:value-type="float" office:value="7.2259556055069" calcext:value-type="float">
            <text:p>7.225955605506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6180204154969" calcext:value-type="float">
            <text:p>0.986180204154969</text:p>
          </table:table-cell>
          <table:table-cell table:style-name="ce1"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8439306358382" calcext:value-type="float">
            <text:p>0.98843930635838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6809563066777" calcext:value-type="float">
            <text:p>0.986809563066777</text:p>
          </table:table-cell>
          <table:table-cell office:value-type="float" office:value="2.11631265160722" calcext:value-type="float">
            <text:p>2.11631265160722</text:p>
          </table:table-cell>
          <table:table-cell office:value-type="float" office:value="1.58408551895511" calcext:value-type="float">
            <text:p>1.58408551895511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158205718805536" calcext:value-type="float">
            <text:p>0.001582057188055</text:p>
          </table:table-cell>
        </table:table-row>
        <table:table-row table:style-name="ro1">
          <table:table-cell office:value-type="float" office:value="25.2709466218948" calcext:value-type="float">
            <text:p>25.2709466218948</text:p>
          </table:table-cell>
          <table:table-cell office:value-type="float" office:value="7.11166876554489" calcext:value-type="float">
            <text:p>7.1116687655448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4323597618897" calcext:value-type="float">
            <text:p>0.98432359761889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5962014863749" calcext:value-type="float">
            <text:p>0.98596201486374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1848184818482" calcext:value-type="float">
            <text:p>0.98184818481848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5160758450124" calcext:value-type="float">
            <text:p>0.985160758450124</text:p>
          </table:table-cell>
          <table:table-cell office:value-type="float" office:value="1.81881842401467" calcext:value-type="float">
            <text:p>1.81881842401467</text:p>
          </table:table-cell>
          <table:table-cell office:value-type="float" office:value="0.461073178823158" calcext:value-type="float">
            <text:p>0.461073178823158</text:p>
          </table:table-cell>
          <table:table-cell office:value-type="float" office:value="0.00991079748005642" calcext:value-type="float">
            <text:p>0.009910797480056</text:p>
          </table:table-cell>
          <table:table-cell office:value-type="float" office:value="0.00154215092365696" calcext:value-type="float">
            <text:p>0.001542150923657</text:p>
          </table:table-cell>
        </table:table-row>
        <table:table-row table:style-name="ro1">
          <table:table-cell office:value-type="float" office:value="25.1032191514969" calcext:value-type="float">
            <text:p>25.1032191514969</text:p>
          </table:table-cell>
          <table:table-cell office:value-type="float" office:value="7.44093024730682" calcext:value-type="float">
            <text:p>7.4409302473068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4942920492555" calcext:value-type="float">
            <text:p>0.984942920492555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8439306358382" calcext:value-type="float">
            <text:p>0.98843930635838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85160758450124" calcext:value-type="float">
            <text:p>0.985160758450124</text:p>
          </table:table-cell>
          <table:table-cell office:value-type="float" office:value="1.37418528542641" calcext:value-type="float">
            <text:p>1.37418528542641</text:p>
          </table:table-cell>
          <table:table-cell office:value-type="float" office:value="0.398863002346055" calcext:value-type="float">
            <text:p>0.398863002346055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220852198179874" calcext:value-type="float">
            <text:p>0.002208521981799</text:p>
          </table:table-cell>
        </table:table-row>
        <table:table-row table:style-name="ro1">
          <table:table-cell office:value-type="float" office:value="24.9237193465233" calcext:value-type="float">
            <text:p>24.9237193465233</text:p>
          </table:table-cell>
          <table:table-cell office:value-type="float" office:value="6.81823170185089" calcext:value-type="float">
            <text:p>6.8182317018508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84942409780928" calcext:value-type="float">
            <text:p>0.984942409780928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6787778695293" calcext:value-type="float">
            <text:p>0.98678777869529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598516075845" calcext:value-type="float">
            <text:p>0.98598516075845</text:p>
          </table:table-cell>
          <table:table-cell office:value-type="float" office:value="1.53366976219487" calcext:value-type="float">
            <text:p>1.53366976219487</text:p>
          </table:table-cell>
          <table:table-cell office:value-type="float" office:value="0.891329576700046" calcext:value-type="float">
            <text:p>0.891329576700046</text:p>
          </table:table-cell>
          <table:table-cell office:value-type="float" office:value="0.010223409939011" calcext:value-type="float">
            <text:p>0.010223409939011</text:p>
          </table:table-cell>
          <table:table-cell office:value-type="float" office:value="0.00158310269542392" calcext:value-type="float">
            <text:p>0.001583102695424</text:p>
          </table:table-cell>
        </table:table-row>
        <table:table-row table:style-name="ro1">
          <table:table-cell office:value-type="float" office:value="25.6739294528961" calcext:value-type="float">
            <text:p>25.6739294528961</text:p>
          </table:table-cell>
          <table:table-cell office:value-type="float" office:value="7.05997389554977" calcext:value-type="float">
            <text:p>7.0599738955497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3911566795557" calcext:value-type="float">
            <text:p>0.98391156679555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6787778695293" calcext:value-type="float">
            <text:p>0.98678777869529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3511953833471" calcext:value-type="float">
            <text:p>0.983511953833471</text:p>
          </table:table-cell>
          <table:table-cell office:value-type="float" office:value="1.46464308309549" calcext:value-type="float">
            <text:p>1.46464308309549</text:p>
          </table:table-cell>
          <table:table-cell office:value-type="float" office:value="0.592800501386629" calcext:value-type="float">
            <text:p>0.592800501386629</text:p>
          </table:table-cell>
          <table:table-cell office:value-type="float" office:value="0.010213413684522" calcext:value-type="float">
            <text:p>0.010213413684522</text:p>
          </table:table-cell>
          <table:table-cell office:value-type="float" office:value="0.00169551294308184" calcext:value-type="float">
            <text:p>0.001695512943082</text:p>
          </table:table-cell>
        </table:table-row>
        <table:table-row table:style-name="ro1">
          <table:table-cell office:value-type="float" office:value="24.9707510471344" calcext:value-type="float">
            <text:p>24.9707510471344</text:p>
          </table:table-cell>
          <table:table-cell office:value-type="float" office:value="7.01596057415009" calcext:value-type="float">
            <text:p>7.0159605741500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599223826394" calcext:value-type="float">
            <text:p>0.97359922382639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14225891119674" calcext:value-type="float">
            <text:p>1.14225891119674</text:p>
          </table:table-cell>
          <table:table-cell office:value-type="float" office:value="0.578516471646369" calcext:value-type="float">
            <text:p>0.578516471646369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54820214330658" calcext:value-type="float">
            <text:p>0.004548202143307</text:p>
          </table:table-cell>
        </table:table-row>
        <table:table-row table:style-name="ro1">
          <table:table-cell office:value-type="float" office:value="25.2326213717461" calcext:value-type="float">
            <text:p>25.2326213717461</text:p>
          </table:table-cell>
          <table:table-cell office:value-type="float" office:value="7.03492361307144" calcext:value-type="float">
            <text:p>7.0349236130714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599223826394" calcext:value-type="float">
            <text:p>0.97359922382639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55955130370347" calcext:value-type="float">
            <text:p>1.55955130370347</text:p>
          </table:table-cell>
          <table:table-cell office:value-type="float" office:value="0.519071258795615" calcext:value-type="float">
            <text:p>0.519071258795615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54820214330658" calcext:value-type="float">
            <text:p>0.004548202143307</text:p>
          </table:table-cell>
        </table:table-row>
        <table:table-row table:style-name="ro1">
          <table:table-cell office:value-type="float" office:value="24.910564661026" calcext:value-type="float">
            <text:p>24.910564661026</text:p>
          </table:table-cell>
          <table:table-cell office:value-type="float" office:value="7.23843890428543" calcext:value-type="float">
            <text:p>7.2384389042854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599223826394" calcext:value-type="float">
            <text:p>0.97359922382639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38497711689272" calcext:value-type="float">
            <text:p>1.38497711689272</text:p>
          </table:table-cell>
          <table:table-cell office:value-type="float" office:value="0.688207816295691" calcext:value-type="float">
            <text:p>0.688207816295691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54820214330658" calcext:value-type="float">
            <text:p>0.004548202143307</text:p>
          </table:table-cell>
        </table:table-row>
        <table:table-row table:style-name="ro1">
          <table:table-cell office:value-type="float" office:value="24.8564079403877" calcext:value-type="float">
            <text:p>24.8564079403877</text:p>
          </table:table-cell>
          <table:table-cell office:value-type="float" office:value="7.02018332481384" calcext:value-type="float">
            <text:p>7.0201833248138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1.27348511463869" calcext:value-type="float">
            <text:p>1.27348511463869</text:p>
          </table:table-cell>
          <table:table-cell office:value-type="float" office:value="0.773170855280518" calcext:value-type="float">
            <text:p>0.773170855280518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27.7999007701874" calcext:value-type="float">
            <text:p>27.7999007701874</text:p>
          </table:table-cell>
          <table:table-cell office:value-type="float" office:value="7.22263771295548" calcext:value-type="float">
            <text:p>7.2226377129554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1.48701295418994" calcext:value-type="float">
            <text:p>1.48701295418994</text:p>
          </table:table-cell>
          <table:table-cell office:value-type="float" office:value="0.441624409158649" calcext:value-type="float">
            <text:p>0.441624409158649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24.0193654298782" calcext:value-type="float">
            <text:p>24.0193654298782</text:p>
          </table:table-cell>
          <table:table-cell office:value-type="float" office:value="7.07461631298065" calcext:value-type="float">
            <text:p>7.0746163129806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480496897832268" calcext:value-type="float">
            <text:p>0.480496897832268</text:p>
          </table:table-cell>
          <table:table-cell office:value-type="float" office:value="0.80246740250809" calcext:value-type="float">
            <text:p>0.80246740250809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3.8361585140228" calcext:value-type="float">
            <text:p>23.8361585140228</text:p>
          </table:table-cell>
          <table:table-cell office:value-type="float" office:value="7.33075529336929" calcext:value-type="float">
            <text:p>7.3307552933692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51675777402408" calcext:value-type="float">
            <text:p>0.951675777402408</text:p>
          </table:table-cell>
          <table:table-cell office:value-type="float" office:value="0.772863264039158" calcext:value-type="float">
            <text:p>0.772863264039158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3.6416929960251" calcext:value-type="float">
            <text:p>23.6416929960251</text:p>
          </table:table-cell>
          <table:table-cell office:value-type="float" office:value="7.70839297771454" calcext:value-type="float">
            <text:p>7.7083929777145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45557373177221" calcext:value-type="float">
            <text:p>1.45557373177221</text:p>
          </table:table-cell>
          <table:table-cell office:value-type="float" office:value="0.402183267564419" calcext:value-type="float">
            <text:p>0.402183267564419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3.2417380213737" calcext:value-type="float">
            <text:p>23.2417380213737</text:p>
          </table:table-cell>
          <table:table-cell office:value-type="float" office:value="7.7377564907074" calcext:value-type="float">
            <text:p>7.737756490707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261138889059259" calcext:value-type="float">
            <text:p>0.261138889059259</text:p>
          </table:table-cell>
          <table:table-cell office:value-type="float" office:value="0.382127818570212" calcext:value-type="float">
            <text:p>0.382127818570212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3.8881017565727" calcext:value-type="float">
            <text:p>23.8881017565727</text:p>
          </table:table-cell>
          <table:table-cell office:value-type="float" office:value="7.0317006111145" calcext:value-type="float">
            <text:p>7.031700611114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1022104905674" calcext:value-type="float">
            <text:p>1.21022104905674</text:p>
          </table:table-cell>
          <table:table-cell office:value-type="float" office:value="0.650746502922233" calcext:value-type="float">
            <text:p>0.650746502922233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3.8849415779114" calcext:value-type="float">
            <text:p>23.8849415779114</text:p>
          </table:table-cell>
          <table:table-cell office:value-type="float" office:value="7.21443653106689" calcext:value-type="float">
            <text:p>7.2144365310668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760781800706402" calcext:value-type="float">
            <text:p>0.760781800706402</text:p>
          </table:table-cell>
          <table:table-cell office:value-type="float" office:value="0.551530760698806" calcext:value-type="float">
            <text:p>0.551530760698806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4.5847941040993" calcext:value-type="float">
            <text:p>24.5847941040993</text:p>
          </table:table-cell>
          <table:table-cell office:value-type="float" office:value="7.22971475124359" calcext:value-type="float">
            <text:p>7.2297147512435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695063289159667" calcext:value-type="float">
            <text:p>0.695063289159667</text:p>
          </table:table-cell>
          <table:table-cell office:value-type="float" office:value="0.810841156124982" calcext:value-type="float">
            <text:p>0.81084115612498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3.8842856884003" calcext:value-type="float">
            <text:p>23.8842856884003</text:p>
          </table:table-cell>
          <table:table-cell office:value-type="float" office:value="7.13715666532517" calcext:value-type="float">
            <text:p>7.1371566653251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2118635726631" calcext:value-type="float">
            <text:p>1.22118635726631</text:p>
          </table:table-cell>
          <table:table-cell office:value-type="float" office:value="0.710846783162617" calcext:value-type="float">
            <text:p>0.710846783162617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3.9402930140495" calcext:value-type="float">
            <text:p>23.9402930140495</text:p>
          </table:table-cell>
          <table:table-cell office:value-type="float" office:value="10.3917927742004" calcext:value-type="float">
            <text:p>10.391792774200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8703791323384" calcext:value-type="float">
            <text:p>0.98703791323384</text:p>
          </table:table-cell>
          <table:table-cell office:value-type="float" office:value="0.514768784168307" calcext:value-type="float">
            <text:p>0.514768784168307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4.2066659927368" calcext:value-type="float">
            <text:p>24.2066659927368</text:p>
          </table:table-cell>
          <table:table-cell office:value-type="float" office:value="7.79718261957169" calcext:value-type="float">
            <text:p>7.7971826195716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690341432082723" calcext:value-type="float">
            <text:p>0.690341432082723</text:p>
          </table:table-cell>
          <table:table-cell office:value-type="float" office:value="0.483248771015436" calcext:value-type="float">
            <text:p>0.483248771015436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4.0677083730698" calcext:value-type="float">
            <text:p>24.0677083730698</text:p>
          </table:table-cell>
          <table:table-cell office:value-type="float" office:value="7.54476720094681" calcext:value-type="float">
            <text:p>7.54476720094681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9274435015102" calcext:value-type="float">
            <text:p>0.989274435015102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1.2379048189292" calcext:value-type="float">
            <text:p>1.2379048189292</text:p>
          </table:table-cell>
          <table:table-cell office:value-type="float" office:value="0.606241541009213" calcext:value-type="float">
            <text:p>0.606241541009213</text:p>
          </table:table-cell>
          <table:table-cell office:value-type="float" office:value="0.00877427723290679" calcext:value-type="float">
            <text:p>0.008774277232907</text:p>
          </table:table-cell>
          <table:table-cell office:value-type="float" office:value="0.00225809279101525" calcext:value-type="float">
            <text:p>0.002258092791015</text:p>
          </table:table-cell>
        </table:table-row>
        <table:table-row table:style-name="ro1">
          <table:table-cell office:value-type="float" office:value="24.0282707214355" calcext:value-type="float">
            <text:p>24.0282707214355</text:p>
          </table:table-cell>
          <table:table-cell office:value-type="float" office:value="7.5891580581665" calcext:value-type="float">
            <text:p>7.589158058166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7829518921565" calcext:value-type="float">
            <text:p>0.987829518921565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88439306358382" calcext:value-type="float">
            <text:p>0.98843930635838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0.964823847968679" calcext:value-type="float">
            <text:p>0.964823847968679</text:p>
          </table:table-cell>
          <table:table-cell office:value-type="float" office:value="0.489859772832717" calcext:value-type="float">
            <text:p>0.489859772832717</text:p>
          </table:table-cell>
          <table:table-cell office:value-type="float" office:value="0.00836138460755618" calcext:value-type="float">
            <text:p>0.008361384607556</text:p>
          </table:table-cell>
          <table:table-cell office:value-type="float" office:value="0.00236270867084134" calcext:value-type="float">
            <text:p>0.002362708670841</text:p>
          </table:table-cell>
        </table:table-row>
        <table:table-row table:style-name="ro1">
          <table:table-cell office:value-type="float" office:value="24.9302620887756" calcext:value-type="float">
            <text:p>24.9302620887756</text:p>
          </table:table-cell>
          <table:table-cell office:value-type="float" office:value="7.0853688120842" calcext:value-type="float">
            <text:p>7.085368812084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7211387521144" calcext:value-type="float">
            <text:p>0.98721138752114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88458367683429" calcext:value-type="float">
            <text:p>0.988458367683429</text:p>
          </table:table-cell>
          <table:table-cell office:value-type="float" office:value="1.31363238275063" calcext:value-type="float">
            <text:p>1.31363238275063</text:p>
          </table:table-cell>
          <table:table-cell office:value-type="float" office:value="0.720640412694193" calcext:value-type="float">
            <text:p>0.720640412694193</text:p>
          </table:table-cell>
          <table:table-cell office:value-type="float" office:value="0.00906216701158657" calcext:value-type="float">
            <text:p>0.009062167011587</text:p>
          </table:table-cell>
          <table:table-cell office:value-type="float" office:value="0.00188965504429897" calcext:value-type="float">
            <text:p>0.001889655044299</text:p>
          </table:table-cell>
        </table:table-row>
        <table:table-row table:style-name="ro1">
          <table:table-cell office:value-type="float" office:value="25.9572755694389" calcext:value-type="float">
            <text:p>25.9572755694389</text:p>
          </table:table-cell>
          <table:table-cell office:value-type="float" office:value="7.25663733482361" calcext:value-type="float">
            <text:p>7.2566373348236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7211387521144" calcext:value-type="float">
            <text:p>0.98721138752114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88458367683429" calcext:value-type="float">
            <text:p>0.988458367683429</text:p>
          </table:table-cell>
          <table:table-cell office:value-type="float" office:value="1.16566195973894" calcext:value-type="float">
            <text:p>1.16566195973894</text:p>
          </table:table-cell>
          <table:table-cell office:value-type="float" office:value="0.492967656540887" calcext:value-type="float">
            <text:p>0.492967656540887</text:p>
          </table:table-cell>
          <table:table-cell office:value-type="float" office:value="0.0111298143584757" calcext:value-type="float">
            <text:p>0.011129814358476</text:p>
          </table:table-cell>
          <table:table-cell office:value-type="float" office:value="0.0022208823645766" calcext:value-type="float">
            <text:p>0.002220882364577</text:p>
          </table:table-cell>
        </table:table-row>
        <table:table-row table:style-name="ro1">
          <table:table-cell office:value-type="float" office:value="28.0368515253067" calcext:value-type="float">
            <text:p>28.0368515253067</text:p>
          </table:table-cell>
          <table:table-cell office:value-type="float" office:value="6.92068648338318" calcext:value-type="float">
            <text:p>6.9206864833831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87623758725288" calcext:value-type="float">
            <text:p>0.987623758725288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1.96873240709893" calcext:value-type="float">
            <text:p>1.96873240709893</text:p>
          </table:table-cell>
          <table:table-cell office:value-type="float" office:value="1.18399439514733" calcext:value-type="float">
            <text:p>1.18399439514733</text:p>
          </table:table-cell>
          <table:table-cell office:value-type="float" office:value="0.00911351090502831" calcext:value-type="float">
            <text:p>0.009113510905028</text:p>
          </table:table-cell>
          <table:table-cell office:value-type="float" office:value="0.00202103784813102" calcext:value-type="float">
            <text:p>0.002021037848131</text:p>
          </table:table-cell>
        </table:table-row>
        <table:table-row table:style-name="ro1">
          <table:table-cell office:value-type="float" office:value="25.3602512478828" calcext:value-type="float">
            <text:p>25.3602512478828</text:p>
          </table:table-cell>
          <table:table-cell office:value-type="float" office:value="7.27892887592316" calcext:value-type="float">
            <text:p>7.2789288759231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33540489735041" calcext:value-type="float">
            <text:p>1.33540489735041</text:p>
          </table:table-cell>
          <table:table-cell office:value-type="float" office:value="0.44096245081086" calcext:value-type="float">
            <text:p>0.44096245081086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24.776328265667" calcext:value-type="float">
            <text:p>24.776328265667</text:p>
          </table:table-cell>
          <table:table-cell office:value-type="float" office:value="7.127436876297" calcext:value-type="float">
            <text:p>7.12743687629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0.722010353753699" calcext:value-type="float">
            <text:p>0.722010353753699</text:p>
          </table:table-cell>
          <table:table-cell office:value-type="float" office:value="0.790438333849966" calcext:value-type="float">
            <text:p>0.790438333849966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24.2407687902451" calcext:value-type="float">
            <text:p>24.2407687902451</text:p>
          </table:table-cell>
          <table:table-cell office:value-type="float" office:value="7.7033234834671" calcext:value-type="float">
            <text:p>7.703323483467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06847009726612" calcext:value-type="float">
            <text:p>1.06847009726612</text:p>
          </table:table-cell>
          <table:table-cell office:value-type="float" office:value="0.432885839871302" calcext:value-type="float">
            <text:p>0.432885839871302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24.1354857087135" calcext:value-type="float">
            <text:p>24.1354857087135</text:p>
          </table:table-cell>
          <table:table-cell office:value-type="float" office:value="7.80353212356567" calcext:value-type="float">
            <text:p>7.8035321235656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1.08916418277209" calcext:value-type="float">
            <text:p>1.08916418277209</text:p>
          </table:table-cell>
          <table:table-cell office:value-type="float" office:value="0.406310168833982" calcext:value-type="float">
            <text:p>0.406310168833982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23.7489401102066" calcext:value-type="float">
            <text:p>23.7489401102066</text:p>
          </table:table-cell>
          <table:table-cell office:value-type="float" office:value="7.76155954599381" calcext:value-type="float">
            <text:p>7.7615595459938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1.08050393198421" calcext:value-type="float">
            <text:p>1.08050393198421</text:p>
          </table:table-cell>
          <table:table-cell office:value-type="float" office:value="0.580435072036298" calcext:value-type="float">
            <text:p>0.580435072036298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23.6142936348915" calcext:value-type="float">
            <text:p>23.6142936348915</text:p>
          </table:table-cell>
          <table:table-cell office:value-type="float" office:value="7.86883932352066" calcext:value-type="float">
            <text:p>7.8688393235206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01322217325674" calcext:value-type="float">
            <text:p>1.01322217325674</text:p>
          </table:table-cell>
          <table:table-cell office:value-type="float" office:value="0.606318917369012" calcext:value-type="float">
            <text:p>0.606318917369012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3.6512205004692" calcext:value-type="float">
            <text:p>23.6512205004692</text:p>
          </table:table-cell>
          <table:table-cell office:value-type="float" office:value="8.42737054824829" calcext:value-type="float">
            <text:p>8.4273705482482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786226591021639" calcext:value-type="float">
            <text:p>0.786226591021639</text:p>
          </table:table-cell>
          <table:table-cell office:value-type="float" office:value="0.398338853564353" calcext:value-type="float">
            <text:p>0.398338853564353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51.6909447312355" calcext:value-type="float">
            <text:p>51.6909447312355</text:p>
          </table:table-cell>
          <table:table-cell office:value-type="float" office:value="15.4651371240616" calcext:value-type="float">
            <text:p>15.465137124061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47480135294139" calcext:value-type="float">
            <text:p>1.47480135294139</text:p>
          </table:table-cell>
          <table:table-cell office:value-type="float" office:value="0.859591691165772" calcext:value-type="float">
            <text:p>0.859591691165772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1.5967065095901" calcext:value-type="float">
            <text:p>31.5967065095901</text:p>
          </table:table-cell>
          <table:table-cell office:value-type="float" office:value="8.8611586689949" calcext:value-type="float">
            <text:p>8.861158668994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68912821082745" calcext:value-type="float">
            <text:p>3.68912821082745</text:p>
          </table:table-cell>
          <table:table-cell office:value-type="float" office:value="1.14274717115198" calcext:value-type="float">
            <text:p>1.14274717115198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6.7834960818291" calcext:value-type="float">
            <text:p>26.7834960818291</text:p>
          </table:table-cell>
          <table:table-cell office:value-type="float" office:value="7.62544393539429" calcext:value-type="float">
            <text:p>7.6254439353942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36457806337994" calcext:value-type="float">
            <text:p>2.36457806337994</text:p>
          </table:table-cell>
          <table:table-cell office:value-type="float" office:value="1.62558453466333" calcext:value-type="float">
            <text:p>1.62558453466333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5.4023590683937" calcext:value-type="float">
            <text:p>25.4023590683937</text:p>
          </table:table-cell>
          <table:table-cell office:value-type="float" office:value="7.82481616735458" calcext:value-type="float">
            <text:p>7.8248161673545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3922812085719" calcext:value-type="float">
            <text:p>2.3922812085719</text:p>
          </table:table-cell>
          <table:table-cell office:value-type="float" office:value="1.16951755209407" calcext:value-type="float">
            <text:p>1.16951755209407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0.266027867794" calcext:value-type="float">
            <text:p>30.266027867794</text:p>
          </table:table-cell>
          <table:table-cell office:value-type="float" office:value="8.36291617155075" calcext:value-type="float">
            <text:p>8.3629161715507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92127670547409" calcext:value-type="float">
            <text:p>1.92127670547409</text:p>
          </table:table-cell>
          <table:table-cell office:value-type="float" office:value="0.833132267220688" calcext:value-type="float">
            <text:p>0.833132267220688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8.7516267895699" calcext:value-type="float">
            <text:p>28.7516267895699</text:p>
          </table:table-cell>
          <table:table-cell office:value-type="float" office:value="6.96962761878967" calcext:value-type="float">
            <text:p>6.9696276187896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9432571764257" calcext:value-type="float">
            <text:p>0.99432571764257</text:p>
          </table:table-cell>
          <table:table-cell office:value-type="float" office:value="1.03285666998828" calcext:value-type="float">
            <text:p>1.03285666998828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5.4496732950211" calcext:value-type="float">
            <text:p>25.4496732950211</text:p>
          </table:table-cell>
          <table:table-cell office:value-type="float" office:value="7.87350416183472" calcext:value-type="float">
            <text:p>7.8735041618347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4581792532816" calcext:value-type="float">
            <text:p>2.4581792532816</text:p>
          </table:table-cell>
          <table:table-cell office:value-type="float" office:value="0.941165860967412" calcext:value-type="float">
            <text:p>0.94116586096741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4.8790445923805" calcext:value-type="float">
            <text:p>24.8790445923805</text:p>
          </table:table-cell>
          <table:table-cell office:value-type="float" office:value="7.23481202125549" calcext:value-type="float">
            <text:p>7.2348120212554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29382167282181" calcext:value-type="float">
            <text:p>2.29382167282181</text:p>
          </table:table-cell>
          <table:table-cell office:value-type="float" office:value="0.935523213589311" calcext:value-type="float">
            <text:p>0.935523213589311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6.2344994544983" calcext:value-type="float">
            <text:p>26.2344994544983</text:p>
          </table:table-cell>
          <table:table-cell office:value-type="float" office:value="7.18393301963806" calcext:value-type="float">
            <text:p>7.1839330196380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2574765890632" calcext:value-type="float">
            <text:p>0.992574765890632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2.03429156678395" calcext:value-type="float">
            <text:p>2.03429156678395</text:p>
          </table:table-cell>
          <table:table-cell office:value-type="float" office:value="0.774411306264892" calcext:value-type="float">
            <text:p>0.774411306264892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154195264712373" calcext:value-type="float">
            <text:p>0.001541952647124</text:p>
          </table:table-cell>
        </table:table-row>
        <table:table-row table:style-name="ro1">
          <table:table-cell office:value-type="float" office:value="26.7934145927429" calcext:value-type="float">
            <text:p>26.7934145927429</text:p>
          </table:table-cell>
          <table:table-cell office:value-type="float" office:value="6.9295317530632" calcext:value-type="float">
            <text:p>6.929531753063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0717819254598" calcext:value-type="float">
            <text:p>0.990717819254598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2.39982761879901" calcext:value-type="float">
            <text:p>2.39982761879901</text:p>
          </table:table-cell>
          <table:table-cell office:value-type="float" office:value="1.14006629824866" calcext:value-type="float">
            <text:p>1.14006629824866</text:p>
          </table:table-cell>
          <table:table-cell office:value-type="float" office:value="0.00970517045485601" calcext:value-type="float">
            <text:p>0.009705170454856</text:p>
          </table:table-cell>
          <table:table-cell office:value-type="float" office:value="0.00205236911200072" calcext:value-type="float">
            <text:p>0.002052369112001</text:p>
          </table:table-cell>
        </table:table-row>
        <table:table-row table:style-name="ro1">
          <table:table-cell office:value-type="float" office:value="26.5597539544106" calcext:value-type="float">
            <text:p>26.5597539544106</text:p>
          </table:table-cell>
          <table:table-cell office:value-type="float" office:value="7.37571251392365" calcext:value-type="float">
            <text:p>7.3757125139236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8655112422286" calcext:value-type="float">
            <text:p>0.988655112422286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0916597853014" calcext:value-type="float">
            <text:p>0.990916597853014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2.29977126918222" calcext:value-type="float">
            <text:p>2.29977126918222</text:p>
          </table:table-cell>
          <table:table-cell office:value-type="float" office:value="1.05349221808232" calcext:value-type="float">
            <text:p>1.05349221808232</text:p>
          </table:table-cell>
          <table:table-cell office:value-type="float" office:value="0.00970517045485601" calcext:value-type="float">
            <text:p>0.009705170454856</text:p>
          </table:table-cell>
          <table:table-cell office:value-type="float" office:value="0.00228765498368891" calcext:value-type="float">
            <text:p>0.002287654983689</text:p>
          </table:table-cell>
        </table:table-row>
        <table:table-row table:style-name="ro1">
          <table:table-cell office:value-type="float" office:value="26.5366152524948" calcext:value-type="float">
            <text:p>26.5366152524948</text:p>
          </table:table-cell>
          <table:table-cell office:value-type="float" office:value="8.232257604599" calcext:value-type="float">
            <text:p>8.23225760459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89067994057216" calcext:value-type="float">
            <text:p>0.989067994057216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2.32457838968186" calcext:value-type="float">
            <text:p>2.32457838968186</text:p>
          </table:table-cell>
          <table:table-cell office:value-type="float" office:value="2.61002332087781" calcext:value-type="float">
            <text:p>2.61002332087781</text:p>
          </table:table-cell>
          <table:table-cell office:value-type="float" office:value="0.0108040413493111" calcext:value-type="float">
            <text:p>0.010804041349311</text:p>
          </table:table-cell>
          <table:table-cell office:value-type="float" office:value="0.00196645147819632" calcext:value-type="float">
            <text:p>0.001966451478196</text:p>
          </table:table-cell>
        </table:table-row>
        <table:table-row table:style-name="ro1">
          <table:table-cell office:value-type="float" office:value="35.3976296186447" calcext:value-type="float">
            <text:p>35.3976296186447</text:p>
          </table:table-cell>
          <table:table-cell office:value-type="float" office:value="7.97150903940201" calcext:value-type="float">
            <text:p>7.9715090394020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9893076565467" calcext:value-type="float">
            <text:p>0.98989307656546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6" calcext:value-type="float">
            <text:p>17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2.59720546961723" calcext:value-type="float">
            <text:p>2.59720546961723</text:p>
          </table:table-cell>
          <table:table-cell office:value-type="float" office:value="2.03133411318679" calcext:value-type="float">
            <text:p>2.03133411318679</text:p>
          </table:table-cell>
          <table:table-cell office:value-type="float" office:value="0.00969215449863001" calcext:value-type="float">
            <text:p>0.00969215449863</text:p>
          </table:table-cell>
          <table:table-cell office:value-type="float" office:value="0.00147121445270482" calcext:value-type="float">
            <text:p>0.001471214452705</text:p>
          </table:table-cell>
        </table:table-row>
        <table:table-row table:style-name="ro1">
          <table:table-cell office:value-type="float" office:value="34.7124248743057" calcext:value-type="float">
            <text:p>34.7124248743057</text:p>
          </table:table-cell>
          <table:table-cell office:value-type="float" office:value="8.12318950891495" calcext:value-type="float">
            <text:p>8.1231895089149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4.78223904134335" calcext:value-type="float">
            <text:p>4.78223904134335</text:p>
          </table:table-cell>
          <table:table-cell office:value-type="float" office:value="2.6808363276979" calcext:value-type="float">
            <text:p>2.6808363276979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1.6569948792458" calcext:value-type="float">
            <text:p>31.6569948792458</text:p>
          </table:table-cell>
          <table:table-cell office:value-type="float" office:value="9.76315259933472" calcext:value-type="float">
            <text:p>9.7631525993347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87542976159054" calcext:value-type="float">
            <text:p>1.87542976159054</text:p>
          </table:table-cell>
          <table:table-cell office:value-type="float" office:value="2.10049238513125" calcext:value-type="float">
            <text:p>2.10049238513125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4.447917163372" calcext:value-type="float">
            <text:p>34.447917163372</text:p>
          </table:table-cell>
          <table:table-cell office:value-type="float" office:value="7.99934160709381" calcext:value-type="float">
            <text:p>7.9993416070938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53172711616702" calcext:value-type="float">
            <text:p>1.53172711616702</text:p>
          </table:table-cell>
          <table:table-cell office:value-type="float" office:value="1.56143425757501" calcext:value-type="float">
            <text:p>1.56143425757501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2.7590166330337" calcext:value-type="float">
            <text:p>32.7590166330337</text:p>
          </table:table-cell>
          <table:table-cell office:value-type="float" office:value="7.52901262044907" calcext:value-type="float">
            <text:p>7.5290126204490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0.963919450200613" calcext:value-type="float">
            <text:p>0.963919450200613</text:p>
          </table:table-cell>
          <table:table-cell office:value-type="float" office:value="0.512248930934181" calcext:value-type="float">
            <text:p>0.512248930934181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26.4698071479797" calcext:value-type="float">
            <text:p>26.4698071479797</text:p>
          </table:table-cell>
          <table:table-cell office:value-type="float" office:value="8.70888328552246" calcext:value-type="float">
            <text:p>8.7088832855224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1.96321859623875" calcext:value-type="float">
            <text:p>1.96321859623875</text:p>
          </table:table-cell>
          <table:table-cell office:value-type="float" office:value="1.53441414593591" calcext:value-type="float">
            <text:p>1.53441414593591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39.8634902238846" calcext:value-type="float">
            <text:p>39.8634902238846</text:p>
          </table:table-cell>
          <table:table-cell office:value-type="float" office:value="9.36213654279709" calcext:value-type="float">
            <text:p>9.3621365427970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36064282022678" calcext:value-type="float">
            <text:p>2.36064282022678</text:p>
          </table:table-cell>
          <table:table-cell office:value-type="float" office:value="1.69082574204253" calcext:value-type="float">
            <text:p>1.69082574204253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6.1682797670364" calcext:value-type="float">
            <text:p>36.1682797670364</text:p>
          </table:table-cell>
          <table:table-cell office:value-type="float" office:value="10.7231224775314" calcext:value-type="float">
            <text:p>10.723122477531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3131614175067" calcext:value-type="float">
            <text:p>1.23131614175067</text:p>
          </table:table-cell>
          <table:table-cell office:value-type="float" office:value="0.565731823506195" calcext:value-type="float">
            <text:p>0.565731823506195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6.7969157099724" calcext:value-type="float">
            <text:p>26.7969157099724</text:p>
          </table:table-cell>
          <table:table-cell office:value-type="float" office:value="7.10317981243134" calcext:value-type="float">
            <text:p>7.1031798124313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54734365838227" calcext:value-type="float">
            <text:p>1.54734365838227</text:p>
          </table:table-cell>
          <table:table-cell office:value-type="float" office:value="0.849161952915097" calcext:value-type="float">
            <text:p>0.849161952915097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7.6182915568352" calcext:value-type="float">
            <text:p>27.6182915568352</text:p>
          </table:table-cell>
          <table:table-cell office:value-type="float" office:value="7.05157732963562" calcext:value-type="float">
            <text:p>7.0515773296356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737739021717783" calcext:value-type="float">
            <text:p>0.737739021717783</text:p>
          </table:table-cell>
          <table:table-cell office:value-type="float" office:value="0.975052286137598" calcext:value-type="float">
            <text:p>0.975052286137598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5.8504995703697" calcext:value-type="float">
            <text:p>25.8504995703697</text:p>
          </table:table-cell>
          <table:table-cell office:value-type="float" office:value="7.15514647960663" calcext:value-type="float">
            <text:p>7.1551464796066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94396143119196" calcext:value-type="float">
            <text:p>2.94396143119196</text:p>
          </table:table-cell>
          <table:table-cell office:value-type="float" office:value="0.983159842823548" calcext:value-type="float">
            <text:p>0.983159842823548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27.4755048751831" calcext:value-type="float">
            <text:p>27.4755048751831</text:p>
          </table:table-cell>
          <table:table-cell office:value-type="float" office:value="7.75847256183624" calcext:value-type="float">
            <text:p>7.7584725618362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62653835609869" calcext:value-type="float">
            <text:p>1.62653835609869</text:p>
          </table:table-cell>
          <table:table-cell office:value-type="float" office:value="0.924611402762912" calcext:value-type="float">
            <text:p>0.92461140276291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3.7858716845512" calcext:value-type="float">
            <text:p>33.7858716845512</text:p>
          </table:table-cell>
          <table:table-cell office:value-type="float" office:value="7.85740399360657" calcext:value-type="float">
            <text:p>7.8574039936065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59118788933624" calcext:value-type="float">
            <text:p>1.59118788933624</text:p>
          </table:table-cell>
          <table:table-cell office:value-type="float" office:value="1.88703937915706" calcext:value-type="float">
            <text:p>1.88703937915706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1.0862616300583" calcext:value-type="float">
            <text:p>31.0862616300583</text:p>
          </table:table-cell>
          <table:table-cell office:value-type="float" office:value="7.28801190853119" calcext:value-type="float">
            <text:p>7.2880119085311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41644438981825" calcext:value-type="float">
            <text:p>3.41644438981825</text:p>
          </table:table-cell>
          <table:table-cell office:value-type="float" office:value="1.41367178257879" calcext:value-type="float">
            <text:p>1.41367178257879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5.2700574398041" calcext:value-type="float">
            <text:p>25.2700574398041</text:p>
          </table:table-cell>
          <table:table-cell office:value-type="float" office:value="7.73402112722397" calcext:value-type="float">
            <text:p>7.7340211272239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10245675895985" calcext:value-type="float">
            <text:p>2.10245675895985</text:p>
          </table:table-cell>
          <table:table-cell office:value-type="float" office:value="0.532101580348957" calcext:value-type="float">
            <text:p>0.532101580348957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4.2028921246529" calcext:value-type="float">
            <text:p>24.2028921246529</text:p>
          </table:table-cell>
          <table:table-cell office:value-type="float" office:value="8.15128642320633" calcext:value-type="float">
            <text:p>8.1512864232063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50002210231569" calcext:value-type="float">
            <text:p>1.50002210231569</text:p>
          </table:table-cell>
          <table:table-cell office:value-type="float" office:value="0.514951577600202" calcext:value-type="float">
            <text:p>0.51495157760020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24.4884199500084" calcext:value-type="float">
            <text:p>24.4884199500084</text:p>
          </table:table-cell>
          <table:table-cell office:value-type="float" office:value="9.27829396724701" calcext:value-type="float">
            <text:p>9.278293967247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4637132622982" calcext:value-type="float">
            <text:p>0.994637132622982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6589804693275" calcext:value-type="float">
            <text:p>1.6589804693275</text:p>
          </table:table-cell>
          <table:table-cell office:value-type="float" office:value="0.534463667378583" calcext:value-type="float">
            <text:p>0.534463667378583</text:p>
          </table:table-cell>
          <table:table-cell office:value-type="float" office:value="0.00993965751425871" calcext:value-type="float">
            <text:p>0.009939657514259</text:p>
          </table:table-cell>
          <table:table-cell office:value-type="float" office:value="0.00170074496245771" calcext:value-type="float">
            <text:p>0.001700744962458</text:p>
          </table:table-cell>
        </table:table-row>
        <table:table-row table:style-name="ro1">
          <table:table-cell office:value-type="float" office:value="31.85257345438" calcext:value-type="float">
            <text:p>31.85257345438</text:p>
          </table:table-cell>
          <table:table-cell office:value-type="float" office:value="8.92289447784424" calcext:value-type="float">
            <text:p>8.922894477844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2780015656124" calcext:value-type="float">
            <text:p>0.99278001565612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0.59186904570719" calcext:value-type="float">
            <text:p>0.59186904570719</text:p>
          </table:table-cell>
          <table:table-cell office:value-type="float" office:value="0.436202128920383" calcext:value-type="float">
            <text:p>0.436202128920383</text:p>
          </table:table-cell>
          <table:table-cell office:value-type="float" office:value="0.00877260320910099" calcext:value-type="float">
            <text:p>0.008772603209101</text:p>
          </table:table-cell>
          <table:table-cell office:value-type="float" office:value="0.0021345199038701" calcext:value-type="float">
            <text:p>0.00213451990387</text:p>
          </table:table-cell>
        </table:table-row>
        <table:table-row table:style-name="ro1">
          <table:table-cell office:value-type="float" office:value="24.4573448896408" calcext:value-type="float">
            <text:p>24.4573448896408</text:p>
          </table:table-cell>
          <table:table-cell office:value-type="float" office:value="8.26550400257111" calcext:value-type="float">
            <text:p>8.2655040025711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1954932867031" calcext:value-type="float">
            <text:p>0.9919549328670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1.56275786640803" calcext:value-type="float">
            <text:p>1.56275786640803</text:p>
          </table:table-cell>
          <table:table-cell office:value-type="float" office:value="0.141030210708298" calcext:value-type="float">
            <text:p>0.141030210708298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236181321595893" calcext:value-type="float">
            <text:p>0.002361813215959</text:p>
          </table:table-cell>
        </table:table-row>
        <table:table-row table:style-name="ro1">
          <table:table-cell office:value-type="float" office:value="27.3347100019455" calcext:value-type="float">
            <text:p>27.3347100019455</text:p>
          </table:table-cell>
          <table:table-cell office:value-type="float" office:value="8.19853204488754" calcext:value-type="float">
            <text:p>8.1985320448875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2161543594056" calcext:value-type="float">
            <text:p>0.992161543594056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0.930050912304086" calcext:value-type="float">
            <text:p>0.930050912304086</text:p>
          </table:table-cell>
          <table:table-cell office:value-type="float" office:value="0.428753832245076" calcext:value-type="float">
            <text:p>0.428753832245076</text:p>
          </table:table-cell>
          <table:table-cell office:value-type="float" office:value="0.0108040413493111" calcext:value-type="float">
            <text:p>0.010804041349311</text:p>
          </table:table-cell>
          <table:table-cell office:value-type="float" office:value="0.000923618264401168" calcext:value-type="float">
            <text:p>0.000923618264401</text:p>
          </table:table-cell>
        </table:table-row>
        <table:table-row table:style-name="ro1">
          <table:table-cell office:value-type="float" office:value="26.9718863964081" calcext:value-type="float">
            <text:p>26.9718863964081</text:p>
          </table:table-cell>
          <table:table-cell office:value-type="float" office:value="7.31002885103226" calcext:value-type="float">
            <text:p>7.3100288510322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1749172389912" calcext:value-type="float">
            <text:p>0.991749172389912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1.24999461620055" calcext:value-type="float">
            <text:p>1.24999461620055</text:p>
          </table:table-cell>
          <table:table-cell office:value-type="float" office:value="0.608564852087844" calcext:value-type="float">
            <text:p>0.608564852087844</text:p>
          </table:table-cell>
          <table:table-cell office:value-type="float" office:value="0.00929065101643055" calcext:value-type="float">
            <text:p>0.009290651016431</text:p>
          </table:table-cell>
          <table:table-cell office:value-type="float" office:value="0.000825091354745807" calcext:value-type="float">
            <text:p>0.000825091354746</text:p>
          </table:table-cell>
        </table:table-row>
        <table:table-row table:style-name="ro1">
          <table:table-cell office:value-type="float" office:value="29.1711443066597" calcext:value-type="float">
            <text:p>29.1711443066597</text:p>
          </table:table-cell>
          <table:table-cell office:value-type="float" office:value="8.66802656650543" calcext:value-type="float">
            <text:p>8.6680265665054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2.39231401569561" calcext:value-type="float">
            <text:p>2.39231401569561</text:p>
          </table:table-cell>
          <table:table-cell office:value-type="float" office:value="0.36854504815037" calcext:value-type="float">
            <text:p>0.36854504815037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6.4702351093292" calcext:value-type="float">
            <text:p>36.4702351093292</text:p>
          </table:table-cell>
          <table:table-cell office:value-type="float" office:value="8.87437850236893" calcext:value-type="float">
            <text:p>8.8743785023689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3.78428065943823" calcext:value-type="float">
            <text:p>3.78428065943823</text:p>
          </table:table-cell>
          <table:table-cell office:value-type="float" office:value="1.34208737043024" calcext:value-type="float">
            <text:p>1.34208737043024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6.075267970562" calcext:value-type="float">
            <text:p>36.075267970562</text:p>
          </table:table-cell>
          <table:table-cell office:value-type="float" office:value="9.11508172750473" calcext:value-type="float">
            <text:p>9.1150817275047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97101092822972" calcext:value-type="float">
            <text:p>1.97101092822972</text:p>
          </table:table-cell>
          <table:table-cell office:value-type="float" office:value="0.805583955698949" calcext:value-type="float">
            <text:p>0.805583955698949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0.0130869150162" calcext:value-type="float">
            <text:p>30.0130869150162</text:p>
          </table:table-cell>
          <table:table-cell office:value-type="float" office:value="9.27122735977173" calcext:value-type="float">
            <text:p>9.2712273597717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3.49547374053214" calcext:value-type="float">
            <text:p>3.49547374053214</text:p>
          </table:table-cell>
          <table:table-cell office:value-type="float" office:value="2.39907597409266" calcext:value-type="float">
            <text:p>2.39907597409266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29.6354873180389" calcext:value-type="float">
            <text:p>29.6354873180389</text:p>
          </table:table-cell>
          <table:table-cell office:value-type="float" office:value="7.86601310968399" calcext:value-type="float">
            <text:p>7.8660131096839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1.16400138970468" calcext:value-type="float">
            <text:p>1.16400138970468</text:p>
          </table:table-cell>
          <table:table-cell office:value-type="float" office:value="1.91503765405104" calcext:value-type="float">
            <text:p>1.91503765405104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35.2796199321747" calcext:value-type="float">
            <text:p>35.2796199321747</text:p>
          </table:table-cell>
          <table:table-cell office:value-type="float" office:value="7.96412718296051" calcext:value-type="float">
            <text:p>7.9641271829605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17287101617429" calcext:value-type="float">
            <text:p>2.17287101617429</text:p>
          </table:table-cell>
          <table:table-cell office:value-type="float" office:value="1.87163233857331" calcext:value-type="float">
            <text:p>1.87163233857331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7.0313544273376" calcext:value-type="float">
            <text:p>37.0313544273376</text:p>
          </table:table-cell>
          <table:table-cell office:value-type="float" office:value="8.71880912780762" calcext:value-type="float">
            <text:p>8.7188091278076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51335802183061" calcext:value-type="float">
            <text:p>1.51335802183061</text:p>
          </table:table-cell>
          <table:table-cell office:value-type="float" office:value="2.19834200392367" calcext:value-type="float">
            <text:p>2.19834200392367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5.6371219754219" calcext:value-type="float">
            <text:p>35.6371219754219</text:p>
          </table:table-cell>
          <table:table-cell office:value-type="float" office:value="7.68555158376694" calcext:value-type="float">
            <text:p>7.6855515837669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63103152343383" calcext:value-type="float">
            <text:p>2.63103152343383</text:p>
          </table:table-cell>
          <table:table-cell office:value-type="float" office:value="2.11460888992518" calcext:value-type="float">
            <text:p>2.11460888992518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7.6059862375259" calcext:value-type="float">
            <text:p>37.6059862375259</text:p>
          </table:table-cell>
          <table:table-cell office:value-type="float" office:value="7.71940284967423" calcext:value-type="float">
            <text:p>7.7194028496742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6435130063047" calcext:value-type="float">
            <text:p>4.6435130063047</text:p>
          </table:table-cell>
          <table:table-cell office:value-type="float" office:value="2.3018639099659" calcext:value-type="float">
            <text:p>2.3018639099659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5.1998748779297" calcext:value-type="float">
            <text:p>35.1998748779297</text:p>
          </table:table-cell>
          <table:table-cell office:value-type="float" office:value="8.49095356464386" calcext:value-type="float">
            <text:p>8.4909535646438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66509426032625" calcext:value-type="float">
            <text:p>3.66509426032625</text:p>
          </table:table-cell>
          <table:table-cell office:value-type="float" office:value="2.62423167840725" calcext:value-type="float">
            <text:p>2.62423167840725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8.7366314530373" calcext:value-type="float">
            <text:p>38.7366314530373</text:p>
          </table:table-cell>
          <table:table-cell office:value-type="float" office:value="7.38247680664063" calcext:value-type="float">
            <text:p>7.3824768066406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58596636235898" calcext:value-type="float">
            <text:p>4.58596636235898</text:p>
          </table:table-cell>
          <table:table-cell office:value-type="float" office:value="1.96236819040495" calcext:value-type="float">
            <text:p>1.96236819040495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9.7560989260674" calcext:value-type="float">
            <text:p>39.7560989260674</text:p>
          </table:table-cell>
          <table:table-cell office:value-type="float" office:value="7.46285581588745" calcext:value-type="float">
            <text:p>7.4628558158874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51213262443755" calcext:value-type="float">
            <text:p>2.51213262443755</text:p>
          </table:table-cell>
          <table:table-cell office:value-type="float" office:value="2.14983079170495" calcext:value-type="float">
            <text:p>2.14983079170495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8.3625044226646" calcext:value-type="float">
            <text:p>38.3625044226646</text:p>
          </table:table-cell>
          <table:table-cell office:value-type="float" office:value="7.15946578979492" calcext:value-type="float">
            <text:p>7.1594657897949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87912910221718" calcext:value-type="float">
            <text:p>3.87912910221718</text:p>
          </table:table-cell>
          <table:table-cell office:value-type="float" office:value="1.9810388288367" calcext:value-type="float">
            <text:p>1.9810388288367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7.6954562664032" calcext:value-type="float">
            <text:p>37.6954562664032</text:p>
          </table:table-cell>
          <table:table-cell office:value-type="float" office:value="6.32923585176468" calcext:value-type="float">
            <text:p>6.3292358517646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97663582157161" calcext:value-type="float">
            <text:p>2.97663582157161</text:p>
          </table:table-cell>
          <table:table-cell office:value-type="float" office:value="1.09212174914497" calcext:value-type="float">
            <text:p>1.09212174914497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9.6580341458321" calcext:value-type="float">
            <text:p>39.6580341458321</text:p>
          </table:table-cell>
          <table:table-cell office:value-type="float" office:value="5.35042202472687" calcext:value-type="float">
            <text:p>5.3504220247268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65928224807908" calcext:value-type="float">
            <text:p>4.65928224807908</text:p>
          </table:table-cell>
          <table:table-cell office:value-type="float" office:value="1.19022993892045" calcext:value-type="float">
            <text:p>1.19022993892045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2.9767751693726" calcext:value-type="float">
            <text:p>42.9767751693726</text:p>
          </table:table-cell>
          <table:table-cell office:value-type="float" office:value="6.86560040712357" calcext:value-type="float">
            <text:p>6.8656004071235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5874756385358" calcext:value-type="float">
            <text:p>0.995874756385358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4.57865209440232" calcext:value-type="float">
            <text:p>4.57865209440232</text:p>
          </table:table-cell>
          <table:table-cell office:value-type="float" office:value="1.38020425994257" calcext:value-type="float">
            <text:p>1.38020425994257</text:p>
          </table:table-cell>
          <table:table-cell office:value-type="float" office:value="0.0089888357821622" calcext:value-type="float">
            <text:p>0.008988835782162</text:p>
          </table:table-cell>
          <table:table-cell office:value-type="float" office:value="0.00100996145581787" calcext:value-type="float">
            <text:p>0.001009961455818</text:p>
          </table:table-cell>
        </table:table-row>
        <table:table-row table:style-name="ro1">
          <table:table-cell office:value-type="float" office:value="42.7670976519585" calcext:value-type="float">
            <text:p>42.7670976519585</text:p>
          </table:table-cell>
          <table:table-cell office:value-type="float" office:value="5.51384246349335" calcext:value-type="float">
            <text:p>5.5138424634933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4842892819259" calcext:value-type="float">
            <text:p>0.99484289281925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7.00645626371153" calcext:value-type="float">
            <text:p>7.00645626371153</text:p>
          </table:table-cell>
          <table:table-cell office:value-type="float" office:value="1.67679377454875" calcext:value-type="float">
            <text:p>1.67679377454875</text:p>
          </table:table-cell>
          <table:table-cell office:value-type="float" office:value="0.00877260320910099" calcext:value-type="float">
            <text:p>0.008772603209101</text:p>
          </table:table-cell>
          <table:table-cell office:value-type="float" office:value="0.00196794615795489" calcext:value-type="float">
            <text:p>0.001967946157955</text:p>
          </table:table-cell>
        </table:table-row>
        <table:table-row table:style-name="ro1">
          <table:table-cell office:value-type="float" office:value="42.4616146087647" calcext:value-type="float">
            <text:p>42.4616146087647</text:p>
          </table:table-cell>
          <table:table-cell office:value-type="float" office:value="6.83768087625504" calcext:value-type="float">
            <text:p>6.8376808762550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422425070721" calcext:value-type="float">
            <text:p>0.9942242507072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4.00145041010277" calcext:value-type="float">
            <text:p>4.00145041010277</text:p>
          </table:table-cell>
          <table:table-cell office:value-type="float" office:value="2.66354181961049" calcext:value-type="float">
            <text:p>2.66354181961049</text:p>
          </table:table-cell>
          <table:table-cell office:value-type="float" office:value="0.00911512026103453" calcext:value-type="float">
            <text:p>0.009115120261035</text:p>
          </table:table-cell>
          <table:table-cell office:value-type="float" office:value="0.00130500174907022" calcext:value-type="float">
            <text:p>0.00130500174907</text:p>
          </table:table-cell>
        </table:table-row>
        <table:table-row table:style-name="ro1">
          <table:table-cell office:value-type="float" office:value="46.9997333884239" calcext:value-type="float">
            <text:p>46.9997333884239</text:p>
          </table:table-cell>
          <table:table-cell office:value-type="float" office:value="6.20926648378372" calcext:value-type="float">
            <text:p>6.2092664837837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4017809749324" calcext:value-type="float">
            <text:p>0.99401780974932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0987654320988" calcext:value-type="float">
            <text:p>0.920987654320988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6.82224111507309" calcext:value-type="float">
            <text:p>6.82224111507309</text:p>
          </table:table-cell>
          <table:table-cell office:value-type="float" office:value="1.91648902731206" calcext:value-type="float">
            <text:p>1.91648902731206</text:p>
          </table:table-cell>
          <table:table-cell office:value-type="float" office:value="0.0124708180604562" calcext:value-type="float">
            <text:p>0.012470818060456</text:p>
          </table:table-cell>
          <table:table-cell office:value-type="float" office:value="0.00147397408430732" calcext:value-type="float">
            <text:p>0.001473974084307</text:p>
          </table:table-cell>
        </table:table-row>
        <table:table-row table:style-name="ro1">
          <table:table-cell office:value-type="float" office:value="42.1475802659988" calcext:value-type="float">
            <text:p>42.1475802659988</text:p>
          </table:table-cell>
          <table:table-cell office:value-type="float" office:value="5.83522284030914" calcext:value-type="float">
            <text:p>5.8352228403091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2780525806067" calcext:value-type="float">
            <text:p>0.99278052580606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4.81262558913068" calcext:value-type="float">
            <text:p>4.81262558913068</text:p>
          </table:table-cell>
          <table:table-cell office:value-type="float" office:value="1.78652380536365" calcext:value-type="float">
            <text:p>1.78652380536365</text:p>
          </table:table-cell>
          <table:table-cell office:value-type="float" office:value="0.010213413684522" calcext:value-type="float">
            <text:p>0.010213413684522</text:p>
          </table:table-cell>
          <table:table-cell office:value-type="float" office:value="0.00068413108161361" calcext:value-type="float">
            <text:p>0.000684131081614</text:p>
          </table:table-cell>
        </table:table-row>
        <table:table-row table:style-name="ro1">
          <table:table-cell office:value-type="float" office:value="41.7630977034569" calcext:value-type="float">
            <text:p>41.7630977034569</text:p>
          </table:table-cell>
          <table:table-cell office:value-type="float" office:value="7.17716228961945" calcext:value-type="float">
            <text:p>7.1771622896194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3.16201718986995" calcext:value-type="float">
            <text:p>3.16201718986995</text:p>
          </table:table-cell>
          <table:table-cell office:value-type="float" office:value="2.34566852501704" calcext:value-type="float">
            <text:p>2.34566852501704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6.5698646903038" calcext:value-type="float">
            <text:p>36.5698646903038</text:p>
          </table:table-cell>
          <table:table-cell office:value-type="float" office:value="5.55250382423401" calcext:value-type="float">
            <text:p>5.5525038242340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8.64326026928257" calcext:value-type="float">
            <text:p>8.64326026928257</text:p>
          </table:table-cell>
          <table:table-cell office:value-type="float" office:value="2.32848395978914" calcext:value-type="float">
            <text:p>2.32848395978914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1.1095772385597" calcext:value-type="float">
            <text:p>41.1095772385597</text:p>
          </table:table-cell>
          <table:table-cell office:value-type="float" office:value="6.01820367574692" calcext:value-type="float">
            <text:p>6.0182036757469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3.01668811373535" calcext:value-type="float">
            <text:p>3.01668811373535</text:p>
          </table:table-cell>
          <table:table-cell office:value-type="float" office:value="2.41876267140317" calcext:value-type="float">
            <text:p>2.41876267140317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3.4828605651856" calcext:value-type="float">
            <text:p>43.4828605651856</text:p>
          </table:table-cell>
          <table:table-cell office:value-type="float" office:value="6.11540859937668" calcext:value-type="float">
            <text:p>6.1154085993766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5.37212695044568" calcext:value-type="float">
            <text:p>5.37212695044568</text:p>
          </table:table-cell>
          <table:table-cell office:value-type="float" office:value="1.88339098930317" calcext:value-type="float">
            <text:p>1.88339098930317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41.9869467616081" calcext:value-type="float">
            <text:p>41.9869467616081</text:p>
          </table:table-cell>
          <table:table-cell office:value-type="float" office:value="6.55863207578659" calcext:value-type="float">
            <text:p>6.5586320757865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4.05036699210665" calcext:value-type="float">
            <text:p>4.05036699210665</text:p>
          </table:table-cell>
          <table:table-cell office:value-type="float" office:value="1.62345000727803" calcext:value-type="float">
            <text:p>1.62345000727803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39.8807075619698" calcext:value-type="float">
            <text:p>39.8807075619698</text:p>
          </table:table-cell>
          <table:table-cell office:value-type="float" office:value="6.13093388080597" calcext:value-type="float">
            <text:p>6.1309338808059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6.36365751353531" calcext:value-type="float">
            <text:p>6.36365751353531</text:p>
          </table:table-cell>
          <table:table-cell office:value-type="float" office:value="2.42541884753993" calcext:value-type="float">
            <text:p>2.42541884753993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4.1743494272232" calcext:value-type="float">
            <text:p>44.1743494272232</text:p>
          </table:table-cell>
          <table:table-cell office:value-type="float" office:value="6.09840196371079" calcext:value-type="float">
            <text:p>6.0984019637107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5.77200385110469" calcext:value-type="float">
            <text:p>5.77200385110469</text:p>
          </table:table-cell>
          <table:table-cell office:value-type="float" office:value="1.62645708399108" calcext:value-type="float">
            <text:p>1.62645708399108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1.265502512455" calcext:value-type="float">
            <text:p>41.265502512455</text:p>
          </table:table-cell>
          <table:table-cell office:value-type="float" office:value="6.03255575895309" calcext:value-type="float">
            <text:p>6.0325557589530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7.08324156958504" calcext:value-type="float">
            <text:p>7.08324156958504</text:p>
          </table:table-cell>
          <table:table-cell office:value-type="float" office:value="1.54554175009385" calcext:value-type="float">
            <text:p>1.54554175009385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6.2598002552986" calcext:value-type="float">
            <text:p>36.2598002552986</text:p>
          </table:table-cell>
          <table:table-cell office:value-type="float" office:value="5.55207324028015" calcext:value-type="float">
            <text:p>5.5520732402801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7.00591338639505" calcext:value-type="float">
            <text:p>7.00591338639505</text:p>
          </table:table-cell>
          <table:table-cell office:value-type="float" office:value="2.49697863262124" calcext:value-type="float">
            <text:p>2.49697863262124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6.5466844439507" calcext:value-type="float">
            <text:p>36.5466844439507</text:p>
          </table:table-cell>
          <table:table-cell office:value-type="float" office:value="5.77048563957214" calcext:value-type="float">
            <text:p>5.7704856395721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5.19629259281889" calcext:value-type="float">
            <text:p>5.19629259281889</text:p>
          </table:table-cell>
          <table:table-cell office:value-type="float" office:value="2.48509922524982" calcext:value-type="float">
            <text:p>2.48509922524982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8.7423501610756" calcext:value-type="float">
            <text:p>38.7423501610756</text:p>
          </table:table-cell>
          <table:table-cell office:value-type="float" office:value="6.30434775352478" calcext:value-type="float">
            <text:p>6.3043477535247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26157013639062" calcext:value-type="float">
            <text:p>3.26157013639062</text:p>
          </table:table-cell>
          <table:table-cell office:value-type="float" office:value="1.46226739502351" calcext:value-type="float">
            <text:p>1.46226739502351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7.8905935287476" calcext:value-type="float">
            <text:p>37.8905935287476</text:p>
          </table:table-cell>
          <table:table-cell office:value-type="float" office:value="5.74596101045609" calcext:value-type="float">
            <text:p>5.7459610104560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5.05458884185373" calcext:value-type="float">
            <text:p>5.05458884185373</text:p>
          </table:table-cell>
          <table:table-cell office:value-type="float" office:value="1.81797965544527" calcext:value-type="float">
            <text:p>1.81797965544527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3.2769578099251" calcext:value-type="float">
            <text:p>43.2769578099251</text:p>
          </table:table-cell>
          <table:table-cell office:value-type="float" office:value="7.18302416801453" calcext:value-type="float">
            <text:p>7.1830241680145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36652815196954" calcext:value-type="float">
            <text:p>2.36652815196954</text:p>
          </table:table-cell>
          <table:table-cell office:value-type="float" office:value="0.694487396356132" calcext:value-type="float">
            <text:p>0.69448739635613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1.9532904624939" calcext:value-type="float">
            <text:p>41.9532904624939</text:p>
          </table:table-cell>
          <table:table-cell office:value-type="float" office:value="6.45563840866089" calcext:value-type="float">
            <text:p>6.4556384086608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19005103102065" calcext:value-type="float">
            <text:p>3.19005103102065</text:p>
          </table:table-cell>
          <table:table-cell office:value-type="float" office:value="1.90629762593997" calcext:value-type="float">
            <text:p>1.90629762593997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5.3358792066574" calcext:value-type="float">
            <text:p>35.3358792066574</text:p>
          </table:table-cell>
          <table:table-cell office:value-type="float" office:value="5.69969427585602" calcext:value-type="float">
            <text:p>5.6996942758560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61516769442104" calcext:value-type="float">
            <text:p>4.61516769442104</text:p>
          </table:table-cell>
          <table:table-cell office:value-type="float" office:value="1.42563669188131" calcext:value-type="float">
            <text:p>1.42563669188131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5.0453075170517" calcext:value-type="float">
            <text:p>35.0453075170517</text:p>
          </table:table-cell>
          <table:table-cell office:value-type="float" office:value="5.96335029602051" calcext:value-type="float">
            <text:p>5.9633502960205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6080856962439" calcext:value-type="float">
            <text:p>0.99608085696243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39827582608785" calcext:value-type="float">
            <text:p>2.39827582608785</text:p>
          </table:table-cell>
          <table:table-cell office:value-type="float" office:value="1.60056678771991" calcext:value-type="float">
            <text:p>1.60056678771991</text:p>
          </table:table-cell>
          <table:table-cell office:value-type="float" office:value="0.0089888357821622" calcext:value-type="float">
            <text:p>0.008988835782162</text:p>
          </table:table-cell>
          <table:table-cell office:value-type="float" office:value="0.00107181469950866" calcext:value-type="float">
            <text:p>0.001071814699509</text:p>
          </table:table-cell>
        </table:table-row>
        <table:table-row table:style-name="ro1">
          <table:table-cell office:value-type="float" office:value="41.9901819229126" calcext:value-type="float">
            <text:p>41.9901819229126</text:p>
          </table:table-cell>
          <table:table-cell office:value-type="float" office:value="6.2841894030571" calcext:value-type="float">
            <text:p>6.284189403057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874416285396" calcext:value-type="float">
            <text:p>0.995874416285396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0.950731892930704" calcext:value-type="float">
            <text:p>0.950731892930704</text:p>
          </table:table-cell>
          <table:table-cell office:value-type="float" office:value="1.44858969610029" calcext:value-type="float">
            <text:p>1.44858969610029</text:p>
          </table:table-cell>
          <table:table-cell office:value-type="float" office:value="0.00960449668016289" calcext:value-type="float">
            <text:p>0.009604496680163</text:p>
          </table:table-cell>
          <table:table-cell office:value-type="float" office:value="0.00154377013988736" calcext:value-type="float">
            <text:p>0.001543770139887</text:p>
          </table:table-cell>
        </table:table-row>
        <table:table-row table:style-name="ro1">
          <table:table-cell office:value-type="float" office:value="43.9215044975281" calcext:value-type="float">
            <text:p>43.9215044975281</text:p>
          </table:table-cell>
          <table:table-cell office:value-type="float" office:value="6.89459574222565" calcext:value-type="float">
            <text:p>6.8945957422256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4636962292158" calcext:value-type="float">
            <text:p>0.994636962292158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90922341729405" calcext:value-type="float">
            <text:p>1.90922341729405</text:p>
          </table:table-cell>
          <table:table-cell office:value-type="float" office:value="0.589896555232767" calcext:value-type="float">
            <text:p>0.589896555232767</text:p>
          </table:table-cell>
          <table:table-cell office:value-type="float" office:value="0.00969405793231573" calcext:value-type="float">
            <text:p>0.009694057932316</text:p>
          </table:table-cell>
          <table:table-cell office:value-type="float" office:value="0.00123762469851909" calcext:value-type="float">
            <text:p>0.001237624698519</text:p>
          </table:table-cell>
        </table:table-row>
        <table:table-row table:style-name="ro1">
          <table:table-cell office:value-type="float" office:value="40.5941560864449" calcext:value-type="float">
            <text:p>40.5941560864449</text:p>
          </table:table-cell>
          <table:table-cell office:value-type="float" office:value="5.99388825893402" calcext:value-type="float">
            <text:p>5.9938882589340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636791961335" calcext:value-type="float">
            <text:p>0.994636791961335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0987654320988" calcext:value-type="float">
            <text:p>0.920987654320988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5.57082741441809" calcext:value-type="float">
            <text:p>5.57082741441809</text:p>
          </table:table-cell>
          <table:table-cell office:value-type="float" office:value="0.488702392890651" calcext:value-type="float">
            <text:p>0.488702392890651</text:p>
          </table:table-cell>
          <table:table-cell office:value-type="float" office:value="0.012842253377088" calcext:value-type="float">
            <text:p>0.012842253377088</text:p>
          </table:table-cell>
          <table:table-cell office:value-type="float" office:value="0.00123813608876168" calcext:value-type="float">
            <text:p>0.001238136088762</text:p>
          </table:table-cell>
        </table:table-row>
        <table:table-row table:style-name="ro1">
          <table:table-cell office:value-type="float" office:value="40.2162320613861" calcext:value-type="float">
            <text:p>40.2162320613861</text:p>
          </table:table-cell>
          <table:table-cell office:value-type="float" office:value="5.66851687431335" calcext:value-type="float">
            <text:p>5.6685168743133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4843403250044" calcext:value-type="float">
            <text:p>0.99484340325004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5447100331478" calcext:value-type="float">
            <text:p>1.5447100331478</text:p>
          </table:table-cell>
          <table:table-cell office:value-type="float" office:value="0.626761086204242" calcext:value-type="float">
            <text:p>0.626761086204242</text:p>
          </table:table-cell>
          <table:table-cell office:value-type="float" office:value="0.010213413684522" calcext:value-type="float">
            <text:p>0.010213413684522</text:p>
          </table:table-cell>
          <table:table-cell office:value-type="float" office:value="0.00158415137970754" calcext:value-type="float">
            <text:p>0.001584151379708</text:p>
          </table:table-cell>
        </table:table-row>
        <table:table-row table:style-name="ro1">
          <table:table-cell office:value-type="float" office:value="41.9299104213715" calcext:value-type="float">
            <text:p>41.9299104213715</text:p>
          </table:table-cell>
          <table:table-cell office:value-type="float" office:value="5.76056134700775" calcext:value-type="float">
            <text:p>5.7605613470077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31515254586529" calcext:value-type="float">
            <text:p>1.31515254586529</text:p>
          </table:table-cell>
          <table:table-cell office:value-type="float" office:value="0.398303723216503" calcext:value-type="float">
            <text:p>0.398303723216503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4.4880312085152" calcext:value-type="float">
            <text:p>44.4880312085152</text:p>
          </table:table-cell>
          <table:table-cell office:value-type="float" office:value="5.46677756309509" calcext:value-type="float">
            <text:p>5.4667775630950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2.07537935929993" calcext:value-type="float">
            <text:p>2.07537935929993</text:p>
          </table:table-cell>
          <table:table-cell office:value-type="float" office:value="0.518677156063848" calcext:value-type="float">
            <text:p>0.518677156063848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7.8601104021072" calcext:value-type="float">
            <text:p>37.8601104021072</text:p>
          </table:table-cell>
          <table:table-cell office:value-type="float" office:value="4.53018337488174" calcext:value-type="float">
            <text:p>4.5301833748817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3.94592126387012" calcext:value-type="float">
            <text:p>3.94592126387012</text:p>
          </table:table-cell>
          <table:table-cell office:value-type="float" office:value="0.330467782108621" calcext:value-type="float">
            <text:p>0.330467782108621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5.5290170907974" calcext:value-type="float">
            <text:p>35.5290170907974</text:p>
          </table:table-cell>
          <table:table-cell office:value-type="float" office:value="4.82847899198532" calcext:value-type="float">
            <text:p>4.8284789919853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1.83997505649924" calcext:value-type="float">
            <text:p>1.83997505649924</text:p>
          </table:table-cell>
          <table:table-cell office:value-type="float" office:value="0.622734371938977" calcext:value-type="float">
            <text:p>0.622734371938977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39.5662811994553" calcext:value-type="float">
            <text:p>39.5662811994553</text:p>
          </table:table-cell>
          <table:table-cell office:value-type="float" office:value="5.10580343008041" calcext:value-type="float">
            <text:p>5.1058034300804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2.59976382283402" calcext:value-type="float">
            <text:p>2.59976382283402</text:p>
          </table:table-cell>
          <table:table-cell office:value-type="float" office:value="0.547765031506969" calcext:value-type="float">
            <text:p>0.547765031506969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35.0197238922119" calcext:value-type="float">
            <text:p>35.0197238922119</text:p>
          </table:table-cell>
          <table:table-cell office:value-type="float" office:value="4.77068227529526" calcext:value-type="float">
            <text:p>4.7706822752952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11078761351589" calcext:value-type="float">
            <text:p>1.11078761351589</text:p>
          </table:table-cell>
          <table:table-cell office:value-type="float" office:value="0.268874348566737" calcext:value-type="float">
            <text:p>0.268874348566737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4.3117389082909" calcext:value-type="float">
            <text:p>34.3117389082909</text:p>
          </table:table-cell>
          <table:table-cell office:value-type="float" office:value="4.62740391492844" calcext:value-type="float">
            <text:p>4.6274039149284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725130462895999" calcext:value-type="float">
            <text:p>0.725130462895999</text:p>
          </table:table-cell>
          <table:table-cell office:value-type="float" office:value="0.141130706262069" calcext:value-type="float">
            <text:p>0.141130706262069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4.805612385273" calcext:value-type="float">
            <text:p>34.805612385273</text:p>
          </table:table-cell>
          <table:table-cell office:value-type="float" office:value="4.90530508756638" calcext:value-type="float">
            <text:p>4.9053050875663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50139567825846" calcext:value-type="float">
            <text:p>1.50139567825846</text:p>
          </table:table-cell>
          <table:table-cell office:value-type="float" office:value="0.999437201681187" calcext:value-type="float">
            <text:p>0.999437201681187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1.0746060013771" calcext:value-type="float">
            <text:p>41.0746060013771</text:p>
          </table:table-cell>
          <table:table-cell office:value-type="float" office:value="5.71352249383926" calcext:value-type="float">
            <text:p>5.7135224938392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79556856673357" calcext:value-type="float">
            <text:p>3.79556856673357</text:p>
          </table:table-cell>
          <table:table-cell office:value-type="float" office:value="0.509895729646878" calcext:value-type="float">
            <text:p>0.509895729646878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2.2993240952492" calcext:value-type="float">
            <text:p>42.2993240952492</text:p>
          </table:table-cell>
          <table:table-cell office:value-type="float" office:value="5.03932803869247" calcext:value-type="float">
            <text:p>5.0393280386924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17557803024277" calcext:value-type="float">
            <text:p>3.17557803024277</text:p>
          </table:table-cell>
          <table:table-cell office:value-type="float" office:value="0.929347685747153" calcext:value-type="float">
            <text:p>0.929347685747153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8.7289400100708" calcext:value-type="float">
            <text:p>38.7289400100708</text:p>
          </table:table-cell>
          <table:table-cell office:value-type="float" office:value="4.61484754085541" calcext:value-type="float">
            <text:p>4.6148475408554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7254627463862" calcext:value-type="float">
            <text:p>1.27254627463862</text:p>
          </table:table-cell>
          <table:table-cell office:value-type="float" office:value="0.277755089313726" calcext:value-type="float">
            <text:p>0.277755089313726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0.1560099720955" calcext:value-type="float">
            <text:p>40.1560099720955</text:p>
          </table:table-cell>
          <table:table-cell office:value-type="float" office:value="4.97466933727264" calcext:value-type="float">
            <text:p>4.9746693372726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3848849587469" calcext:value-type="float">
            <text:p>1.13848849587469</text:p>
          </table:table-cell>
          <table:table-cell office:value-type="float" office:value="0.207492123983545" calcext:value-type="float">
            <text:p>0.207492123983545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0.58591401577" calcext:value-type="float">
            <text:p>40.58591401577</text:p>
          </table:table-cell>
          <table:table-cell office:value-type="float" office:value="4.33105880022049" calcext:value-type="float">
            <text:p>4.3310588002204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23014832920874" calcext:value-type="float">
            <text:p>2.23014832920874</text:p>
          </table:table-cell>
          <table:table-cell office:value-type="float" office:value="0.447218728253478" calcext:value-type="float">
            <text:p>0.447218728253478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5.6709113717079" calcext:value-type="float">
            <text:p>35.6709113717079</text:p>
          </table:table-cell>
          <table:table-cell office:value-type="float" office:value="4.5862038731575" calcext:value-type="float">
            <text:p>4.586203873157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0568018558527" calcext:value-type="float">
            <text:p>1.10568018558527</text:p>
          </table:table-cell>
          <table:table-cell office:value-type="float" office:value="0.0964735224401619" calcext:value-type="float">
            <text:p>0.09647352244016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7.3458434939384" calcext:value-type="float">
            <text:p>37.3458434939384</text:p>
          </table:table-cell>
          <table:table-cell office:value-type="float" office:value="4.81046026945114" calcext:value-type="float">
            <text:p>4.8104602694511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92901540535835" calcext:value-type="float">
            <text:p>1.92901540535835</text:p>
          </table:table-cell>
          <table:table-cell office:value-type="float" office:value="0.595989495606213" calcext:value-type="float">
            <text:p>0.595989495606213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3.7633328437805" calcext:value-type="float">
            <text:p>43.7633328437805</text:p>
          </table:table-cell>
          <table:table-cell office:value-type="float" office:value="5.0852569937706" calcext:value-type="float">
            <text:p>5.0852569937706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7111869997791" calcext:value-type="float">
            <text:p>0.99711186999779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2.41037313910359" calcext:value-type="float">
            <text:p>2.41037313910359</text:p>
          </table:table-cell>
          <table:table-cell office:value-type="float" office:value="0.583356362942216" calcext:value-type="float">
            <text:p>0.583356362942216</text:p>
          </table:table-cell>
          <table:table-cell office:value-type="float" office:value="0.0108172507738485" calcext:value-type="float">
            <text:p>0.010817250773849</text:p>
          </table:table-cell>
          <table:table-cell office:value-type="float" office:value="0.000923232156254569" calcext:value-type="float">
            <text:p>0.000923232156255</text:p>
          </table:table-cell>
        </table:table-row>
        <table:table-row table:style-name="ro1">
          <table:table-cell office:value-type="float" office:value="41.0458008050919" calcext:value-type="float">
            <text:p>41.0458008050919</text:p>
          </table:table-cell>
          <table:table-cell office:value-type="float" office:value="5.2330881357193" calcext:value-type="float">
            <text:p>5.233088135719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5874416285396" calcext:value-type="float">
            <text:p>0.995874416285396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3.19701531572666" calcext:value-type="float">
            <text:p>3.19701531572666</text:p>
          </table:table-cell>
          <table:table-cell office:value-type="float" office:value="0.15639482725043" calcext:value-type="float">
            <text:p>0.15639482725043</text:p>
          </table:table-cell>
          <table:table-cell office:value-type="float" office:value="0.00786185697363728" calcext:value-type="float">
            <text:p>0.007861856973637</text:p>
          </table:table-cell>
          <table:table-cell office:value-type="float" office:value="0.00154377013988736" calcext:value-type="float">
            <text:p>0.001543770139887</text:p>
          </table:table-cell>
        </table:table-row>
        <table:table-row table:style-name="ro1">
          <table:table-cell office:value-type="float" office:value="39.7664204239845" calcext:value-type="float">
            <text:p>39.7664204239845</text:p>
          </table:table-cell>
          <table:table-cell office:value-type="float" office:value="4.8416947722435" calcext:value-type="float">
            <text:p>4.841694772243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5668315708314" calcext:value-type="float">
            <text:p>0.99566831570831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0.85315063501117" calcext:value-type="float">
            <text:p>0.85315063501117</text:p>
          </table:table-cell>
          <table:table-cell office:value-type="float" office:value="0.423899174297879" calcext:value-type="float">
            <text:p>0.423899174297879</text:p>
          </table:table-cell>
          <table:table-cell office:value-type="float" office:value="0.0100905678773174" calcext:value-type="float">
            <text:p>0.010090567877317</text:p>
          </table:table-cell>
          <table:table-cell office:value-type="float" office:value="0.00135260747027072" calcext:value-type="float">
            <text:p>0.001352607470271</text:p>
          </table:table-cell>
        </table:table-row>
        <table:table-row table:style-name="ro1">
          <table:table-cell office:value-type="float" office:value="40.3365697860718" calcext:value-type="float">
            <text:p>40.3365697860718</text:p>
          </table:table-cell>
          <table:table-cell office:value-type="float" office:value="4.79275059700012" calcext:value-type="float">
            <text:p>4.7927505970001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5049333496303" calcext:value-type="float">
            <text:p>0.99504933349630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0987654320988" calcext:value-type="float">
            <text:p>0.920987654320988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24261466835649" calcext:value-type="float">
            <text:p>2.24261466835649</text:p>
          </table:table-cell>
          <table:table-cell office:value-type="float" office:value="0.341930630810379" calcext:value-type="float">
            <text:p>0.341930630810379</text:p>
          </table:table-cell>
          <table:table-cell office:value-type="float" office:value="0.0124708180604562" calcext:value-type="float">
            <text:p>0.012470818060456</text:p>
          </table:table-cell>
          <table:table-cell office:value-type="float" office:value="0.00154386147239143" calcext:value-type="float">
            <text:p>0.001543861472391</text:p>
          </table:table-cell>
        </table:table-row>
        <table:table-row table:style-name="ro1">
          <table:table-cell office:value-type="float" office:value="42.1968470811844" calcext:value-type="float">
            <text:p>42.1968470811844</text:p>
          </table:table-cell>
          <table:table-cell office:value-type="float" office:value="4.82683461904526" calcext:value-type="float">
            <text:p>4.8268346190452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668486039138" calcext:value-type="float">
            <text:p>0.995668486039138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65809007534718" calcext:value-type="float">
            <text:p>1.65809007534718</text:p>
          </table:table-cell>
          <table:table-cell office:value-type="float" office:value="0.68346194912347" calcext:value-type="float">
            <text:p>0.68346194912347</text:p>
          </table:table-cell>
          <table:table-cell office:value-type="float" office:value="0.010213413684522" calcext:value-type="float">
            <text:p>0.010213413684522</text:p>
          </table:table-cell>
          <table:table-cell office:value-type="float" office:value="0.00158423968945072" calcext:value-type="float">
            <text:p>0.001584239689451</text:p>
          </table:table-cell>
        </table:table-row>
        <table:table-row table:style-name="ro1">
          <table:table-cell office:value-type="float" office:value="42.4002335071564" calcext:value-type="float">
            <text:p>42.4002335071564</text:p>
          </table:table-cell>
          <table:table-cell office:value-type="float" office:value="4.66064661741257" calcext:value-type="float">
            <text:p>4.6606466174125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0.958511070752377" calcext:value-type="float">
            <text:p>0.958511070752377</text:p>
          </table:table-cell>
          <table:table-cell office:value-type="float" office:value="0.665226429146076" calcext:value-type="float">
            <text:p>0.665226429146076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0.2599387764931" calcext:value-type="float">
            <text:p>40.2599387764931</text:p>
          </table:table-cell>
          <table:table-cell office:value-type="float" office:value="5.171246945858" calcext:value-type="float">
            <text:p>5.17124694585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3.02395781720557" calcext:value-type="float">
            <text:p>3.02395781720557</text:p>
          </table:table-cell>
          <table:table-cell office:value-type="float" office:value="0.553025709720485" calcext:value-type="float">
            <text:p>0.553025709720485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2.1426015496254" calcext:value-type="float">
            <text:p>42.1426015496254</text:p>
          </table:table-cell>
          <table:table-cell office:value-type="float" office:value="4.74892425537109" calcext:value-type="float">
            <text:p>4.7489242553710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2.51684262925165" calcext:value-type="float">
            <text:p>2.51684262925165</text:p>
          </table:table-cell>
          <table:table-cell office:value-type="float" office:value="0.295896246562015" calcext:value-type="float">
            <text:p>0.295896246562015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8.9477143883705" calcext:value-type="float">
            <text:p>38.9477143883705</text:p>
          </table:table-cell>
          <table:table-cell office:value-type="float" office:value="5.42381358146668" calcext:value-type="float">
            <text:p>5.4238135814666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1.25365283042351" calcext:value-type="float">
            <text:p>1.25365283042351</text:p>
          </table:table-cell>
          <table:table-cell office:value-type="float" office:value="0.78295640419577" calcext:value-type="float">
            <text:p>0.78295640419577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40.8853378891945" calcext:value-type="float">
            <text:p>40.8853378891945</text:p>
          </table:table-cell>
          <table:table-cell office:value-type="float" office:value="4.96995317935944" calcext:value-type="float">
            <text:p>4.9699531793594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2.91634365278004" calcext:value-type="float">
            <text:p>2.91634365278004</text:p>
          </table:table-cell>
          <table:table-cell office:value-type="float" office:value="1.12585549607537" calcext:value-type="float">
            <text:p>1.12585549607537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38.3981174230576" calcext:value-type="float">
            <text:p>38.3981174230576</text:p>
          </table:table-cell>
          <table:table-cell office:value-type="float" office:value="4.74947458505631" calcext:value-type="float">
            <text:p>4.7494745850563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0002211754566" calcext:value-type="float">
            <text:p>3.0002211754566</text:p>
          </table:table-cell>
          <table:table-cell office:value-type="float" office:value="0.345916516027163" calcext:value-type="float">
            <text:p>0.345916516027163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8.8518049716949" calcext:value-type="float">
            <text:p>38.8518049716949</text:p>
          </table:table-cell>
          <table:table-cell office:value-type="float" office:value="4.98448234796524" calcext:value-type="float">
            <text:p>4.9844823479652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34916715132884" calcext:value-type="float">
            <text:p>2.34916715132884</text:p>
          </table:table-cell>
          <table:table-cell office:value-type="float" office:value="0.30025280431565" calcext:value-type="float">
            <text:p>0.30025280431565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9.6436806917191" calcext:value-type="float">
            <text:p>39.6436806917191</text:p>
          </table:table-cell>
          <table:table-cell office:value-type="float" office:value="4.9611456990242" calcext:value-type="float">
            <text:p>4.961145699024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68631784864167" calcext:value-type="float">
            <text:p>2.68631784864167</text:p>
          </table:table-cell>
          <table:table-cell office:value-type="float" office:value="0.922706213777445" calcext:value-type="float">
            <text:p>0.922706213777445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0.4282810091972" calcext:value-type="float">
            <text:p>40.4282810091972</text:p>
          </table:table-cell>
          <table:table-cell office:value-type="float" office:value="6.69368827342987" calcext:value-type="float">
            <text:p>6.6936882734298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32812323506997" calcext:value-type="float">
            <text:p>1.32812323506997</text:p>
          </table:table-cell>
          <table:table-cell office:value-type="float" office:value="1.68817777235293" calcext:value-type="float">
            <text:p>1.68817777235293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6.8728761672974" calcext:value-type="float">
            <text:p>36.8728761672974</text:p>
          </table:table-cell>
          <table:table-cell office:value-type="float" office:value="4.96032077074051" calcext:value-type="float">
            <text:p>4.9603207707405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44332017246778" calcext:value-type="float">
            <text:p>2.44332017246778</text:p>
          </table:table-cell>
          <table:table-cell office:value-type="float" office:value="0.55768230410925" calcext:value-type="float">
            <text:p>0.55768230410925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7.1299431920052" calcext:value-type="float">
            <text:p>37.1299431920052</text:p>
          </table:table-cell>
          <table:table-cell office:value-type="float" office:value="4.67699587345123" calcext:value-type="float">
            <text:p>4.6769958734512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00477573454045" calcext:value-type="float">
            <text:p>0.900477573454045</text:p>
          </table:table-cell>
          <table:table-cell office:value-type="float" office:value="1.16374073258151" calcext:value-type="float">
            <text:p>1.16374073258151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0.1194303631783" calcext:value-type="float">
            <text:p>40.1194303631783</text:p>
          </table:table-cell>
          <table:table-cell office:value-type="float" office:value="5.4608833193779" calcext:value-type="float">
            <text:p>5.460883319377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10455209235148" calcext:value-type="float">
            <text:p>2.10455209235148</text:p>
          </table:table-cell>
          <table:table-cell office:value-type="float" office:value="1.44650211490421" calcext:value-type="float">
            <text:p>1.44650211490421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7.4792335629463" calcext:value-type="float">
            <text:p>37.4792335629463</text:p>
          </table:table-cell>
          <table:table-cell office:value-type="float" office:value="4.70562297105789" calcext:value-type="float">
            <text:p>4.7056229710578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20054326146096" calcext:value-type="float">
            <text:p>2.20054326146096</text:p>
          </table:table-cell>
          <table:table-cell office:value-type="float" office:value="0.713750239437972" calcext:value-type="float">
            <text:p>0.71375023943797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8.2644547224045" calcext:value-type="float">
            <text:p>38.2644547224045</text:p>
          </table:table-cell>
          <table:table-cell office:value-type="float" office:value="4.82634735107422" calcext:value-type="float">
            <text:p>4.8263473510742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29767772277452" calcext:value-type="float">
            <text:p>2.29767772277452</text:p>
          </table:table-cell>
          <table:table-cell office:value-type="float" office:value="0.981370172367426" calcext:value-type="float">
            <text:p>0.981370172367426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2.2195571660996" calcext:value-type="float">
            <text:p>42.2195571660996</text:p>
          </table:table-cell>
          <table:table-cell office:value-type="float" office:value="5.22418957948685" calcext:value-type="float">
            <text:p>5.2241895794868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83440188618477" calcext:value-type="float">
            <text:p>3.83440188618477</text:p>
          </table:table-cell>
          <table:table-cell office:value-type="float" office:value="1.06504891362323" calcext:value-type="float">
            <text:p>1.06504891362323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9.8806372880936" calcext:value-type="float">
            <text:p>39.8806372880936</text:p>
          </table:table-cell>
          <table:table-cell office:value-type="float" office:value="5.28185439109802" calcext:value-type="float">
            <text:p>5.2818543910980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7524241201935" calcext:value-type="float">
            <text:p>0.997524241201935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8349834983498" calcext:value-type="float">
            <text:p>0.99834983498349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4.22882391784759" calcext:value-type="float">
            <text:p>4.22882391784759</text:p>
          </table:table-cell>
          <table:table-cell office:value-type="float" office:value="0.951344968200745" calcext:value-type="float">
            <text:p>0.951344968200745</text:p>
          </table:table-cell>
          <table:table-cell office:value-type="float" office:value="0.0089896260795585" calcext:value-type="float">
            <text:p>0.008989626079559</text:p>
          </table:table-cell>
          <table:table-cell office:value-type="float" office:value="0.0013052164922151" calcext:value-type="float">
            <text:p>0.001305216492215</text:p>
          </table:table-cell>
        </table:table-row>
        <table:table-row table:style-name="ro1">
          <table:table-cell office:value-type="float" office:value="42.2858667373657" calcext:value-type="float">
            <text:p>42.2858667373657</text:p>
          </table:table-cell>
          <table:table-cell office:value-type="float" office:value="5.70885616540909" calcext:value-type="float">
            <text:p>5.7088561654090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493058116603" calcext:value-type="float">
            <text:p>0.99649305811660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0.73073375371221" calcext:value-type="float">
            <text:p>0.73073375371221</text:p>
          </table:table-cell>
          <table:table-cell office:value-type="float" office:value="1.65740413988725" calcext:value-type="float">
            <text:p>1.65740413988725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147340083734661" calcext:value-type="float">
            <text:p>0.001473400837347</text:p>
          </table:table-cell>
        </table:table-row>
        <table:table-row table:style-name="ro1">
          <table:table-cell office:value-type="float" office:value="36.8613554835319" calcext:value-type="float">
            <text:p>36.8613554835319</text:p>
          </table:table-cell>
          <table:table-cell office:value-type="float" office:value="5.17771404981613" calcext:value-type="float">
            <text:p>5.1777140498161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6080516862477" calcext:value-type="float">
            <text:p>0.996080516862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6" calcext:value-type="float">
            <text:p>17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2.94404473513091" calcext:value-type="float">
            <text:p>2.94404473513091</text:p>
          </table:table-cell>
          <table:table-cell office:value-type="float" office:value="1.12611489503534" calcext:value-type="float">
            <text:p>1.12611489503534</text:p>
          </table:table-cell>
          <table:table-cell office:value-type="float" office:value="0.0106071791400263" calcext:value-type="float">
            <text:p>0.010607179140026</text:p>
          </table:table-cell>
          <table:table-cell office:value-type="float" office:value="0.00178655260438193" calcext:value-type="float">
            <text:p>0.001786552604382</text:p>
          </table:table-cell>
        </table:table-row>
        <table:table-row table:style-name="ro1">
          <table:table-cell office:value-type="float" office:value="35.4388927221298" calcext:value-type="float">
            <text:p>35.4388927221298</text:p>
          </table:table-cell>
          <table:table-cell office:value-type="float" office:value="5.56303262710571" calcext:value-type="float">
            <text:p>5.5630326271057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5462045081252" calcext:value-type="float">
            <text:p>0.995462045081252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0987654320988" calcext:value-type="float">
            <text:p>0.920987654320988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3.25941881495032" calcext:value-type="float">
            <text:p>3.25941881495032</text:p>
          </table:table-cell>
          <table:table-cell office:value-type="float" office:value="1.44983373202932" calcext:value-type="float">
            <text:p>1.44983373202932</text:p>
          </table:table-cell>
          <table:table-cell office:value-type="float" office:value="0.0124708180604562" calcext:value-type="float">
            <text:p>0.012470818060456</text:p>
          </table:table-cell>
          <table:table-cell office:value-type="float" office:value="0.00170095143814196" calcext:value-type="float">
            <text:p>0.001700951438142</text:p>
          </table:table-cell>
        </table:table-row>
        <table:table-row table:style-name="ro1">
          <table:table-cell office:value-type="float" office:value="35.2047919631004" calcext:value-type="float">
            <text:p>35.2047919631004</text:p>
          </table:table-cell>
          <table:table-cell office:value-type="float" office:value="5.12368869781494" calcext:value-type="float">
            <text:p>5.1236886978149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874586616219" calcext:value-type="float">
            <text:p>0.9958745866162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66035213511585" calcext:value-type="float">
            <text:p>2.66035213511585</text:p>
          </table:table-cell>
          <table:table-cell office:value-type="float" office:value="1.17847127169159" calcext:value-type="float">
            <text:p>1.17847127169159</text:p>
          </table:table-cell>
          <table:table-cell office:value-type="float" office:value="0.010213413684522" calcext:value-type="float">
            <text:p>0.010213413684522</text:p>
          </table:table-cell>
          <table:table-cell office:value-type="float" office:value="0.00175026411128282" calcext:value-type="float">
            <text:p>0.001750264111283</text:p>
          </table:table-cell>
        </table:table-row>
        <table:table-row table:style-name="ro1">
          <table:table-cell office:value-type="float" office:value="35.4502663016319" calcext:value-type="float">
            <text:p>35.4502663016319</text:p>
          </table:table-cell>
          <table:table-cell office:value-type="float" office:value="5.09316092729569" calcext:value-type="float">
            <text:p>5.0931609272956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3.17922361377285" calcext:value-type="float">
            <text:p>3.17922361377285</text:p>
          </table:table-cell>
          <table:table-cell office:value-type="float" office:value="1.34592307448761" calcext:value-type="float">
            <text:p>1.34592307448761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5.5632666945457" calcext:value-type="float">
            <text:p>35.5632666945457</text:p>
          </table:table-cell>
          <table:table-cell office:value-type="float" office:value="5.1043753027916" calcext:value-type="float">
            <text:p>5.104375302791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3.41745682470243" calcext:value-type="float">
            <text:p>3.41745682470243</text:p>
          </table:table-cell>
          <table:table-cell office:value-type="float" office:value="1.69012999863776" calcext:value-type="float">
            <text:p>1.69012999863776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0.5802583694458" calcext:value-type="float">
            <text:p>40.5802583694458</text:p>
          </table:table-cell>
          <table:table-cell office:value-type="float" office:value="6.64714878797531" calcext:value-type="float">
            <text:p>6.6471487879753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5.08997935777191" calcext:value-type="float">
            <text:p>5.08997935777191</text:p>
          </table:table-cell>
          <table:table-cell office:value-type="float" office:value="2.66227963678571" calcext:value-type="float">
            <text:p>2.66227963678571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7.6479659080505" calcext:value-type="float">
            <text:p>37.6479659080505</text:p>
          </table:table-cell>
          <table:table-cell office:value-type="float" office:value="5.01021522283554" calcext:value-type="float">
            <text:p>5.0102152228355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3.47327354510622" calcext:value-type="float">
            <text:p>3.47327354510622</text:p>
          </table:table-cell>
          <table:table-cell office:value-type="float" office:value="1.66312746953669" calcext:value-type="float">
            <text:p>1.66312746953669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38.6756871342659" calcext:value-type="float">
            <text:p>38.6756871342659</text:p>
          </table:table-cell>
          <table:table-cell office:value-type="float" office:value="5.48606938123703" calcext:value-type="float">
            <text:p>5.4860693812370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5.40713910464497" calcext:value-type="float">
            <text:p>5.40713910464497</text:p>
          </table:table-cell>
          <table:table-cell office:value-type="float" office:value="2.31271416288586" calcext:value-type="float">
            <text:p>2.31271416288586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37.0318274497986" calcext:value-type="float">
            <text:p>37.0318274497986</text:p>
          </table:table-cell>
          <table:table-cell office:value-type="float" office:value="4.43134272098541" calcext:value-type="float">
            <text:p>4.4313427209854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33317425789057" calcext:value-type="float">
            <text:p>4.33317425789057</text:p>
          </table:table-cell>
          <table:table-cell office:value-type="float" office:value="1.41260930826576" calcext:value-type="float">
            <text:p>1.41260930826576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6.712811768055" calcext:value-type="float">
            <text:p>36.712811768055</text:p>
          </table:table-cell>
          <table:table-cell office:value-type="float" office:value="4.6361597776413" calcext:value-type="float">
            <text:p>4.636159777641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5.18403475351011" calcext:value-type="float">
            <text:p>5.18403475351011</text:p>
          </table:table-cell>
          <table:table-cell office:value-type="float" office:value="1.19855662264151" calcext:value-type="float">
            <text:p>1.19855662264151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8.5974004864693" calcext:value-type="float">
            <text:p>38.5974004864693</text:p>
          </table:table-cell>
          <table:table-cell office:value-type="float" office:value="5.08121263980866" calcext:value-type="float">
            <text:p>5.0812126398086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5.22721483930415" calcext:value-type="float">
            <text:p>5.22721483930415</text:p>
          </table:table-cell>
          <table:table-cell office:value-type="float" office:value="1.74560189634034" calcext:value-type="float">
            <text:p>1.74560189634034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6.3406476974487" calcext:value-type="float">
            <text:p>36.3406476974487</text:p>
          </table:table-cell>
          <table:table-cell office:value-type="float" office:value="4.54074430465698" calcext:value-type="float">
            <text:p>4.5407443046569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54735007479544" calcext:value-type="float">
            <text:p>2.54735007479544</text:p>
          </table:table-cell>
          <table:table-cell office:value-type="float" office:value="1.16850176727519" calcext:value-type="float">
            <text:p>1.16850176727519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1.6305552124977" calcext:value-type="float">
            <text:p>41.6305552124977</text:p>
          </table:table-cell>
          <table:table-cell office:value-type="float" office:value="5.34885400533676" calcext:value-type="float">
            <text:p>5.3488540053367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42856140297392" calcext:value-type="float">
            <text:p>4.42856140297392</text:p>
          </table:table-cell>
          <table:table-cell office:value-type="float" office:value="1.36685188915632" calcext:value-type="float">
            <text:p>1.36685188915632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1.9960952401161" calcext:value-type="float">
            <text:p>41.9960952401161</text:p>
          </table:table-cell>
          <table:table-cell office:value-type="float" office:value="4.05083394050598" calcext:value-type="float">
            <text:p>4.0508339405059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98978996496179" calcext:value-type="float">
            <text:p>1.98978996496179</text:p>
          </table:table-cell>
          <table:table-cell office:value-type="float" office:value="0.474565073541895" calcext:value-type="float">
            <text:p>0.474565073541895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6.2221551537514" calcext:value-type="float">
            <text:p>36.2221551537514</text:p>
          </table:table-cell>
          <table:table-cell office:value-type="float" office:value="3.86708551645279" calcext:value-type="float">
            <text:p>3.8670855164527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73650239102404" calcext:value-type="float">
            <text:p>2.73650239102404</text:p>
          </table:table-cell>
          <table:table-cell office:value-type="float" office:value="0.72164166315661" calcext:value-type="float">
            <text:p>0.72164166315661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8.1221210360527" calcext:value-type="float">
            <text:p>38.1221210360527</text:p>
          </table:table-cell>
          <table:table-cell office:value-type="float" office:value="4.29251092672348" calcext:value-type="float">
            <text:p>4.2925109267234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01023260593559" calcext:value-type="float">
            <text:p>3.01023260593559</text:p>
          </table:table-cell>
          <table:table-cell office:value-type="float" office:value="0.615829204137358" calcext:value-type="float">
            <text:p>0.615829204137358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9.7561622262001" calcext:value-type="float">
            <text:p>39.7561622262001</text:p>
          </table:table-cell>
          <table:table-cell office:value-type="float" office:value="5.55517947673798" calcext:value-type="float">
            <text:p>5.5551794767379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50219988296285" calcext:value-type="float">
            <text:p>6.50219988296285</text:p>
          </table:table-cell>
          <table:table-cell office:value-type="float" office:value="1.70344988165426" calcext:value-type="float">
            <text:p>1.70344988165426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5.0350037813187" calcext:value-type="float">
            <text:p>45.0350037813187</text:p>
          </table:table-cell>
          <table:table-cell office:value-type="float" office:value="5.48617559671402" calcext:value-type="float">
            <text:p>5.4861755967140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62698306741398" calcext:value-type="float">
            <text:p>4.62698306741398</text:p>
          </table:table-cell>
          <table:table-cell office:value-type="float" office:value="0.858375130751607" calcext:value-type="float">
            <text:p>0.858375130751607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6.8785839080811" calcext:value-type="float">
            <text:p>46.8785839080811</text:p>
          </table:table-cell>
          <table:table-cell office:value-type="float" office:value="4.34090197086334" calcext:value-type="float">
            <text:p>4.3409019708633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8143223413947" calcext:value-type="float">
            <text:p>0.99814322341394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" calcext:value-type="float">
            <text:p>2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9174917491749" calcext:value-type="float">
            <text:p>0.99917491749174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2.12993760845582" calcext:value-type="float">
            <text:p>2.12993760845582</text:p>
          </table:table-cell>
          <table:table-cell office:value-type="float" office:value="0.660350828201845" calcext:value-type="float">
            <text:p>0.660350828201845</text:p>
          </table:table-cell>
          <table:table-cell office:value-type="float" office:value="0.0092928387954117" calcext:value-type="float">
            <text:p>0.009292838795412</text:p>
          </table:table-cell>
          <table:table-cell office:value-type="float" office:value="0.0010722726595245" calcext:value-type="float">
            <text:p>0.001072272659525</text:p>
          </table:table-cell>
        </table:table-row>
        <table:table-row table:style-name="ro1">
          <table:table-cell office:value-type="float" office:value="43.5932405591011" calcext:value-type="float">
            <text:p>43.5932405591011</text:p>
          </table:table-cell>
          <table:table-cell office:value-type="float" office:value="4.43117779493332" calcext:value-type="float">
            <text:p>4.4311777949333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6493058116603" calcext:value-type="float">
            <text:p>0.99649305811660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2.47771493460494" calcext:value-type="float">
            <text:p>2.47771493460494</text:p>
          </table:table-cell>
          <table:table-cell office:value-type="float" office:value="0.887822199714113" calcext:value-type="float">
            <text:p>0.887822199714113</text:p>
          </table:table-cell>
          <table:table-cell office:value-type="float" office:value="0.00760417517293657" calcext:value-type="float">
            <text:p>0.007604175172937</text:p>
          </table:table-cell>
          <table:table-cell office:value-type="float" office:value="0.00147340083734661" calcext:value-type="float">
            <text:p>0.001473400837347</text:p>
          </table:table-cell>
        </table:table-row>
        <table:table-row table:style-name="ro1">
          <table:table-cell office:value-type="float" office:value="42.6752703785896" calcext:value-type="float">
            <text:p>42.6752703785896</text:p>
          </table:table-cell>
          <table:table-cell office:value-type="float" office:value="4.8655059337616" calcext:value-type="float">
            <text:p>4.865505933761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628678748954" calcext:value-type="float">
            <text:p>0.9962867874895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6" calcext:value-type="float">
            <text:p>17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5.14024792175583" calcext:value-type="float">
            <text:p>5.14024792175583</text:p>
          </table:table-cell>
          <table:table-cell office:value-type="float" office:value="0.773022599224318" calcext:value-type="float">
            <text:p>0.773022599224318</text:p>
          </table:table-cell>
          <table:table-cell office:value-type="float" office:value="0.00921636712154198" calcext:value-type="float">
            <text:p>0.009216367121542</text:p>
          </table:table-cell>
          <table:table-cell office:value-type="float" office:value="0.00179846004918476" calcext:value-type="float">
            <text:p>0.001798460049185</text:p>
          </table:table-cell>
        </table:table-row>
        <table:table-row table:style-name="ro1">
          <table:table-cell office:value-type="float" office:value="44.8593584895134" calcext:value-type="float">
            <text:p>44.8593584895134</text:p>
          </table:table-cell>
          <table:table-cell office:value-type="float" office:value="4.18955564498901" calcext:value-type="float">
            <text:p>4.1895556449890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5462045081252" calcext:value-type="float">
            <text:p>0.995462045081252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3.18099191738845" calcext:value-type="float">
            <text:p>3.18099191738845</text:p>
          </table:table-cell>
          <table:table-cell office:value-type="float" office:value="0.722838359282347" calcext:value-type="float">
            <text:p>0.722838359282347</text:p>
          </table:table-cell>
          <table:table-cell office:value-type="float" office:value="0.011737203530476" calcext:value-type="float">
            <text:p>0.011737203530476</text:p>
          </table:table-cell>
          <table:table-cell office:value-type="float" office:value="0.00170095143814196" calcext:value-type="float">
            <text:p>0.001700951438142</text:p>
          </table:table-cell>
        </table:table-row>
        <table:table-row table:style-name="ro1">
          <table:table-cell office:value-type="float" office:value="37.0483206510544" calcext:value-type="float">
            <text:p>37.0483206510544</text:p>
          </table:table-cell>
          <table:table-cell office:value-type="float" office:value="3.85990512371063" calcext:value-type="float">
            <text:p>3.8599051237106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6080687193301" calcext:value-type="float">
            <text:p>0.99608068719330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4.14817261152583" calcext:value-type="float">
            <text:p>4.14817261152583</text:p>
          </table:table-cell>
          <table:table-cell office:value-type="float" office:value="0.641762368003927" calcext:value-type="float">
            <text:p>0.641762368003927</text:p>
          </table:table-cell>
          <table:table-cell office:value-type="float" office:value="0.0108040413493111" calcext:value-type="float">
            <text:p>0.010804041349311</text:p>
          </table:table-cell>
          <table:table-cell office:value-type="float" office:value="0.00196771395586317" calcext:value-type="float">
            <text:p>0.001967713955863</text:p>
          </table:table-cell>
        </table:table-row>
        <table:table-row table:style-name="ro1">
          <table:table-cell office:value-type="float" office:value="40.3649285435677" calcext:value-type="float">
            <text:p>40.3649285435677</text:p>
          </table:table-cell>
          <table:table-cell office:value-type="float" office:value="4.43507772684097" calcext:value-type="float">
            <text:p>4.4350777268409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4.60107933382213" calcext:value-type="float">
            <text:p>4.60107933382213</text:p>
          </table:table-cell>
          <table:table-cell office:value-type="float" office:value="0.961315296265281" calcext:value-type="float">
            <text:p>0.961315296265281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9.2995205521584" calcext:value-type="float">
            <text:p>39.2995205521584</text:p>
          </table:table-cell>
          <table:table-cell office:value-type="float" office:value="3.88579249382019" calcext:value-type="float">
            <text:p>3.8857924938201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4.92976354794426" calcext:value-type="float">
            <text:p>4.92976354794426</text:p>
          </table:table-cell>
          <table:table-cell office:value-type="float" office:value="0.652837886154947" calcext:value-type="float">
            <text:p>0.652837886154947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6.682159781456" calcext:value-type="float">
            <text:p>36.682159781456</text:p>
          </table:table-cell>
          <table:table-cell office:value-type="float" office:value="4.09072488546371" calcext:value-type="float">
            <text:p>4.0907248854637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4.17335385588107" calcext:value-type="float">
            <text:p>4.17335385588107</text:p>
          </table:table-cell>
          <table:table-cell office:value-type="float" office:value="0.654555501039436" calcext:value-type="float">
            <text:p>0.654555501039436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4.6480501294136" calcext:value-type="float">
            <text:p>44.6480501294136</text:p>
          </table:table-cell>
          <table:table-cell office:value-type="float" office:value="4.4606431722641" calcext:value-type="float">
            <text:p>4.460643172264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2.10094201101991" calcext:value-type="float">
            <text:p>2.10094201101991</text:p>
          </table:table-cell>
          <table:table-cell office:value-type="float" office:value="0.415988006990062" calcext:value-type="float">
            <text:p>0.415988006990062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43.7264074683189" calcext:value-type="float">
            <text:p>43.7264074683189</text:p>
          </table:table-cell>
          <table:table-cell office:value-type="float" office:value="4.60441994667053" calcext:value-type="float">
            <text:p>4.6044199466705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2.97596058794117" calcext:value-type="float">
            <text:p>2.97596058794117</text:p>
          </table:table-cell>
          <table:table-cell office:value-type="float" office:value="0.453209459730125" calcext:value-type="float">
            <text:p>0.453209459730125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37.7607885599136" calcext:value-type="float">
            <text:p>37.7607885599136</text:p>
          </table:table-cell>
          <table:table-cell office:value-type="float" office:value="4.08282160758972" calcext:value-type="float">
            <text:p>4.0828216075897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80211600628287" calcext:value-type="float">
            <text:p>4.80211600628287</text:p>
          </table:table-cell>
          <table:table-cell office:value-type="float" office:value="0.497508992062989" calcext:value-type="float">
            <text:p>0.497508992062989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6.368431866169" calcext:value-type="float">
            <text:p>36.368431866169</text:p>
          </table:table-cell>
          <table:table-cell office:value-type="float" office:value="3.97085958719254" calcext:value-type="float">
            <text:p>3.9708595871925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11107959421213" calcext:value-type="float">
            <text:p>4.11107959421213</text:p>
          </table:table-cell>
          <table:table-cell office:value-type="float" office:value="0.634815424839467" calcext:value-type="float">
            <text:p>0.634815424839467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6.636830508709" calcext:value-type="float">
            <text:p>36.636830508709</text:p>
          </table:table-cell>
          <table:table-cell office:value-type="float" office:value="4.83067089319229" calcext:value-type="float">
            <text:p>4.8306708931922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77907316421439" calcext:value-type="float">
            <text:p>3.77907316421439</text:p>
          </table:table-cell>
          <table:table-cell office:value-type="float" office:value="0.560823501792641" calcext:value-type="float">
            <text:p>0.560823501792641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0.167492389679" calcext:value-type="float">
            <text:p>40.167492389679</text:p>
          </table:table-cell>
          <table:table-cell office:value-type="float" office:value="4.42426538467407" calcext:value-type="float">
            <text:p>4.4242653846740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41757948263435" calcext:value-type="float">
            <text:p>3.41757948263435</text:p>
          </table:table-cell>
          <table:table-cell office:value-type="float" office:value="0.264905301572962" calcext:value-type="float">
            <text:p>0.264905301572962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5.8983451724052" calcext:value-type="float">
            <text:p>45.8983451724052</text:p>
          </table:table-cell>
          <table:table-cell office:value-type="float" office:value="5.64396095275879" calcext:value-type="float">
            <text:p>5.6439609527587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08302996762667" calcext:value-type="float">
            <text:p>3.08302996762667</text:p>
          </table:table-cell>
          <table:table-cell office:value-type="float" office:value="1.09894609949907" calcext:value-type="float">
            <text:p>1.09894609949907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5.3287222385407" calcext:value-type="float">
            <text:p>45.3287222385407</text:p>
          </table:table-cell>
          <table:table-cell office:value-type="float" office:value="5.09854745864868" calcext:value-type="float">
            <text:p>5.0985474586486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25893474311224" calcext:value-type="float">
            <text:p>2.25893474311224</text:p>
          </table:table-cell>
          <table:table-cell office:value-type="float" office:value="1.73703733475829" calcext:value-type="float">
            <text:p>1.73703733475829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2.4182188510895" calcext:value-type="float">
            <text:p>42.4182188510895</text:p>
          </table:table-cell>
          <table:table-cell office:value-type="float" office:value="4.97212445735931" calcext:value-type="float">
            <text:p>4.9721244573593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75977918883519" calcext:value-type="float">
            <text:p>2.75977918883519</text:p>
          </table:table-cell>
          <table:table-cell office:value-type="float" office:value="0.740891944928017" calcext:value-type="float">
            <text:p>0.740891944928017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1.7098062634468" calcext:value-type="float">
            <text:p>41.7098062634468</text:p>
          </table:table-cell>
          <table:table-cell office:value-type="float" office:value="4.57579177618027" calcext:value-type="float">
            <text:p>4.5757917761802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19363801467442" calcext:value-type="float">
            <text:p>2.19363801467442</text:p>
          </table:table-cell>
          <table:table-cell office:value-type="float" office:value="0.845052930563981" calcext:value-type="float">
            <text:p>0.845052930563981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4.406259059906" calcext:value-type="float">
            <text:p>44.406259059906</text:p>
          </table:table-cell>
          <table:table-cell office:value-type="float" office:value="5.46763026714325" calcext:value-type="float">
            <text:p>5.4676302671432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5.92662932495802" calcext:value-type="float">
            <text:p>5.92662932495802</text:p>
          </table:table-cell>
          <table:table-cell office:value-type="float" office:value="0.773469253560929" calcext:value-type="float">
            <text:p>0.773469253560929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9.1235875487328" calcext:value-type="float">
            <text:p>49.1235875487328</text:p>
          </table:table-cell>
          <table:table-cell office:value-type="float" office:value="5.2236196398735" calcext:value-type="float">
            <text:p>5.223619639873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49177340482999" calcext:value-type="float">
            <text:p>4.49177340482999</text:p>
          </table:table-cell>
          <table:table-cell office:value-type="float" office:value="1.04020928291031" calcext:value-type="float">
            <text:p>1.04020928291031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1.7712483406067" calcext:value-type="float">
            <text:p>41.7712483406067</text:p>
          </table:table-cell>
          <table:table-cell office:value-type="float" office:value="5.6194115281105" calcext:value-type="float">
            <text:p>5.619411528110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834949404101" calcext:value-type="float">
            <text:p>0.9983494940410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9174917491749" calcext:value-type="float">
            <text:p>0.99917491749174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2.85944693643131" calcext:value-type="float">
            <text:p>2.85944693643131</text:p>
          </table:table-cell>
          <table:table-cell office:value-type="float" office:value="1.22413094962577" calcext:value-type="float">
            <text:p>1.22413094962577</text:p>
          </table:table-cell>
          <table:table-cell office:value-type="float" office:value="0.0100273129052326" calcext:value-type="float">
            <text:p>0.010027312905233</text:p>
          </table:table-cell>
          <table:table-cell office:value-type="float" office:value="0.000825763901928646" calcext:value-type="float">
            <text:p>0.000825763901929</text:p>
          </table:table-cell>
        </table:table-row>
        <table:table-row table:style-name="ro1">
          <table:table-cell office:value-type="float" office:value="38.9989223480225" calcext:value-type="float">
            <text:p>38.9989223480225</text:p>
          </table:table-cell>
          <table:table-cell office:value-type="float" office:value="5.41170579195023" calcext:value-type="float">
            <text:p>5.411705791950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699328743666" calcext:value-type="float">
            <text:p>0.996699328743666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3.29781806532553" calcext:value-type="float">
            <text:p>3.29781806532553</text:p>
          </table:table-cell>
          <table:table-cell office:value-type="float" office:value="0.78253415162783" calcext:value-type="float">
            <text:p>0.78253415162783</text:p>
          </table:table-cell>
          <table:table-cell office:value-type="float" office:value="0.0076919506011492" calcext:value-type="float">
            <text:p>0.007691950601149</text:p>
          </table:table-cell>
          <table:table-cell office:value-type="float" office:value="0.00116732469176602" calcext:value-type="float">
            <text:p>0.001167324691766</text:p>
          </table:table-cell>
        </table:table-row>
        <table:table-row table:style-name="ro1">
          <table:table-cell office:value-type="float" office:value="43.2341114878655" calcext:value-type="float">
            <text:p>43.2341114878655</text:p>
          </table:table-cell>
          <table:table-cell office:value-type="float" office:value="5.95223569869995" calcext:value-type="float">
            <text:p>5.9522356986999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6080516862477" calcext:value-type="float">
            <text:p>0.996080516862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6" calcext:value-type="float">
            <text:p>176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3.45110594599802" calcext:value-type="float">
            <text:p>3.45110594599802</text:p>
          </table:table-cell>
          <table:table-cell office:value-type="float" office:value="1.25787243397406" calcext:value-type="float">
            <text:p>1.25787243397406</text:p>
          </table:table-cell>
          <table:table-cell office:value-type="float" office:value="0.00999169689021522" calcext:value-type="float">
            <text:p>0.009991696890215</text:p>
          </table:table-cell>
          <table:table-cell office:value-type="float" office:value="0.00213384453488694" calcext:value-type="float">
            <text:p>0.002133844534887</text:p>
          </table:table-cell>
        </table:table-row>
        <table:table-row table:style-name="ro1">
          <table:table-cell office:value-type="float" office:value="44.7189949154854" calcext:value-type="float">
            <text:p>44.7189949154854</text:p>
          </table:table-cell>
          <table:table-cell office:value-type="float" office:value="5.00222647190094" calcext:value-type="float">
            <text:p>5.0022264719009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5668315708314" calcext:value-type="float">
            <text:p>0.99566831570831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64171493352767" calcext:value-type="float">
            <text:p>2.64171493352767</text:p>
          </table:table-cell>
          <table:table-cell office:value-type="float" office:value="0.735347873836423" calcext:value-type="float">
            <text:p>0.735347873836423</text:p>
          </table:table-cell>
          <table:table-cell office:value-type="float" office:value="0.011737203530476" calcext:value-type="float">
            <text:p>0.011737203530476</text:p>
          </table:table-cell>
          <table:table-cell office:value-type="float" office:value="0.00135260747027072" calcext:value-type="float">
            <text:p>0.001352607470271</text:p>
          </table:table-cell>
        </table:table-row>
        <table:table-row table:style-name="ro1">
          <table:table-cell office:value-type="float" office:value="42.5524034500122" calcext:value-type="float">
            <text:p>42.5524034500122</text:p>
          </table:table-cell>
          <table:table-cell office:value-type="float" office:value="4.95056045055389" calcext:value-type="float">
            <text:p>4.9505604505538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286957820364" calcext:value-type="float">
            <text:p>0.99628695782036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1.63047322635779" calcext:value-type="float">
            <text:p>1.63047322635779</text:p>
          </table:table-cell>
          <table:table-cell office:value-type="float" office:value="0.682398921380956" calcext:value-type="float">
            <text:p>0.682398921380956</text:p>
          </table:table-cell>
          <table:table-cell office:value-type="float" office:value="0.010213413684522" calcext:value-type="float">
            <text:p>0.010213413684522</text:p>
          </table:table-cell>
          <table:table-cell office:value-type="float" office:value="0.00189053847122619" calcext:value-type="float">
            <text:p>0.001890538471226</text:p>
          </table:table-cell>
        </table:table-row>
        <table:table-row table:style-name="ro1">
          <table:table-cell office:value-type="float" office:value="42.3950369954109" calcext:value-type="float">
            <text:p>42.3950369954109</text:p>
          </table:table-cell>
          <table:table-cell office:value-type="float" office:value="5.21972107887268" calcext:value-type="float">
            <text:p>5.2197210788726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17135906908534" calcext:value-type="float">
            <text:p>1.17135906908534</text:p>
          </table:table-cell>
          <table:table-cell office:value-type="float" office:value="0.950701961110975" calcext:value-type="float">
            <text:p>0.950701961110975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3.8543834090233" calcext:value-type="float">
            <text:p>43.8543834090233</text:p>
          </table:table-cell>
          <table:table-cell office:value-type="float" office:value="5.30141532421112" calcext:value-type="float">
            <text:p>5.3014153242111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2.03888783917081" calcext:value-type="float">
            <text:p>2.03888783917081</text:p>
          </table:table-cell>
          <table:table-cell office:value-type="float" office:value="0.879540245159409" calcext:value-type="float">
            <text:p>0.879540245159409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3.4183777570725" calcext:value-type="float">
            <text:p>43.4183777570725</text:p>
          </table:table-cell>
          <table:table-cell office:value-type="float" office:value="5.14072018861771" calcext:value-type="float">
            <text:p>5.1407201886177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2.54771303208053" calcext:value-type="float">
            <text:p>2.54771303208053</text:p>
          </table:table-cell>
          <table:table-cell office:value-type="float" office:value="0.939544398171431" calcext:value-type="float">
            <text:p>0.939544398171431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3.9725444912911" calcext:value-type="float">
            <text:p>43.9725444912911</text:p>
          </table:table-cell>
          <table:table-cell office:value-type="float" office:value="5.18948066234589" calcext:value-type="float">
            <text:p>5.1894806623458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2.36982706154165" calcext:value-type="float">
            <text:p>2.36982706154165</text:p>
          </table:table-cell>
          <table:table-cell office:value-type="float" office:value="1.28221521669471" calcext:value-type="float">
            <text:p>1.28221521669471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43.5043008923531" calcext:value-type="float">
            <text:p>43.5043008923531</text:p>
          </table:table-cell>
          <table:table-cell office:value-type="float" office:value="5.12379652261734" calcext:value-type="float">
            <text:p>5.12379652261734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3.13688128297537" calcext:value-type="float">
            <text:p>3.13688128297537</text:p>
          </table:table-cell>
          <table:table-cell office:value-type="float" office:value="0.840119403222655" calcext:value-type="float">
            <text:p>0.840119403222655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40.8904142975807" calcext:value-type="float">
            <text:p>40.8904142975807</text:p>
          </table:table-cell>
          <table:table-cell office:value-type="float" office:value="4.75679683685303" calcext:value-type="float">
            <text:p>4.7567968368530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65403492308903" calcext:value-type="float">
            <text:p>3.65403492308903</text:p>
          </table:table-cell>
          <table:table-cell office:value-type="float" office:value="1.1118354389776" calcext:value-type="float">
            <text:p>1.1118354389776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5.3381365537643" calcext:value-type="float">
            <text:p>35.3381365537643</text:p>
          </table:table-cell>
          <table:table-cell office:value-type="float" office:value="4.57610595226288" calcext:value-type="float">
            <text:p>4.5761059522628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80845028661998" calcext:value-type="float">
            <text:p>2.80845028661998</text:p>
          </table:table-cell>
          <table:table-cell office:value-type="float" office:value="0.825860442871269" calcext:value-type="float">
            <text:p>0.825860442871269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7.9764497876167" calcext:value-type="float">
            <text:p>37.9764497876167</text:p>
          </table:table-cell>
          <table:table-cell office:value-type="float" office:value="5.11917066574097" calcext:value-type="float">
            <text:p>5.1191706657409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15805306494913" calcext:value-type="float">
            <text:p>3.15805306494913</text:p>
          </table:table-cell>
          <table:table-cell office:value-type="float" office:value="1.03659527901005" calcext:value-type="float">
            <text:p>1.03659527901005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7.6314669251442" calcext:value-type="float">
            <text:p>37.6314669251442</text:p>
          </table:table-cell>
          <table:table-cell office:value-type="float" office:value="4.26485866308212" calcext:value-type="float">
            <text:p>4.2648586630821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2231783859811" calcext:value-type="float">
            <text:p>4.2231783859811</text:p>
          </table:table-cell>
          <table:table-cell office:value-type="float" office:value="0.577354739052597" calcext:value-type="float">
            <text:p>0.577354739052597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6.3692505955696" calcext:value-type="float">
            <text:p>36.3692505955696</text:p>
          </table:table-cell>
          <table:table-cell office:value-type="float" office:value="4.24270045757294" calcext:value-type="float">
            <text:p>4.2427004575729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51306628879758" calcext:value-type="float">
            <text:p>2.51306628879758</text:p>
          </table:table-cell>
          <table:table-cell office:value-type="float" office:value="0.56336672391697" calcext:value-type="float">
            <text:p>0.56336672391697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5.8612568974495" calcext:value-type="float">
            <text:p>35.8612568974495</text:p>
          </table:table-cell>
          <table:table-cell office:value-type="float" office:value="3.91337603330612" calcext:value-type="float">
            <text:p>3.9133760333061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3279246247479" calcext:value-type="float">
            <text:p>3.3279246247479</text:p>
          </table:table-cell>
          <table:table-cell office:value-type="float" office:value="0.371405297817751" calcext:value-type="float">
            <text:p>0.371405297817751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5.2955913543701" calcext:value-type="float">
            <text:p>35.2955913543701</text:p>
          </table:table-cell>
          <table:table-cell office:value-type="float" office:value="3.80982917547226" calcext:value-type="float">
            <text:p>3.8098291754722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65615603178536" calcext:value-type="float">
            <text:p>3.65615603178536</text:p>
          </table:table-cell>
          <table:table-cell office:value-type="float" office:value="0.558443855899842" calcext:value-type="float">
            <text:p>0.55844385589984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5.7291640043259" calcext:value-type="float">
            <text:p>35.7291640043259</text:p>
          </table:table-cell>
          <table:table-cell office:value-type="float" office:value="4.01319843530655" calcext:value-type="float">
            <text:p>4.0131984353065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42410756198811" calcext:value-type="float">
            <text:p>3.42410756198811</text:p>
          </table:table-cell>
          <table:table-cell office:value-type="float" office:value="0.541817710554395" calcext:value-type="float">
            <text:p>0.541817710554395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6.1540195345879" calcext:value-type="float">
            <text:p>36.1540195345879</text:p>
          </table:table-cell>
          <table:table-cell office:value-type="float" office:value="3.7827388048172" calcext:value-type="float">
            <text:p>3.782738804817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93020452311923" calcext:value-type="float">
            <text:p>3.93020452311923</text:p>
          </table:table-cell>
          <table:table-cell office:value-type="float" office:value="0.616322624987691" calcext:value-type="float">
            <text:p>0.616322624987691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5.2777959108353" calcext:value-type="float">
            <text:p>35.2777959108353</text:p>
          </table:table-cell>
          <table:table-cell office:value-type="float" office:value="4.15552681684494" calcext:value-type="float">
            <text:p>4.1555268168449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41315539176038" calcext:value-type="float">
            <text:p>2.41315539176038</text:p>
          </table:table-cell>
          <table:table-cell office:value-type="float" office:value="0.539258033016692" calcext:value-type="float">
            <text:p>0.53925803301669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0.7372237443924" calcext:value-type="float">
            <text:p>40.7372237443924</text:p>
          </table:table-cell>
          <table:table-cell office:value-type="float" office:value="4.69578814506531" calcext:value-type="float">
            <text:p>4.6957881450653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834949404101" calcext:value-type="float">
            <text:p>0.9983494940410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9174917491749" calcext:value-type="float">
            <text:p>0.99917491749174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3.20587785128179" calcext:value-type="float">
            <text:p>3.20587785128179</text:p>
          </table:table-cell>
          <table:table-cell office:value-type="float" office:value="0.650773695599051" calcext:value-type="float">
            <text:p>0.650773695599051</text:p>
          </table:table-cell>
          <table:table-cell office:value-type="float" office:value="0.0100273129052326" calcext:value-type="float">
            <text:p>0.010027312905233</text:p>
          </table:table-cell>
          <table:table-cell office:value-type="float" office:value="0.000825763901928646" calcext:value-type="float">
            <text:p>0.000825763901929</text:p>
          </table:table-cell>
        </table:table-row>
        <table:table-row table:style-name="ro1">
          <table:table-cell office:value-type="float" office:value="42.9272122979164" calcext:value-type="float">
            <text:p>42.9272122979164</text:p>
          </table:table-cell>
          <table:table-cell office:value-type="float" office:value="4.91469806432724" calcext:value-type="float">
            <text:p>4.914698064327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699328743666" calcext:value-type="float">
            <text:p>0.996699328743666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2.17773020771841" calcext:value-type="float">
            <text:p>2.17773020771841</text:p>
          </table:table-cell>
          <table:table-cell office:value-type="float" office:value="1.06020940164155" calcext:value-type="float">
            <text:p>1.06020940164155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116732469176602" calcext:value-type="float">
            <text:p>0.001167324691766</text:p>
          </table:table-cell>
        </table:table-row>
        <table:table-row table:style-name="ro1">
          <table:table-cell office:value-type="float" office:value="39.2908787727356" calcext:value-type="float">
            <text:p>39.2908787727356</text:p>
          </table:table-cell>
          <table:table-cell office:value-type="float" office:value="4.78819787502289" calcext:value-type="float">
            <text:p>4.7881978750228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628678748954" calcext:value-type="float">
            <text:p>0.9962867874895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6" calcext:value-type="float">
            <text:p>176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3.86037737765133" calcext:value-type="float">
            <text:p>3.86037737765133</text:p>
          </table:table-cell>
          <table:table-cell office:value-type="float" office:value="0.75077800532047" calcext:value-type="float">
            <text:p>0.75077800532047</text:p>
          </table:table-cell>
          <table:table-cell office:value-type="float" office:value="0.00999169689021522" calcext:value-type="float">
            <text:p>0.009991696890215</text:p>
          </table:table-cell>
          <table:table-cell office:value-type="float" office:value="0.00179846004918476" calcext:value-type="float">
            <text:p>0.001798460049185</text:p>
          </table:table-cell>
        </table:table-row>
        <table:table-row table:style-name="ro1">
          <table:table-cell office:value-type="float" office:value="44.1415261626244" calcext:value-type="float">
            <text:p>44.1415261626244</text:p>
          </table:table-cell>
          <table:table-cell office:value-type="float" office:value="5.25297701358795" calcext:value-type="float">
            <text:p>5.2529770135879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5874416285396" calcext:value-type="float">
            <text:p>0.995874416285396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81108629961558" calcext:value-type="float">
            <text:p>2.81108629961558</text:p>
          </table:table-cell>
          <table:table-cell office:value-type="float" office:value="0.718732518511864" calcext:value-type="float">
            <text:p>0.718732518511864</text:p>
          </table:table-cell>
          <table:table-cell office:value-type="float" office:value="0.011737203530476" calcext:value-type="float">
            <text:p>0.011737203530476</text:p>
          </table:table-cell>
          <table:table-cell office:value-type="float" office:value="0.00154377013988736" calcext:value-type="float">
            <text:p>0.001543770139887</text:p>
          </table:table-cell>
        </table:table-row>
        <table:table-row table:style-name="ro1">
          <table:table-cell office:value-type="float" office:value="47.286073744297" calcext:value-type="float">
            <text:p>47.286073744297</text:p>
          </table:table-cell>
          <table:table-cell office:value-type="float" office:value="5.57578986883163" calcext:value-type="float">
            <text:p>5.5757898688316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286957820364" calcext:value-type="float">
            <text:p>0.99628695782036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1.46432102531561" calcext:value-type="float">
            <text:p>1.46432102531561</text:p>
          </table:table-cell>
          <table:table-cell office:value-type="float" office:value="1.21271979735017" calcext:value-type="float">
            <text:p>1.21271979735017</text:p>
          </table:table-cell>
          <table:table-cell office:value-type="float" office:value="0.010213413684522" calcext:value-type="float">
            <text:p>0.010213413684522</text:p>
          </table:table-cell>
          <table:table-cell office:value-type="float" office:value="0.00189053847122619" calcext:value-type="float">
            <text:p>0.001890538471226</text:p>
          </table:table-cell>
        </table:table-row>
        <table:table-row table:style-name="ro1">
          <table:table-cell office:value-type="float" office:value="42.0046682953835" calcext:value-type="float">
            <text:p>42.0046682953835</text:p>
          </table:table-cell>
          <table:table-cell office:value-type="float" office:value="5.15932506322861" calcext:value-type="float">
            <text:p>5.1593250632286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87856845722804" calcext:value-type="float">
            <text:p>1.87856845722804</text:p>
          </table:table-cell>
          <table:table-cell office:value-type="float" office:value="1.00496335292572" calcext:value-type="float">
            <text:p>1.00496335292572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2.9828802347183" calcext:value-type="float">
            <text:p>42.9828802347183</text:p>
          </table:table-cell>
          <table:table-cell office:value-type="float" office:value="5.35157150030136" calcext:value-type="float">
            <text:p>5.3515715003013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3.89436791901349" calcext:value-type="float">
            <text:p>3.89436791901349</text:p>
          </table:table-cell>
          <table:table-cell office:value-type="float" office:value="0.751226280740492" calcext:value-type="float">
            <text:p>0.751226280740492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4.654268860817" calcext:value-type="float">
            <text:p>44.654268860817</text:p>
          </table:table-cell>
          <table:table-cell office:value-type="float" office:value="5.30399656295776" calcext:value-type="float">
            <text:p>5.3039965629577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3.52230051957721" calcext:value-type="float">
            <text:p>3.52230051957721</text:p>
          </table:table-cell>
          <table:table-cell office:value-type="float" office:value="1.12030538304907" calcext:value-type="float">
            <text:p>1.12030538304907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4.5258804559708" calcext:value-type="float">
            <text:p>44.5258804559708</text:p>
          </table:table-cell>
          <table:table-cell office:value-type="float" office:value="4.83743435144424" calcext:value-type="float">
            <text:p>4.8374343514442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2.66436408040544" calcext:value-type="float">
            <text:p>2.66436408040544</text:p>
          </table:table-cell>
          <table:table-cell office:value-type="float" office:value="0.759892732272869" calcext:value-type="float">
            <text:p>0.759892732272869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42.9347851276398" calcext:value-type="float">
            <text:p>42.9347851276398</text:p>
          </table:table-cell>
          <table:table-cell office:value-type="float" office:value="4.62005370855331" calcext:value-type="float">
            <text:p>4.6200537085533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2.09546024926442" calcext:value-type="float">
            <text:p>2.09546024926442</text:p>
          </table:table-cell>
          <table:table-cell office:value-type="float" office:value="0.606295367738412" calcext:value-type="float">
            <text:p>0.606295367738412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42.4180799722672" calcext:value-type="float">
            <text:p>42.4180799722672</text:p>
          </table:table-cell>
          <table:table-cell office:value-type="float" office:value="4.75983572006226" calcext:value-type="float">
            <text:p>4.7598357200622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56127176391114" calcext:value-type="float">
            <text:p>1.56127176391114</text:p>
          </table:table-cell>
          <table:table-cell office:value-type="float" office:value="0.714182694444255" calcext:value-type="float">
            <text:p>0.714182694444255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2.7829722166061" calcext:value-type="float">
            <text:p>42.7829722166061</text:p>
          </table:table-cell>
          <table:table-cell office:value-type="float" office:value="4.66482555866241" calcext:value-type="float">
            <text:p>4.6648255586624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67309839128617" calcext:value-type="float">
            <text:p>2.67309839128617</text:p>
          </table:table-cell>
          <table:table-cell office:value-type="float" office:value="0.765233736351306" calcext:value-type="float">
            <text:p>0.765233736351306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1.1021462082863" calcext:value-type="float">
            <text:p>41.1021462082863</text:p>
          </table:table-cell>
          <table:table-cell office:value-type="float" office:value="4.99689793586731" calcext:value-type="float">
            <text:p>4.9968979358673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31671461031537" calcext:value-type="float">
            <text:p>2.31671461031537</text:p>
          </table:table-cell>
          <table:table-cell office:value-type="float" office:value="0.834660791742239" calcext:value-type="float">
            <text:p>0.834660791742239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4.4485144615173" calcext:value-type="float">
            <text:p>44.4485144615173</text:p>
          </table:table-cell>
          <table:table-cell office:value-type="float" office:value="5.00235909223557" calcext:value-type="float">
            <text:p>5.0023590922355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899712309617588" calcext:value-type="float">
            <text:p>0.899712309617588</text:p>
          </table:table-cell>
          <table:table-cell office:value-type="float" office:value="1.28158407277092" calcext:value-type="float">
            <text:p>1.28158407277092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6.3268000483513" calcext:value-type="float">
            <text:p>46.3268000483513</text:p>
          </table:table-cell>
          <table:table-cell office:value-type="float" office:value="5.19106191396713" calcext:value-type="float">
            <text:p>5.1910619139671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2122807548591" calcext:value-type="float">
            <text:p>2.2122807548591</text:p>
          </table:table-cell>
          <table:table-cell office:value-type="float" office:value="1.23082075847997" calcext:value-type="float">
            <text:p>1.23082075847997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3.7299510240555" calcext:value-type="float">
            <text:p>43.7299510240555</text:p>
          </table:table-cell>
          <table:table-cell office:value-type="float" office:value="4.59692215919495" calcext:value-type="float">
            <text:p>4.5969221591949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90548236935918" calcext:value-type="float">
            <text:p>1.90548236935918</text:p>
          </table:table-cell>
          <table:table-cell office:value-type="float" office:value="0.92558128575463" calcext:value-type="float">
            <text:p>0.92558128575463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1.3349989652634" calcext:value-type="float">
            <text:p>41.3349989652634</text:p>
          </table:table-cell>
          <table:table-cell office:value-type="float" office:value="4.81887865066528" calcext:value-type="float">
            <text:p>4.8188786506652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0872415325159" calcext:value-type="float">
            <text:p>1.10872415325159</text:p>
          </table:table-cell>
          <table:table-cell office:value-type="float" office:value="0.735456750958732" calcext:value-type="float">
            <text:p>0.73545675095873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7.9495074748993" calcext:value-type="float">
            <text:p>37.9495074748993</text:p>
          </table:table-cell>
          <table:table-cell office:value-type="float" office:value="4.85819000005722" calcext:value-type="float">
            <text:p>4.8581900000572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18885180817516" calcext:value-type="float">
            <text:p>2.18885180817516</text:p>
          </table:table-cell>
          <table:table-cell office:value-type="float" office:value="1.02690319851595" calcext:value-type="float">
            <text:p>1.02690319851595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9.5650032162666" calcext:value-type="float">
            <text:p>39.5650032162666</text:p>
          </table:table-cell>
          <table:table-cell office:value-type="float" office:value="5.21695524454117" calcext:value-type="float">
            <text:p>5.2169552445411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02591857193651" calcext:value-type="float">
            <text:p>2.02591857193651</text:p>
          </table:table-cell>
          <table:table-cell office:value-type="float" office:value="0.945460740466572" calcext:value-type="float">
            <text:p>0.94546074046657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0.909411072731" calcext:value-type="float">
            <text:p>40.909411072731</text:p>
          </table:table-cell>
          <table:table-cell office:value-type="float" office:value="4.90218681097031" calcext:value-type="float">
            <text:p>4.9021868109703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57454802523206" calcext:value-type="float">
            <text:p>1.57454802523206</text:p>
          </table:table-cell>
          <table:table-cell office:value-type="float" office:value="0.835583542526856" calcext:value-type="float">
            <text:p>0.835583542526856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4.0589447021484" calcext:value-type="float">
            <text:p>44.0589447021484</text:p>
          </table:table-cell>
          <table:table-cell office:value-type="float" office:value="5.1543362736702" calcext:value-type="float">
            <text:p>5.1543362736702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834949404101" calcext:value-type="float">
            <text:p>0.9983494940410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9174917491749" calcext:value-type="float">
            <text:p>0.99917491749174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0.726806703095876" calcext:value-type="float">
            <text:p>0.726806703095876</text:p>
          </table:table-cell>
          <table:table-cell office:value-type="float" office:value="1.37174044164507" calcext:value-type="float">
            <text:p>1.37174044164507</text:p>
          </table:table-cell>
          <table:table-cell office:value-type="float" office:value="0.00978579687854215" calcext:value-type="float">
            <text:p>0.009785796878542</text:p>
          </table:table-cell>
          <table:table-cell office:value-type="float" office:value="0.000825763901928646" calcext:value-type="float">
            <text:p>0.000825763901929</text:p>
          </table:table-cell>
        </table:table-row>
        <table:table-row table:style-name="ro1">
          <table:table-cell office:value-type="float" office:value="41.1215872764587" calcext:value-type="float">
            <text:p>41.1215872764587</text:p>
          </table:table-cell>
          <table:table-cell office:value-type="float" office:value="5.04199934005737" calcext:value-type="float">
            <text:p>5.0419993400573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711169994781" calcext:value-type="float">
            <text:p>0.9971116999478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2.6564132565407" calcext:value-type="float">
            <text:p>2.6564132565407</text:p>
          </table:table-cell>
          <table:table-cell office:value-type="float" office:value="0.754318679258858" calcext:value-type="float">
            <text:p>0.754318679258858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123813487251108" calcext:value-type="float">
            <text:p>0.001238134872511</text:p>
          </table:table-cell>
        </table:table-row>
        <table:table-row table:style-name="ro1">
          <table:table-cell office:value-type="float" office:value="42.7112213969231" calcext:value-type="float">
            <text:p>42.7112213969231</text:p>
          </table:table-cell>
          <table:table-cell office:value-type="float" office:value="4.88187330961227" calcext:value-type="float">
            <text:p>4.8818733096122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628678748954" calcext:value-type="float">
            <text:p>0.9962867874895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1.31177522614203" calcext:value-type="float">
            <text:p>1.31177522614203</text:p>
          </table:table-cell>
          <table:table-cell office:value-type="float" office:value="0.859131593062724" calcext:value-type="float">
            <text:p>0.859131593062724</text:p>
          </table:table-cell>
          <table:table-cell office:value-type="float" office:value="0.00944227107681488" calcext:value-type="float">
            <text:p>0.009442271076815</text:p>
          </table:table-cell>
          <table:table-cell office:value-type="float" office:value="0.00179846004918476" calcext:value-type="float">
            <text:p>0.001798460049185</text:p>
          </table:table-cell>
        </table:table-row>
        <table:table-row table:style-name="ro1">
          <table:table-cell office:value-type="float" office:value="42.4016748666763" calcext:value-type="float">
            <text:p>42.4016748666763</text:p>
          </table:table-cell>
          <table:table-cell office:value-type="float" office:value="5.06467610597611" calcext:value-type="float">
            <text:p>5.0646761059761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874416285396" calcext:value-type="float">
            <text:p>0.995874416285396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8" calcext:value-type="float">
            <text:p>68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29436914685351" calcext:value-type="float">
            <text:p>2.29436914685351</text:p>
          </table:table-cell>
          <table:table-cell office:value-type="float" office:value="0.742440879624706" calcext:value-type="float">
            <text:p>0.742440879624706</text:p>
          </table:table-cell>
          <table:table-cell office:value-type="float" office:value="0.0113220467720429" calcext:value-type="float">
            <text:p>0.011322046772043</text:p>
          </table:table-cell>
          <table:table-cell office:value-type="float" office:value="0.00154377013988736" calcext:value-type="float">
            <text:p>0.001543770139887</text:p>
          </table:table-cell>
        </table:table-row>
        <table:table-row table:style-name="ro1">
          <table:table-cell office:value-type="float" office:value="40.3710824251175" calcext:value-type="float">
            <text:p>40.3710824251175</text:p>
          </table:table-cell>
          <table:table-cell office:value-type="float" office:value="5.28572571277618" calcext:value-type="float">
            <text:p>5.2857257127761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6286957820364" calcext:value-type="float">
            <text:p>0.99628695782036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1.80695343145737" calcext:value-type="float">
            <text:p>1.80695343145737</text:p>
          </table:table-cell>
          <table:table-cell office:value-type="float" office:value="0.752188533747197" calcext:value-type="float">
            <text:p>0.752188533747197</text:p>
          </table:table-cell>
          <table:table-cell office:value-type="float" office:value="0.00970517045485601" calcext:value-type="float">
            <text:p>0.009705170454856</text:p>
          </table:table-cell>
          <table:table-cell office:value-type="float" office:value="0.00189053847122619" calcext:value-type="float">
            <text:p>0.001890538471226</text:p>
          </table:table-cell>
        </table:table-row>
        <table:table-row table:style-name="ro1">
          <table:table-cell office:value-type="float" office:value="42.1634634137154" calcext:value-type="float">
            <text:p>42.1634634137154</text:p>
          </table:table-cell>
          <table:table-cell office:value-type="float" office:value="5.05214482545853" calcext:value-type="float">
            <text:p>5.0521448254585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07216133385571" calcext:value-type="float">
            <text:p>1.07216133385571</text:p>
          </table:table-cell>
          <table:table-cell office:value-type="float" office:value="1.07276703116254" calcext:value-type="float">
            <text:p>1.07276703116254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39.384795665741" calcext:value-type="float">
            <text:p>39.384795665741</text:p>
          </table:table-cell>
          <table:table-cell office:value-type="float" office:value="4.92892491817474" calcext:value-type="float">
            <text:p>4.9289249181747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2.94113660501871" calcext:value-type="float">
            <text:p>2.94113660501871</text:p>
          </table:table-cell>
          <table:table-cell office:value-type="float" office:value="0.602801093868076" calcext:value-type="float">
            <text:p>0.602801093868076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1.1242641210556" calcext:value-type="float">
            <text:p>41.1242641210556</text:p>
          </table:table-cell>
          <table:table-cell office:value-type="float" office:value="4.69154691696167" calcext:value-type="float">
            <text:p>4.6915469169616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92953199331" calcext:value-type="float">
            <text:p>0.973392953199331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" calcext:value-type="float">
            <text:p>2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2772277227723" calcext:value-type="float">
            <text:p>0.97277227722772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19703215169" calcext:value-type="float">
            <text:p>0.9719703215169</text:p>
          </table:table-cell>
          <table:table-cell office:value-type="float" office:value="1.46453024148725" calcext:value-type="float">
            <text:p>1.46453024148725</text:p>
          </table:table-cell>
          <table:table-cell office:value-type="float" office:value="0.82805358022017" calcext:value-type="float">
            <text:p>0.82805358022017</text:p>
          </table:table-cell>
          <table:table-cell office:value-type="float" office:value="0.0083600803030011" calcext:value-type="float">
            <text:p>0.008360080303001</text:p>
          </table:table-cell>
          <table:table-cell office:value-type="float" office:value="0.00478088254421811" calcext:value-type="float">
            <text:p>0.004780882544218</text:p>
          </table:table-cell>
        </table:table-row>
        <table:table-row table:style-name="ro1">
          <table:table-cell office:value-type="float" office:value="41.9629327058792" calcext:value-type="float">
            <text:p>41.9629327058792</text:p>
          </table:table-cell>
          <table:table-cell office:value-type="float" office:value="5.0483672618866" calcext:value-type="float">
            <text:p>5.048367261886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773970706477" calcext:value-type="float">
            <text:p>0.97277397070647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1.8713942823541" calcext:value-type="float">
            <text:p>1.8713942823541</text:p>
          </table:table-cell>
          <table:table-cell office:value-type="float" office:value="0.880694297830756" calcext:value-type="float">
            <text:p>0.880694297830756</text:p>
          </table:table-cell>
          <table:table-cell office:value-type="float" office:value="0.010227767461118" calcext:value-type="float">
            <text:p>0.010227767461118</text:p>
          </table:table-cell>
          <table:table-cell office:value-type="float" office:value="0.00399026825464376" calcext:value-type="float">
            <text:p>0.003990268254644</text:p>
          </table:table-cell>
        </table:table-row>
        <table:table-row table:style-name="ro1">
          <table:table-cell office:value-type="float" office:value="43.3462182283401" calcext:value-type="float">
            <text:p>43.3462182283401</text:p>
          </table:table-cell>
          <table:table-cell office:value-type="float" office:value="4.98230522871018" calcext:value-type="float">
            <text:p>4.9823052287101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174244724034" calcext:value-type="float">
            <text:p>0.9717424472403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6" calcext:value-type="float">
            <text:p>86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48019801980198" calcext:value-type="float">
            <text:p>0.948019801980198</text:p>
          </table:table-cell>
          <table:table-cell office:value-type="float" office:value="0.966996699669967" calcext:value-type="float">
            <text:p>0.9669966996699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1145919208574" calcext:value-type="float">
            <text:p>0.971145919208574</text:p>
          </table:table-cell>
          <table:table-cell office:value-type="float" office:value="2.28986801595349" calcext:value-type="float">
            <text:p>2.28986801595349</text:p>
          </table:table-cell>
          <table:table-cell office:value-type="float" office:value="0.849391459506487" calcext:value-type="float">
            <text:p>0.849391459506487</text:p>
          </table:table-cell>
          <table:table-cell office:value-type="float" office:value="0.00877196012254385" calcext:value-type="float">
            <text:p>0.008771960122544</text:p>
          </table:table-cell>
          <table:table-cell office:value-type="float" office:value="0.00421426078060817" calcext:value-type="float">
            <text:p>0.004214260780608</text:p>
          </table:table-cell>
        </table:table-row>
        <table:table-row table:style-name="ro1">
          <table:table-cell office:value-type="float" office:value="39.7681640982628" calcext:value-type="float">
            <text:p>39.7681640982628</text:p>
          </table:table-cell>
          <table:table-cell office:value-type="float" office:value="4.55077850818634" calcext:value-type="float">
            <text:p>4.5507785081863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23971661186801" calcext:value-type="float">
            <text:p>2.23971661186801</text:p>
          </table:table-cell>
          <table:table-cell office:value-type="float" office:value="1.23678679547025" calcext:value-type="float">
            <text:p>1.23678679547025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36.493257522583" calcext:value-type="float">
            <text:p>36.493257522583</text:p>
          </table:table-cell>
          <table:table-cell office:value-type="float" office:value="5.13981717824936" calcext:value-type="float">
            <text:p>5.1398171782493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70024650009458" calcext:value-type="float">
            <text:p>3.70024650009458</text:p>
          </table:table-cell>
          <table:table-cell office:value-type="float" office:value="0.588550252836214" calcext:value-type="float">
            <text:p>0.588550252836214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2.5095400810242" calcext:value-type="float">
            <text:p>42.5095400810242</text:p>
          </table:table-cell>
          <table:table-cell office:value-type="float" office:value="5.07554602622986" calcext:value-type="float">
            <text:p>5.0755460262298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08133613552806" calcext:value-type="float">
            <text:p>2.08133613552806</text:p>
          </table:table-cell>
          <table:table-cell office:value-type="float" office:value="0.789289288212937" calcext:value-type="float">
            <text:p>0.789289288212937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1.5927063822746" calcext:value-type="float">
            <text:p>41.5927063822746</text:p>
          </table:table-cell>
          <table:table-cell office:value-type="float" office:value="5.0368372797966" calcext:value-type="float">
            <text:p>5.036837279796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16640202005786" calcext:value-type="float">
            <text:p>2.16640202005786</text:p>
          </table:table-cell>
          <table:table-cell office:value-type="float" office:value="0.668020539765354" calcext:value-type="float">
            <text:p>0.668020539765354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4.0460958480835" calcext:value-type="float">
            <text:p>44.0460958480835</text:p>
          </table:table-cell>
          <table:table-cell office:value-type="float" office:value="5.08516842126846" calcext:value-type="float">
            <text:p>5.0851684212684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8029063837373" calcext:value-type="float">
            <text:p>0.96802906383737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12" calcext:value-type="float">
            <text:p>112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21515600827511" calcext:value-type="float">
            <text:p>0.921515600827511</text:p>
          </table:table-cell>
          <table:table-cell office:value-type="float" office:value="1.11108815996223" calcext:value-type="float">
            <text:p>1.11108815996223</text:p>
          </table:table-cell>
          <table:table-cell office:value-type="float" office:value="0.0109086418790397" calcext:value-type="float">
            <text:p>0.01090864187904</text:p>
          </table:table-cell>
          <table:table-cell office:value-type="float" office:value="0.00351077981114085" calcext:value-type="float">
            <text:p>0.003510779811141</text:p>
          </table:table-cell>
        </table:table-row>
        <table:table-row table:style-name="ro1">
          <table:table-cell office:value-type="float" office:value="41.2207698225975" calcext:value-type="float">
            <text:p>41.2207698225975</text:p>
          </table:table-cell>
          <table:table-cell office:value-type="float" office:value="5.18603223562241" calcext:value-type="float">
            <text:p>5.1860322356224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6780168602628" calcext:value-type="float">
            <text:p>1.6780168602628</text:p>
          </table:table-cell>
          <table:table-cell office:value-type="float" office:value="0.794313989716388" calcext:value-type="float">
            <text:p>0.794313989716388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2.1550147533417" calcext:value-type="float">
            <text:p>42.1550147533417</text:p>
          </table:table-cell>
          <table:table-cell office:value-type="float" office:value="5.56535631418228" calcext:value-type="float">
            <text:p>5.5653563141822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11262227830102" calcext:value-type="float">
            <text:p>2.11262227830102</text:p>
          </table:table-cell>
          <table:table-cell office:value-type="float" office:value="0.672286073946119" calcext:value-type="float">
            <text:p>0.672286073946119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4.8953084945679" calcext:value-type="float">
            <text:p>44.8953084945679</text:p>
          </table:table-cell>
          <table:table-cell office:value-type="float" office:value="5.24484741687775" calcext:value-type="float">
            <text:p>5.2448474168777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83142662027809" calcext:value-type="float">
            <text:p>1.83142662027809</text:p>
          </table:table-cell>
          <table:table-cell office:value-type="float" office:value="1.02777115536702" calcext:value-type="float">
            <text:p>1.02777115536702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38.5874347686768" calcext:value-type="float">
            <text:p>38.5874347686768</text:p>
          </table:table-cell>
          <table:table-cell office:value-type="float" office:value="4.74428927898407" calcext:value-type="float">
            <text:p>4.7442892789840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9571699471195" calcext:value-type="float">
            <text:p>3.9571699471195</text:p>
          </table:table-cell>
          <table:table-cell office:value-type="float" office:value="0.784569773646498" calcext:value-type="float">
            <text:p>0.784569773646498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  <table:table-row table:style-name="ro1">
          <table:table-cell office:value-type="float" office:value="40.1637752652168" calcext:value-type="float">
            <text:p>40.1637752652168</text:p>
          </table:table-cell>
          <table:table-cell office:value-type="float" office:value="4.40121126174927" calcext:value-type="float">
            <text:p>4.4012112617492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141955258419" calcext:value-type="float">
            <text:p>0.96514195525841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1" calcext:value-type="float">
            <text:p>18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74602120751598" calcext:value-type="float">
            <text:p>1.74602120751598</text:p>
          </table:table-cell>
          <table:table-cell office:value-type="float" office:value="1.16266472881914" calcext:value-type="float">
            <text:p>1.16266472881914</text:p>
          </table:table-cell>
          <table:table-cell office:value-type="float" office:value="0.00640210857704767" calcext:value-type="float">
            <text:p>0.006402108577048</text:p>
          </table:table-cell>
          <table:table-cell office:value-type="float" office:value="0.00463434015438438" calcext:value-type="float">
            <text:p>0.004634340154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18:23:10.997074967</dc:date>
    <meta:editing-duration>PT2M12S</meta:editing-duration>
    <meta:editing-cycles>1</meta:editing-cycles>
    <meta:document-statistic meta:table-count="1" meta:cell-count="5784" meta:object-count="3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705cm" svg:height="10.797cm" xlink:href=".." xlink:type="simple" chart:class="chart:scatter" chart:style-name="ch1">
        <chart:legend chart:legend-position="end" svg:x="22.636cm" svg:y="4.85cm" style:legend-expansion="high" chart:style-name="ch2"/>
        <chart:plot-area chart:style-name="ch3" table:cell-range-address="search_results.C1:search_results.D241 search_results.G2:search_results.G241" chart:data-source-has-labels="row" svg:x="1.545cm" svg:y="0.215cm" svg:width="20.557cm" svg:height="9.386cm">
          <chartooo:coordinate-region svg:x="2.457cm" svg:y="0.414cm" svg:width="19.365cm" svg:height="8.54cm"/>
          <chart:axis chart:dimension="x" chart:name="primary-x" chart:style-name="ch4">
            <chart:title svg:x="10.588cm" svg:y="9.816cm" chart:style-name="ch5">
              <text:p>Max Leaf Nodes</text:p>
            </chart:title>
          </chart:axis>
          <chart:axis chart:dimension="y" chart:name="primary-y" chart:style-name="ch6">
            <chart:title svg:x="0.451cm" svg:y="5.653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G2:search_results.G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earch_results.G2:search_results.G241</svg:desc>
                </draw:g>
              </table:table-cell>
              <table:table-cell office:value-type="float" office:value="0.986180204154969">
                <text:p>0.986180204154969</text:p>
                <draw:g>
                  <svg:desc>search_results.D2:search_results.D241</svg:desc>
                </draw:g>
              </table:table-cell>
              <table:table-cell office:value-type="float" office:value="0.00158205718805536">
                <text:p>0.00158205718805536</text:p>
                <draw:g>
                  <svg:desc>search_results.X2:search_results.X241</svg:desc>
                </draw:g>
              </table:table-cell>
              <table:table-cell office:value-type="float" office:value="0.00158205718805536">
                <text:p>0.00158205718805536</text:p>
                <draw:g>
                  <svg:desc>search_results.X2:search_results.X241</svg:desc>
                </draw:g>
              </table:table-cell>
              <table:table-cell office:value-type="float" office:value="0.939356435643564">
                <text:p>0.939356435643564</text:p>
                <draw:g>
                  <svg:desc>search_results.C2:search_results.C241</svg:desc>
                </draw:g>
              </table:table-cell>
              <table:table-cell office:value-type="float" office:value="0.00946702538930748">
                <text:p>0.00946702538930748</text:p>
                <draw:g>
                  <svg:desc>search_results.W2:search_results.W241</svg:desc>
                </draw:g>
              </table:table-cell>
              <table:table-cell office:value-type="float" office:value="0.00946702538930748">
                <text:p>0.00946702538930748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984323597618897">
                <text:p>0.984323597618897</text:p>
              </table:table-cell>
              <table:table-cell office:value-type="float" office:value="0.00154215092365696">
                <text:p>0.00154215092365696</text:p>
              </table:table-cell>
              <table:table-cell office:value-type="float" office:value="0.00154215092365696">
                <text:p>0.0015421509236569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91079748005642">
                <text:p>0.00991079748005642</text:p>
              </table:table-cell>
              <table:table-cell office:value-type="float" office:value="0.00991079748005642">
                <text:p>0.00991079748005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984942920492555">
                <text:p>0.984942920492555</text:p>
              </table:table-cell>
              <table:table-cell office:value-type="float" office:value="0.00220852198179874">
                <text:p>0.00220852198179874</text:p>
              </table:table-cell>
              <table:table-cell office:value-type="float" office:value="0.00220852198179874">
                <text:p>0.00220852198179874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984942409780928">
                <text:p>0.984942409780928</text:p>
              </table:table-cell>
              <table:table-cell office:value-type="float" office:value="0.00158310269542392">
                <text:p>0.00158310269542392</text:p>
              </table:table-cell>
              <table:table-cell office:value-type="float" office:value="0.00158310269542392">
                <text:p>0.0015831026954239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223409939011">
                <text:p>0.010223409939011</text:p>
              </table:table-cell>
              <table:table-cell office:value-type="float" office:value="0.010223409939011">
                <text:p>0.010223409939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983911566795557">
                <text:p>0.983911566795557</text:p>
              </table:table-cell>
              <table:table-cell office:value-type="float" office:value="0.00169551294308184">
                <text:p>0.00169551294308184</text:p>
              </table:table-cell>
              <table:table-cell office:value-type="float" office:value="0.00169551294308184">
                <text:p>0.00169551294308184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973599223826394">
                <text:p>0.973599223826394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73599223826394">
                <text:p>0.973599223826394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973599223826394">
                <text:p>0.973599223826394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989274435015102">
                <text:p>0.989274435015102</text:p>
              </table:table-cell>
              <table:table-cell office:value-type="float" office:value="0.00225809279101525">
                <text:p>0.00225809279101525</text:p>
              </table:table-cell>
              <table:table-cell office:value-type="float" office:value="0.00225809279101525">
                <text:p>0.0022580927910152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77427723290679">
                <text:p>0.00877427723290679</text:p>
              </table:table-cell>
              <table:table-cell office:value-type="float" office:value="0.00877427723290679">
                <text:p>0.00877427723290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987829518921565">
                <text:p>0.987829518921565</text:p>
              </table:table-cell>
              <table:table-cell office:value-type="float" office:value="0.00236270867084134">
                <text:p>0.00236270867084134</text:p>
              </table:table-cell>
              <table:table-cell office:value-type="float" office:value="0.00236270867084134">
                <text:p>0.0023627086708413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836138460755618">
                <text:p>0.00836138460755618</text:p>
              </table:table-cell>
              <table:table-cell office:value-type="float" office:value="0.00836138460755618">
                <text:p>0.00836138460755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.987211387521144">
                <text:p>0.987211387521144</text:p>
              </table:table-cell>
              <table:table-cell office:value-type="float" office:value="0.00188965504429897">
                <text:p>0.00188965504429897</text:p>
              </table:table-cell>
              <table:table-cell office:value-type="float" office:value="0.00188965504429897">
                <text:p>0.0018896550442989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6216701158657">
                <text:p>0.00906216701158657</text:p>
              </table:table-cell>
              <table:table-cell office:value-type="float" office:value="0.00906216701158657">
                <text:p>0.00906216701158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.987211387521144">
                <text:p>0.987211387521144</text:p>
              </table:table-cell>
              <table:table-cell office:value-type="float" office:value="0.0022208823645766">
                <text:p>0.0022208823645766</text:p>
              </table:table-cell>
              <table:table-cell office:value-type="float" office:value="0.0022208823645766">
                <text:p>0.002220882364576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298143584757">
                <text:p>0.0111298143584757</text:p>
              </table:table-cell>
              <table:table-cell office:value-type="float" office:value="0.0111298143584757">
                <text:p>0.0111298143584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0.987623758725288">
                <text:p>0.987623758725288</text:p>
              </table:table-cell>
              <table:table-cell office:value-type="float" office:value="0.00202103784813102">
                <text:p>0.00202103784813102</text:p>
              </table:table-cell>
              <table:table-cell office:value-type="float" office:value="0.00202103784813102">
                <text:p>0.00202103784813102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11351090502831">
                <text:p>0.00911351090502831</text:p>
              </table:table-cell>
              <table:table-cell office:value-type="float" office:value="0.00911351090502831">
                <text:p>0.00911351090502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992574765890632">
                <text:p>0.992574765890632</text:p>
              </table:table-cell>
              <table:table-cell office:value-type="float" office:value="0.00154195264712373">
                <text:p>0.00154195264712373</text:p>
              </table:table-cell>
              <table:table-cell office:value-type="float" office:value="0.00154195264712373">
                <text:p>0.00154195264712373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990717819254598">
                <text:p>0.990717819254598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.988655112422286">
                <text:p>0.988655112422286</text:p>
              </table:table-cell>
              <table:table-cell office:value-type="float" office:value="0.00228765498368891">
                <text:p>0.00228765498368891</text:p>
              </table:table-cell>
              <table:table-cell office:value-type="float" office:value="0.00228765498368891">
                <text:p>0.0022876549836889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989067994057216">
                <text:p>0.989067994057216</text:p>
              </table:table-cell>
              <table:table-cell office:value-type="float" office:value="0.00196645147819632">
                <text:p>0.00196645147819632</text:p>
              </table:table-cell>
              <table:table-cell office:value-type="float" office:value="0.00196645147819632">
                <text:p>0.0019664514781963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040413493111">
                <text:p>0.0108040413493111</text:p>
              </table:table-cell>
              <table:table-cell office:value-type="float" office:value="0.0108040413493111">
                <text:p>0.0108040413493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89893076565467">
                <text:p>0.989893076565467</text:p>
              </table:table-cell>
              <table:table-cell office:value-type="float" office:value="0.00147121445270482">
                <text:p>0.00147121445270482</text:p>
              </table:table-cell>
              <table:table-cell office:value-type="float" office:value="0.00147121445270482">
                <text:p>0.0014712144527048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69215449863001">
                <text:p>0.00969215449863001</text:p>
              </table:table-cell>
              <table:table-cell office:value-type="float" office:value="0.00969215449863001">
                <text:p>0.00969215449863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0.994637132622982">
                <text:p>0.994637132622982</text:p>
              </table:table-cell>
              <table:table-cell office:value-type="float" office:value="0.00170074496245771">
                <text:p>0.00170074496245771</text:p>
              </table:table-cell>
              <table:table-cell office:value-type="float" office:value="0.00170074496245771">
                <text:p>0.00170074496245771</text:p>
              </table:table-cell>
              <table:table-cell office:value-type="float" office:value="0.9375">
                <text:p>0.9375</text:p>
              </table:table-cell>
              <table:table-cell office:value-type="float" office:value="0.00993965751425871">
                <text:p>0.00993965751425871</text:p>
              </table:table-cell>
              <table:table-cell office:value-type="float" office:value="0.00993965751425871">
                <text:p>0.00993965751425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0.992780015656124">
                <text:p>0.992780015656124</text:p>
              </table:table-cell>
              <table:table-cell office:value-type="float" office:value="0.0021345199038701">
                <text:p>0.0021345199038701</text:p>
              </table:table-cell>
              <table:table-cell office:value-type="float" office:value="0.0021345199038701">
                <text:p>0.0021345199038701</text:p>
              </table:table-cell>
              <table:table-cell office:value-type="float" office:value="0.9375">
                <text:p>0.9375</text:p>
              </table:table-cell>
              <table:table-cell office:value-type="float" office:value="0.00877260320910099">
                <text:p>0.00877260320910099</text:p>
              </table:table-cell>
              <table:table-cell office:value-type="float" office:value="0.00877260320910099">
                <text:p>0.00877260320910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.991954932867031">
                <text:p>0.991954932867031</text:p>
              </table:table-cell>
              <table:table-cell office:value-type="float" office:value="0.00236181321595893">
                <text:p>0.00236181321595893</text:p>
              </table:table-cell>
              <table:table-cell office:value-type="float" office:value="0.00236181321595893">
                <text:p>0.0023618132159589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.992161543594056">
                <text:p>0.992161543594056</text:p>
              </table:table-cell>
              <table:table-cell office:value-type="float" office:value="0.000923618264401168">
                <text:p>0.000923618264401168</text:p>
              </table:table-cell>
              <table:table-cell office:value-type="float" office:value="0.000923618264401168">
                <text:p>0.00092361826440116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040413493111">
                <text:p>0.0108040413493111</text:p>
              </table:table-cell>
              <table:table-cell office:value-type="float" office:value="0.0108040413493111">
                <text:p>0.0108040413493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0.991749172389912">
                <text:p>0.991749172389912</text:p>
              </table:table-cell>
              <table:table-cell office:value-type="float" office:value="0.000825091354745807">
                <text:p>0.000825091354745807</text:p>
              </table:table-cell>
              <table:table-cell office:value-type="float" office:value="0.000825091354745807">
                <text:p>0.00082509135474580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29065101643055">
                <text:p>0.00929065101643055</text:p>
              </table:table-cell>
              <table:table-cell office:value-type="float" office:value="0.00929065101643055">
                <text:p>0.00929065101643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0.995874756385358">
                <text:p>0.995874756385358</text:p>
              </table:table-cell>
              <table:table-cell office:value-type="float" office:value="0.00100996145581787">
                <text:p>0.00100996145581787</text:p>
              </table:table-cell>
              <table:table-cell office:value-type="float" office:value="0.00100996145581787">
                <text:p>0.0010099614558178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9888357821622">
                <text:p>0.0089888357821622</text:p>
              </table:table-cell>
              <table:table-cell office:value-type="float" office:value="0.0089888357821622">
                <text:p>0.0089888357821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0.994842892819259">
                <text:p>0.994842892819259</text:p>
              </table:table-cell>
              <table:table-cell office:value-type="float" office:value="0.00196794615795489">
                <text:p>0.00196794615795489</text:p>
              </table:table-cell>
              <table:table-cell office:value-type="float" office:value="0.00196794615795489">
                <text:p>0.00196794615795489</text:p>
              </table:table-cell>
              <table:table-cell office:value-type="float" office:value="0.9375">
                <text:p>0.9375</text:p>
              </table:table-cell>
              <table:table-cell office:value-type="float" office:value="0.00877260320910099">
                <text:p>0.00877260320910099</text:p>
              </table:table-cell>
              <table:table-cell office:value-type="float" office:value="0.00877260320910099">
                <text:p>0.00877260320910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0.99422425070721">
                <text:p>0.99422425070721</text:p>
              </table:table-cell>
              <table:table-cell office:value-type="float" office:value="0.00130500174907022">
                <text:p>0.00130500174907022</text:p>
              </table:table-cell>
              <table:table-cell office:value-type="float" office:value="0.00130500174907022">
                <text:p>0.001305001749070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11512026103453">
                <text:p>0.00911512026103453</text:p>
              </table:table-cell>
              <table:table-cell office:value-type="float" office:value="0.00911512026103453">
                <text:p>0.00911512026103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994017809749324">
                <text:p>0.994017809749324</text:p>
              </table:table-cell>
              <table:table-cell office:value-type="float" office:value="0.00147397408430732">
                <text:p>0.00147397408430732</text:p>
              </table:table-cell>
              <table:table-cell office:value-type="float" office:value="0.00147397408430732">
                <text:p>0.00147397408430732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24708180604562">
                <text:p>0.0124708180604562</text:p>
              </table:table-cell>
              <table:table-cell office:value-type="float" office:value="0.0124708180604562">
                <text:p>0.0124708180604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0.992780525806067">
                <text:p>0.992780525806067</text:p>
              </table:table-cell>
              <table:table-cell office:value-type="float" office:value="0.00068413108161361">
                <text:p>0.00068413108161361</text:p>
              </table:table-cell>
              <table:table-cell office:value-type="float" office:value="0.00068413108161361">
                <text:p>0.00068413108161361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">
                <text:p>5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">
                <text:p>5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">
                <text:p>5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">
                <text:p>5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0.996080856962439">
                <text:p>0.996080856962439</text:p>
              </table:table-cell>
              <table:table-cell office:value-type="float" office:value="0.00107181469950866">
                <text:p>0.00107181469950866</text:p>
              </table:table-cell>
              <table:table-cell office:value-type="float" office:value="0.00107181469950866">
                <text:p>0.001071814699508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9888357821622">
                <text:p>0.0089888357821622</text:p>
              </table:table-cell>
              <table:table-cell office:value-type="float" office:value="0.0089888357821622">
                <text:p>0.00898883578216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75">
                <text:p>0.9375</text:p>
              </table:table-cell>
              <table:table-cell office:value-type="float" office:value="0.00960449668016289">
                <text:p>0.00960449668016289</text:p>
              </table:table-cell>
              <table:table-cell office:value-type="float" office:value="0.00960449668016289">
                <text:p>0.00960449668016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0.994636962292158">
                <text:p>0.994636962292158</text:p>
              </table:table-cell>
              <table:table-cell office:value-type="float" office:value="0.00123762469851909">
                <text:p>0.00123762469851909</text:p>
              </table:table-cell>
              <table:table-cell office:value-type="float" office:value="0.00123762469851909">
                <text:p>0.0012376246985190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0.994636791961335">
                <text:p>0.994636791961335</text:p>
              </table:table-cell>
              <table:table-cell office:value-type="float" office:value="0.00123813608876168">
                <text:p>0.00123813608876168</text:p>
              </table:table-cell>
              <table:table-cell office:value-type="float" office:value="0.00123813608876168">
                <text:p>0.0012381360887616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2842253377088">
                <text:p>0.012842253377088</text:p>
              </table:table-cell>
              <table:table-cell office:value-type="float" office:value="0.012842253377088">
                <text:p>0.012842253377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0.994843403250044">
                <text:p>0.994843403250044</text:p>
              </table:table-cell>
              <table:table-cell office:value-type="float" office:value="0.00158415137970754">
                <text:p>0.00158415137970754</text:p>
              </table:table-cell>
              <table:table-cell office:value-type="float" office:value="0.00158415137970754">
                <text:p>0.00158415137970754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">
                <text:p>6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0.997111869997791">
                <text:p>0.997111869997791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8172507738485">
                <text:p>0.0108172507738485</text:p>
              </table:table-cell>
              <table:table-cell office:value-type="float" office:value="0.0108172507738485">
                <text:p>0.01081725077384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86185697363728">
                <text:p>0.00786185697363728</text:p>
              </table:table-cell>
              <table:table-cell office:value-type="float" office:value="0.00786185697363728">
                <text:p>0.007861856973637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">
                <text:p>65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0905678773174">
                <text:p>0.0100905678773174</text:p>
              </table:table-cell>
              <table:table-cell office:value-type="float" office:value="0.0100905678773174">
                <text:p>0.01009056787731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  <table:table-cell office:value-type="float" office:value="0.995049333496303">
                <text:p>0.995049333496303</text:p>
              </table:table-cell>
              <table:table-cell office:value-type="float" office:value="0.00154386147239143">
                <text:p>0.00154386147239143</text:p>
              </table:table-cell>
              <table:table-cell office:value-type="float" office:value="0.00154386147239143">
                <text:p>0.0015438614723914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24708180604562">
                <text:p>0.0124708180604562</text:p>
              </table:table-cell>
              <table:table-cell office:value-type="float" office:value="0.0124708180604562">
                <text:p>0.01247081806045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">
                <text:p>65</text:p>
              </table:table-cell>
              <table:table-cell office:value-type="float" office:value="0.995668486039138">
                <text:p>0.995668486039138</text:p>
              </table:table-cell>
              <table:table-cell office:value-type="float" office:value="0.00158423968945072">
                <text:p>0.00158423968945072</text:p>
              </table:table-cell>
              <table:table-cell office:value-type="float" office:value="0.00158423968945072">
                <text:p>0.00158423968945072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">
                <text:p>6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">
                <text:p>6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">
                <text:p>6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">
                <text:p>6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">
                <text:p>6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">
                <text:p>6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">
                <text:p>6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">
                <text:p>6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">
                <text:p>6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">
                <text:p>6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">
                <text:p>70</text:p>
              </table:table-cell>
              <table:table-cell office:value-type="float" office:value="0.997524241201935">
                <text:p>0.997524241201935</text:p>
              </table:table-cell>
              <table:table-cell office:value-type="float" office:value="0.0013052164922151">
                <text:p>0.0013052164922151</text:p>
              </table:table-cell>
              <table:table-cell office:value-type="float" office:value="0.0013052164922151">
                <text:p>0.001305216492215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9896260795585">
                <text:p>0.0089896260795585</text:p>
              </table:table-cell>
              <table:table-cell office:value-type="float" office:value="0.0089896260795585">
                <text:p>0.00898962607955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0.996080516862477">
                <text:p>0.996080516862477</text:p>
              </table:table-cell>
              <table:table-cell office:value-type="float" office:value="0.00178655260438193">
                <text:p>0.00178655260438193</text:p>
              </table:table-cell>
              <table:table-cell office:value-type="float" office:value="0.00178655260438193">
                <text:p>0.0017865526043819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0.995462045081252">
                <text:p>0.995462045081252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24708180604562">
                <text:p>0.0124708180604562</text:p>
              </table:table-cell>
              <table:table-cell office:value-type="float" office:value="0.0124708180604562">
                <text:p>0.01247081806045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0.995874586616219">
                <text:p>0.995874586616219</text:p>
              </table:table-cell>
              <table:table-cell office:value-type="float" office:value="0.00175026411128282">
                <text:p>0.00175026411128282</text:p>
              </table:table-cell>
              <table:table-cell office:value-type="float" office:value="0.00175026411128282">
                <text:p>0.00175026411128282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">
                <text:p>70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">
                <text:p>7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">
                <text:p>7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">
                <text:p>75</text:p>
              </table:table-cell>
              <table:table-cell office:value-type="float" office:value="0.998143223413947">
                <text:p>0.998143223413947</text:p>
              </table:table-cell>
              <table:table-cell office:value-type="float" office:value="0.0010722726595245">
                <text:p>0.0010722726595245</text:p>
              </table:table-cell>
              <table:table-cell office:value-type="float" office:value="0.0010722726595245">
                <text:p>0.001072272659524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60417517293657">
                <text:p>0.00760417517293657</text:p>
              </table:table-cell>
              <table:table-cell office:value-type="float" office:value="0.00760417517293657">
                <text:p>0.007604175172936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">
                <text:p>75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21636712154198">
                <text:p>0.00921636712154198</text:p>
              </table:table-cell>
              <table:table-cell office:value-type="float" office:value="0.00921636712154198">
                <text:p>0.00921636712154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0.995462045081252">
                <text:p>0.995462045081252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5">
                <text:p>75</text:p>
              </table:table-cell>
              <table:table-cell office:value-type="float" office:value="0.996080687193301">
                <text:p>0.996080687193301</text:p>
              </table:table-cell>
              <table:table-cell office:value-type="float" office:value="0.00196771395586317">
                <text:p>0.00196771395586317</text:p>
              </table:table-cell>
              <table:table-cell office:value-type="float" office:value="0.00196771395586317">
                <text:p>0.001967713955863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040413493111">
                <text:p>0.0108040413493111</text:p>
              </table:table-cell>
              <table:table-cell office:value-type="float" office:value="0.0108040413493111">
                <text:p>0.0108040413493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">
                <text:p>7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">
                <text:p>7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">
                <text:p>75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">
                <text:p>7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">
                <text:p>7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">
                <text:p>7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">
                <text:p>7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">
                <text:p>7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9834949404101">
                <text:p>0.99834949404101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0100273129052326">
                <text:p>0.01002731290523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75">
                <text:p>0.9375</text:p>
              </table:table-cell>
              <table:table-cell office:value-type="float" office:value="0.0076919506011492">
                <text:p>0.0076919506011492</text:p>
              </table:table-cell>
              <table:table-cell office:value-type="float" office:value="0.0076919506011492">
                <text:p>0.00769195060114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0.996080516862477">
                <text:p>0.996080516862477</text:p>
              </table:table-cell>
              <table:table-cell office:value-type="float" office:value="0.00213384453488694">
                <text:p>0.00213384453488694</text:p>
              </table:table-cell>
              <table:table-cell office:value-type="float" office:value="0.00213384453488694">
                <text:p>0.0021338445348869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99169689021522">
                <text:p>0.00999169689021522</text:p>
              </table:table-cell>
              <table:table-cell office:value-type="float" office:value="0.00999169689021522">
                <text:p>0.009991696890215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0.996286957820364">
                <text:p>0.996286957820364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">
                <text:p>8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">
                <text:p>8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">
                <text:p>8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">
                <text:p>8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">
                <text:p>8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">
                <text:p>8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">
                <text:p>8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">
                <text:p>8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  <table:table-cell office:value-type="float" office:value="0.99834949404101">
                <text:p>0.99834949404101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0100273129052326">
                <text:p>0.01002731290523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">
                <text:p>85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">
                <text:p>85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99169689021522">
                <text:p>0.00999169689021522</text:p>
              </table:table-cell>
              <table:table-cell office:value-type="float" office:value="0.00999169689021522">
                <text:p>0.009991696890215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">
                <text:p>85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">
                <text:p>85</text:p>
              </table:table-cell>
              <table:table-cell office:value-type="float" office:value="0.996286957820364">
                <text:p>0.996286957820364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">
                <text:p>8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5">
                <text:p>85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">
                <text:p>8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">
                <text:p>8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">
                <text:p>8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">
                <text:p>8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">
                <text:p>8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5">
                <text:p>8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">
                <text:p>8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">
                <text:p>8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">
                <text:p>8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">
                <text:p>90</text:p>
              </table:table-cell>
              <table:table-cell office:value-type="float" office:value="0.99834949404101">
                <text:p>0.99834949404101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78579687854215">
                <text:p>0.00978579687854215</text:p>
              </table:table-cell>
              <table:table-cell office:value-type="float" office:value="0.00978579687854215">
                <text:p>0.009785796878542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0.99711169994781">
                <text:p>0.99711169994781</text:p>
              </table:table-cell>
              <table:table-cell office:value-type="float" office:value="0.00123813487251108">
                <text:p>0.00123813487251108</text:p>
              </table:table-cell>
              <table:table-cell office:value-type="float" office:value="0.00123813487251108">
                <text:p>0.00123813487251108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">
                <text:p>90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">
                <text:p>90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75">
                <text:p>0.9375</text:p>
              </table:table-cell>
              <table:table-cell office:value-type="float" office:value="0.0113220467720429">
                <text:p>0.0113220467720429</text:p>
              </table:table-cell>
              <table:table-cell office:value-type="float" office:value="0.0113220467720429">
                <text:p>0.0113220467720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">
                <text:p>90</text:p>
              </table:table-cell>
              <table:table-cell office:value-type="float" office:value="0.996286957820364">
                <text:p>0.996286957820364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">
                <text:p>9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">
                <text:p>90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">
                <text:p>9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">
                <text:p>9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">
                <text:p>9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">
                <text:p>9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">
                <text:p>90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">
                <text:p>9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">
                <text:p>9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">
                <text:p>9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">
                <text:p>9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">
                <text:p>90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705cm" svg:height="10.797cm" xlink:href=".." xlink:type="simple" chart:class="chart:scatter" chart:style-name="ch1">
        <chart:legend chart:legend-position="end" svg:x="22.636cm" svg:y="4.85cm" style:legend-expansion="high" chart:style-name="ch2"/>
        <chart:plot-area chart:style-name="ch3" table:cell-range-address="search_results.H2:search_results.H241 search_results.C1:search_results.D241" chart:data-source-has-labels="row" svg:x="1.545cm" svg:y="0.215cm" svg:width="20.557cm" svg:height="9.386cm">
          <chartooo:coordinate-region svg:x="2.457cm" svg:y="0.414cm" svg:width="19.405cm" svg:height="8.54cm"/>
          <chart:axis chart:dimension="x" chart:name="primary-x" chart:style-name="ch4">
            <chart:title svg:x="10.509cm" svg:y="9.816cm" chart:style-name="ch5">
              <text:p>Min SamplesLeaf</text:p>
            </chart:title>
          </chart:axis>
          <chart:axis chart:dimension="y" chart:name="primary-y" chart:style-name="ch6">
            <chart:title svg:x="0.451cm" svg:y="5.653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H2:search_results.H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arch_results.H2:search_results.H241</svg:desc>
                </draw:g>
              </table:table-cell>
              <table:table-cell office:value-type="float" office:value="0.986180204154969">
                <text:p>0.986180204154969</text:p>
                <draw:g>
                  <svg:desc>search_results.D2:search_results.D241</svg:desc>
                </draw:g>
              </table:table-cell>
              <table:table-cell office:value-type="float" office:value="0.00158205718805536">
                <text:p>0.00158205718805536</text:p>
                <draw:g>
                  <svg:desc>search_results.X2:search_results.X241</svg:desc>
                </draw:g>
              </table:table-cell>
              <table:table-cell office:value-type="float" office:value="0.00158205718805536">
                <text:p>0.00158205718805536</text:p>
                <draw:g>
                  <svg:desc>search_results.X2:search_results.X241</svg:desc>
                </draw:g>
              </table:table-cell>
              <table:table-cell office:value-type="float" office:value="0.939356435643564">
                <text:p>0.939356435643564</text:p>
                <draw:g>
                  <svg:desc>search_results.C2:search_results.C241</svg:desc>
                </draw:g>
              </table:table-cell>
              <table:table-cell office:value-type="float" office:value="0.00946702538930748">
                <text:p>0.00946702538930748</text:p>
                <draw:g>
                  <svg:desc>search_results.W2:search_results.W241</svg:desc>
                </draw:g>
              </table:table-cell>
              <table:table-cell office:value-type="float" office:value="0.00946702538930748">
                <text:p>0.00946702538930748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84323597618897">
                <text:p>0.984323597618897</text:p>
              </table:table-cell>
              <table:table-cell office:value-type="float" office:value="0.00154215092365696">
                <text:p>0.00154215092365696</text:p>
              </table:table-cell>
              <table:table-cell office:value-type="float" office:value="0.00154215092365696">
                <text:p>0.0015421509236569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91079748005642">
                <text:p>0.00991079748005642</text:p>
              </table:table-cell>
              <table:table-cell office:value-type="float" office:value="0.00991079748005642">
                <text:p>0.00991079748005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84942920492555">
                <text:p>0.984942920492555</text:p>
              </table:table-cell>
              <table:table-cell office:value-type="float" office:value="0.00220852198179874">
                <text:p>0.00220852198179874</text:p>
              </table:table-cell>
              <table:table-cell office:value-type="float" office:value="0.00220852198179874">
                <text:p>0.00220852198179874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4942409780928">
                <text:p>0.984942409780928</text:p>
              </table:table-cell>
              <table:table-cell office:value-type="float" office:value="0.00158310269542392">
                <text:p>0.00158310269542392</text:p>
              </table:table-cell>
              <table:table-cell office:value-type="float" office:value="0.00158310269542392">
                <text:p>0.0015831026954239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223409939011">
                <text:p>0.010223409939011</text:p>
              </table:table-cell>
              <table:table-cell office:value-type="float" office:value="0.010223409939011">
                <text:p>0.010223409939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3911566795557">
                <text:p>0.983911566795557</text:p>
              </table:table-cell>
              <table:table-cell office:value-type="float" office:value="0.00169551294308184">
                <text:p>0.00169551294308184</text:p>
              </table:table-cell>
              <table:table-cell office:value-type="float" office:value="0.00169551294308184">
                <text:p>0.00169551294308184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73599223826394">
                <text:p>0.973599223826394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73599223826394">
                <text:p>0.973599223826394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973599223826394">
                <text:p>0.973599223826394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89274435015102">
                <text:p>0.989274435015102</text:p>
              </table:table-cell>
              <table:table-cell office:value-type="float" office:value="0.00225809279101525">
                <text:p>0.00225809279101525</text:p>
              </table:table-cell>
              <table:table-cell office:value-type="float" office:value="0.00225809279101525">
                <text:p>0.0022580927910152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77427723290679">
                <text:p>0.00877427723290679</text:p>
              </table:table-cell>
              <table:table-cell office:value-type="float" office:value="0.00877427723290679">
                <text:p>0.00877427723290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87829518921565">
                <text:p>0.987829518921565</text:p>
              </table:table-cell>
              <table:table-cell office:value-type="float" office:value="0.00236270867084134">
                <text:p>0.00236270867084134</text:p>
              </table:table-cell>
              <table:table-cell office:value-type="float" office:value="0.00236270867084134">
                <text:p>0.0023627086708413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836138460755618">
                <text:p>0.00836138460755618</text:p>
              </table:table-cell>
              <table:table-cell office:value-type="float" office:value="0.00836138460755618">
                <text:p>0.00836138460755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87211387521144">
                <text:p>0.987211387521144</text:p>
              </table:table-cell>
              <table:table-cell office:value-type="float" office:value="0.00188965504429897">
                <text:p>0.00188965504429897</text:p>
              </table:table-cell>
              <table:table-cell office:value-type="float" office:value="0.00188965504429897">
                <text:p>0.0018896550442989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6216701158657">
                <text:p>0.00906216701158657</text:p>
              </table:table-cell>
              <table:table-cell office:value-type="float" office:value="0.00906216701158657">
                <text:p>0.00906216701158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87211387521144">
                <text:p>0.987211387521144</text:p>
              </table:table-cell>
              <table:table-cell office:value-type="float" office:value="0.0022208823645766">
                <text:p>0.0022208823645766</text:p>
              </table:table-cell>
              <table:table-cell office:value-type="float" office:value="0.0022208823645766">
                <text:p>0.002220882364576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298143584757">
                <text:p>0.0111298143584757</text:p>
              </table:table-cell>
              <table:table-cell office:value-type="float" office:value="0.0111298143584757">
                <text:p>0.0111298143584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87623758725288">
                <text:p>0.987623758725288</text:p>
              </table:table-cell>
              <table:table-cell office:value-type="float" office:value="0.00202103784813102">
                <text:p>0.00202103784813102</text:p>
              </table:table-cell>
              <table:table-cell office:value-type="float" office:value="0.00202103784813102">
                <text:p>0.00202103784813102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11351090502831">
                <text:p>0.00911351090502831</text:p>
              </table:table-cell>
              <table:table-cell office:value-type="float" office:value="0.00911351090502831">
                <text:p>0.00911351090502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92574765890632">
                <text:p>0.992574765890632</text:p>
              </table:table-cell>
              <table:table-cell office:value-type="float" office:value="0.00154195264712373">
                <text:p>0.00154195264712373</text:p>
              </table:table-cell>
              <table:table-cell office:value-type="float" office:value="0.00154195264712373">
                <text:p>0.00154195264712373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90717819254598">
                <text:p>0.990717819254598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88655112422286">
                <text:p>0.988655112422286</text:p>
              </table:table-cell>
              <table:table-cell office:value-type="float" office:value="0.00228765498368891">
                <text:p>0.00228765498368891</text:p>
              </table:table-cell>
              <table:table-cell office:value-type="float" office:value="0.00228765498368891">
                <text:p>0.0022876549836889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989067994057216">
                <text:p>0.989067994057216</text:p>
              </table:table-cell>
              <table:table-cell office:value-type="float" office:value="0.00196645147819632">
                <text:p>0.00196645147819632</text:p>
              </table:table-cell>
              <table:table-cell office:value-type="float" office:value="0.00196645147819632">
                <text:p>0.0019664514781963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040413493111">
                <text:p>0.0108040413493111</text:p>
              </table:table-cell>
              <table:table-cell office:value-type="float" office:value="0.0108040413493111">
                <text:p>0.0108040413493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89893076565467">
                <text:p>0.989893076565467</text:p>
              </table:table-cell>
              <table:table-cell office:value-type="float" office:value="0.00147121445270482">
                <text:p>0.00147121445270482</text:p>
              </table:table-cell>
              <table:table-cell office:value-type="float" office:value="0.00147121445270482">
                <text:p>0.0014712144527048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69215449863001">
                <text:p>0.00969215449863001</text:p>
              </table:table-cell>
              <table:table-cell office:value-type="float" office:value="0.00969215449863001">
                <text:p>0.00969215449863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994637132622982">
                <text:p>0.994637132622982</text:p>
              </table:table-cell>
              <table:table-cell office:value-type="float" office:value="0.00170074496245771">
                <text:p>0.00170074496245771</text:p>
              </table:table-cell>
              <table:table-cell office:value-type="float" office:value="0.00170074496245771">
                <text:p>0.00170074496245771</text:p>
              </table:table-cell>
              <table:table-cell office:value-type="float" office:value="0.9375">
                <text:p>0.9375</text:p>
              </table:table-cell>
              <table:table-cell office:value-type="float" office:value="0.00993965751425871">
                <text:p>0.00993965751425871</text:p>
              </table:table-cell>
              <table:table-cell office:value-type="float" office:value="0.00993965751425871">
                <text:p>0.00993965751425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992780015656124">
                <text:p>0.992780015656124</text:p>
              </table:table-cell>
              <table:table-cell office:value-type="float" office:value="0.0021345199038701">
                <text:p>0.0021345199038701</text:p>
              </table:table-cell>
              <table:table-cell office:value-type="float" office:value="0.0021345199038701">
                <text:p>0.0021345199038701</text:p>
              </table:table-cell>
              <table:table-cell office:value-type="float" office:value="0.9375">
                <text:p>0.9375</text:p>
              </table:table-cell>
              <table:table-cell office:value-type="float" office:value="0.00877260320910099">
                <text:p>0.00877260320910099</text:p>
              </table:table-cell>
              <table:table-cell office:value-type="float" office:value="0.00877260320910099">
                <text:p>0.00877260320910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991954932867031">
                <text:p>0.991954932867031</text:p>
              </table:table-cell>
              <table:table-cell office:value-type="float" office:value="0.00236181321595893">
                <text:p>0.00236181321595893</text:p>
              </table:table-cell>
              <table:table-cell office:value-type="float" office:value="0.00236181321595893">
                <text:p>0.0023618132159589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992161543594056">
                <text:p>0.992161543594056</text:p>
              </table:table-cell>
              <table:table-cell office:value-type="float" office:value="0.000923618264401168">
                <text:p>0.000923618264401168</text:p>
              </table:table-cell>
              <table:table-cell office:value-type="float" office:value="0.000923618264401168">
                <text:p>0.00092361826440116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040413493111">
                <text:p>0.0108040413493111</text:p>
              </table:table-cell>
              <table:table-cell office:value-type="float" office:value="0.0108040413493111">
                <text:p>0.0108040413493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991749172389912">
                <text:p>0.991749172389912</text:p>
              </table:table-cell>
              <table:table-cell office:value-type="float" office:value="0.000825091354745807">
                <text:p>0.000825091354745807</text:p>
              </table:table-cell>
              <table:table-cell office:value-type="float" office:value="0.000825091354745807">
                <text:p>0.00082509135474580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29065101643055">
                <text:p>0.00929065101643055</text:p>
              </table:table-cell>
              <table:table-cell office:value-type="float" office:value="0.00929065101643055">
                <text:p>0.00929065101643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995874756385358">
                <text:p>0.995874756385358</text:p>
              </table:table-cell>
              <table:table-cell office:value-type="float" office:value="0.00100996145581787">
                <text:p>0.00100996145581787</text:p>
              </table:table-cell>
              <table:table-cell office:value-type="float" office:value="0.00100996145581787">
                <text:p>0.0010099614558178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9888357821622">
                <text:p>0.0089888357821622</text:p>
              </table:table-cell>
              <table:table-cell office:value-type="float" office:value="0.0089888357821622">
                <text:p>0.0089888357821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994842892819259">
                <text:p>0.994842892819259</text:p>
              </table:table-cell>
              <table:table-cell office:value-type="float" office:value="0.00196794615795489">
                <text:p>0.00196794615795489</text:p>
              </table:table-cell>
              <table:table-cell office:value-type="float" office:value="0.00196794615795489">
                <text:p>0.00196794615795489</text:p>
              </table:table-cell>
              <table:table-cell office:value-type="float" office:value="0.9375">
                <text:p>0.9375</text:p>
              </table:table-cell>
              <table:table-cell office:value-type="float" office:value="0.00877260320910099">
                <text:p>0.00877260320910099</text:p>
              </table:table-cell>
              <table:table-cell office:value-type="float" office:value="0.00877260320910099">
                <text:p>0.00877260320910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99422425070721">
                <text:p>0.99422425070721</text:p>
              </table:table-cell>
              <table:table-cell office:value-type="float" office:value="0.00130500174907022">
                <text:p>0.00130500174907022</text:p>
              </table:table-cell>
              <table:table-cell office:value-type="float" office:value="0.00130500174907022">
                <text:p>0.001305001749070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11512026103453">
                <text:p>0.00911512026103453</text:p>
              </table:table-cell>
              <table:table-cell office:value-type="float" office:value="0.00911512026103453">
                <text:p>0.00911512026103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994017809749324">
                <text:p>0.994017809749324</text:p>
              </table:table-cell>
              <table:table-cell office:value-type="float" office:value="0.00147397408430732">
                <text:p>0.00147397408430732</text:p>
              </table:table-cell>
              <table:table-cell office:value-type="float" office:value="0.00147397408430732">
                <text:p>0.00147397408430732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24708180604562">
                <text:p>0.0124708180604562</text:p>
              </table:table-cell>
              <table:table-cell office:value-type="float" office:value="0.0124708180604562">
                <text:p>0.0124708180604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992780525806067">
                <text:p>0.992780525806067</text:p>
              </table:table-cell>
              <table:table-cell office:value-type="float" office:value="0.00068413108161361">
                <text:p>0.00068413108161361</text:p>
              </table:table-cell>
              <table:table-cell office:value-type="float" office:value="0.00068413108161361">
                <text:p>0.00068413108161361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96080856962439">
                <text:p>0.996080856962439</text:p>
              </table:table-cell>
              <table:table-cell office:value-type="float" office:value="0.00107181469950866">
                <text:p>0.00107181469950866</text:p>
              </table:table-cell>
              <table:table-cell office:value-type="float" office:value="0.00107181469950866">
                <text:p>0.001071814699508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9888357821622">
                <text:p>0.0089888357821622</text:p>
              </table:table-cell>
              <table:table-cell office:value-type="float" office:value="0.0089888357821622">
                <text:p>0.00898883578216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75">
                <text:p>0.9375</text:p>
              </table:table-cell>
              <table:table-cell office:value-type="float" office:value="0.00960449668016289">
                <text:p>0.00960449668016289</text:p>
              </table:table-cell>
              <table:table-cell office:value-type="float" office:value="0.00960449668016289">
                <text:p>0.00960449668016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994636962292158">
                <text:p>0.994636962292158</text:p>
              </table:table-cell>
              <table:table-cell office:value-type="float" office:value="0.00123762469851909">
                <text:p>0.00123762469851909</text:p>
              </table:table-cell>
              <table:table-cell office:value-type="float" office:value="0.00123762469851909">
                <text:p>0.0012376246985190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994636791961335">
                <text:p>0.994636791961335</text:p>
              </table:table-cell>
              <table:table-cell office:value-type="float" office:value="0.00123813608876168">
                <text:p>0.00123813608876168</text:p>
              </table:table-cell>
              <table:table-cell office:value-type="float" office:value="0.00123813608876168">
                <text:p>0.0012381360887616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2842253377088">
                <text:p>0.012842253377088</text:p>
              </table:table-cell>
              <table:table-cell office:value-type="float" office:value="0.012842253377088">
                <text:p>0.012842253377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994843403250044">
                <text:p>0.994843403250044</text:p>
              </table:table-cell>
              <table:table-cell office:value-type="float" office:value="0.00158415137970754">
                <text:p>0.00158415137970754</text:p>
              </table:table-cell>
              <table:table-cell office:value-type="float" office:value="0.00158415137970754">
                <text:p>0.00158415137970754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997111869997791">
                <text:p>0.997111869997791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8172507738485">
                <text:p>0.0108172507738485</text:p>
              </table:table-cell>
              <table:table-cell office:value-type="float" office:value="0.0108172507738485">
                <text:p>0.01081725077384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86185697363728">
                <text:p>0.00786185697363728</text:p>
              </table:table-cell>
              <table:table-cell office:value-type="float" office:value="0.00786185697363728">
                <text:p>0.007861856973637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0905678773174">
                <text:p>0.0100905678773174</text:p>
              </table:table-cell>
              <table:table-cell office:value-type="float" office:value="0.0100905678773174">
                <text:p>0.01009056787731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995049333496303">
                <text:p>0.995049333496303</text:p>
              </table:table-cell>
              <table:table-cell office:value-type="float" office:value="0.00154386147239143">
                <text:p>0.00154386147239143</text:p>
              </table:table-cell>
              <table:table-cell office:value-type="float" office:value="0.00154386147239143">
                <text:p>0.0015438614723914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24708180604562">
                <text:p>0.0124708180604562</text:p>
              </table:table-cell>
              <table:table-cell office:value-type="float" office:value="0.0124708180604562">
                <text:p>0.01247081806045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995668486039138">
                <text:p>0.995668486039138</text:p>
              </table:table-cell>
              <table:table-cell office:value-type="float" office:value="0.00158423968945072">
                <text:p>0.00158423968945072</text:p>
              </table:table-cell>
              <table:table-cell office:value-type="float" office:value="0.00158423968945072">
                <text:p>0.00158423968945072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997524241201935">
                <text:p>0.997524241201935</text:p>
              </table:table-cell>
              <table:table-cell office:value-type="float" office:value="0.0013052164922151">
                <text:p>0.0013052164922151</text:p>
              </table:table-cell>
              <table:table-cell office:value-type="float" office:value="0.0013052164922151">
                <text:p>0.001305216492215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9896260795585">
                <text:p>0.0089896260795585</text:p>
              </table:table-cell>
              <table:table-cell office:value-type="float" office:value="0.0089896260795585">
                <text:p>0.00898962607955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996080516862477">
                <text:p>0.996080516862477</text:p>
              </table:table-cell>
              <table:table-cell office:value-type="float" office:value="0.00178655260438193">
                <text:p>0.00178655260438193</text:p>
              </table:table-cell>
              <table:table-cell office:value-type="float" office:value="0.00178655260438193">
                <text:p>0.0017865526043819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995462045081252">
                <text:p>0.995462045081252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24708180604562">
                <text:p>0.0124708180604562</text:p>
              </table:table-cell>
              <table:table-cell office:value-type="float" office:value="0.0124708180604562">
                <text:p>0.01247081806045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995874586616219">
                <text:p>0.995874586616219</text:p>
              </table:table-cell>
              <table:table-cell office:value-type="float" office:value="0.00175026411128282">
                <text:p>0.00175026411128282</text:p>
              </table:table-cell>
              <table:table-cell office:value-type="float" office:value="0.00175026411128282">
                <text:p>0.00175026411128282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998143223413947">
                <text:p>0.998143223413947</text:p>
              </table:table-cell>
              <table:table-cell office:value-type="float" office:value="0.0010722726595245">
                <text:p>0.0010722726595245</text:p>
              </table:table-cell>
              <table:table-cell office:value-type="float" office:value="0.0010722726595245">
                <text:p>0.001072272659524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60417517293657">
                <text:p>0.00760417517293657</text:p>
              </table:table-cell>
              <table:table-cell office:value-type="float" office:value="0.00760417517293657">
                <text:p>0.007604175172936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21636712154198">
                <text:p>0.00921636712154198</text:p>
              </table:table-cell>
              <table:table-cell office:value-type="float" office:value="0.00921636712154198">
                <text:p>0.00921636712154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995462045081252">
                <text:p>0.995462045081252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996080687193301">
                <text:p>0.996080687193301</text:p>
              </table:table-cell>
              <table:table-cell office:value-type="float" office:value="0.00196771395586317">
                <text:p>0.00196771395586317</text:p>
              </table:table-cell>
              <table:table-cell office:value-type="float" office:value="0.00196771395586317">
                <text:p>0.001967713955863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040413493111">
                <text:p>0.0108040413493111</text:p>
              </table:table-cell>
              <table:table-cell office:value-type="float" office:value="0.0108040413493111">
                <text:p>0.0108040413493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99834949404101">
                <text:p>0.99834949404101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0100273129052326">
                <text:p>0.01002731290523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75">
                <text:p>0.9375</text:p>
              </table:table-cell>
              <table:table-cell office:value-type="float" office:value="0.0076919506011492">
                <text:p>0.0076919506011492</text:p>
              </table:table-cell>
              <table:table-cell office:value-type="float" office:value="0.0076919506011492">
                <text:p>0.00769195060114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996080516862477">
                <text:p>0.996080516862477</text:p>
              </table:table-cell>
              <table:table-cell office:value-type="float" office:value="0.00213384453488694">
                <text:p>0.00213384453488694</text:p>
              </table:table-cell>
              <table:table-cell office:value-type="float" office:value="0.00213384453488694">
                <text:p>0.0021338445348869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99169689021522">
                <text:p>0.00999169689021522</text:p>
              </table:table-cell>
              <table:table-cell office:value-type="float" office:value="0.00999169689021522">
                <text:p>0.009991696890215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996286957820364">
                <text:p>0.996286957820364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99834949404101">
                <text:p>0.99834949404101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0100273129052326">
                <text:p>0.01002731290523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99169689021522">
                <text:p>0.00999169689021522</text:p>
              </table:table-cell>
              <table:table-cell office:value-type="float" office:value="0.00999169689021522">
                <text:p>0.009991696890215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.996286957820364">
                <text:p>0.996286957820364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.99834949404101">
                <text:p>0.99834949404101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78579687854215">
                <text:p>0.00978579687854215</text:p>
              </table:table-cell>
              <table:table-cell office:value-type="float" office:value="0.00978579687854215">
                <text:p>0.009785796878542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.99711169994781">
                <text:p>0.99711169994781</text:p>
              </table:table-cell>
              <table:table-cell office:value-type="float" office:value="0.00123813487251108">
                <text:p>0.00123813487251108</text:p>
              </table:table-cell>
              <table:table-cell office:value-type="float" office:value="0.00123813487251108">
                <text:p>0.00123813487251108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75">
                <text:p>0.9375</text:p>
              </table:table-cell>
              <table:table-cell office:value-type="float" office:value="0.0113220467720429">
                <text:p>0.0113220467720429</text:p>
              </table:table-cell>
              <table:table-cell office:value-type="float" office:value="0.0113220467720429">
                <text:p>0.0113220467720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996286957820364">
                <text:p>0.996286957820364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705cm" svg:height="10.797cm" xlink:href=".." xlink:type="simple" chart:class="chart:scatter" chart:style-name="ch1">
        <chart:legend chart:legend-position="end" svg:x="22.636cm" svg:y="4.85cm" style:legend-expansion="high" chart:style-name="ch2"/>
        <chart:plot-area chart:style-name="ch3" table:cell-range-address="search_results.I2:search_results.I241 search_results.C1:search_results.D241" chart:data-source-has-labels="row" svg:x="1.545cm" svg:y="0.215cm" svg:width="20.557cm" svg:height="9.386cm">
          <chartooo:coordinate-region svg:x="2.457cm" svg:y="0.414cm" svg:width="19.405cm" svg:height="8.54cm"/>
          <chart:axis chart:dimension="x" chart:name="primary-x" chart:style-name="ch4">
            <chart:title svg:x="10.469cm" svg:y="9.816cm" chart:style-name="ch5">
              <text:p>Min Samples Split</text:p>
            </chart:title>
          </chart:axis>
          <chart:axis chart:dimension="y" chart:name="primary-y" chart:style-name="ch6">
            <chart:title svg:x="0.451cm" svg:y="5.653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I2:search_results.I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earch_results.I2:search_results.I241</svg:desc>
                </draw:g>
              </table:table-cell>
              <table:table-cell office:value-type="float" office:value="0.986180204154969">
                <text:p>0.986180204154969</text:p>
                <draw:g>
                  <svg:desc>search_results.D2:search_results.D241</svg:desc>
                </draw:g>
              </table:table-cell>
              <table:table-cell office:value-type="float" office:value="0.00158205718805536">
                <text:p>0.00158205718805536</text:p>
                <draw:g>
                  <svg:desc>search_results.X2:search_results.X241</svg:desc>
                </draw:g>
              </table:table-cell>
              <table:table-cell office:value-type="float" office:value="0.00158205718805536">
                <text:p>0.00158205718805536</text:p>
                <draw:g>
                  <svg:desc>search_results.X2:search_results.X241</svg:desc>
                </draw:g>
              </table:table-cell>
              <table:table-cell office:value-type="float" office:value="0.939356435643564">
                <text:p>0.939356435643564</text:p>
                <draw:g>
                  <svg:desc>search_results.C2:search_results.C241</svg:desc>
                </draw:g>
              </table:table-cell>
              <table:table-cell office:value-type="float" office:value="0.00946702538930748">
                <text:p>0.00946702538930748</text:p>
                <draw:g>
                  <svg:desc>search_results.W2:search_results.W241</svg:desc>
                </draw:g>
              </table:table-cell>
              <table:table-cell office:value-type="float" office:value="0.00946702538930748">
                <text:p>0.00946702538930748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84323597618897">
                <text:p>0.984323597618897</text:p>
              </table:table-cell>
              <table:table-cell office:value-type="float" office:value="0.00154215092365696">
                <text:p>0.00154215092365696</text:p>
              </table:table-cell>
              <table:table-cell office:value-type="float" office:value="0.00154215092365696">
                <text:p>0.0015421509236569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91079748005642">
                <text:p>0.00991079748005642</text:p>
              </table:table-cell>
              <table:table-cell office:value-type="float" office:value="0.00991079748005642">
                <text:p>0.00991079748005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4942920492555">
                <text:p>0.984942920492555</text:p>
              </table:table-cell>
              <table:table-cell office:value-type="float" office:value="0.00220852198179874">
                <text:p>0.00220852198179874</text:p>
              </table:table-cell>
              <table:table-cell office:value-type="float" office:value="0.00220852198179874">
                <text:p>0.00220852198179874</text:p>
              </table:table-cell>
              <table:table-cell office:value-type="float" office:value="0.9375">
                <text:p>0.9375</text:p>
              </table:table-cell>
              <table:table-cell office:value-type="float" office:value="0.00961571270587763">
                <text:p>0.00961571270587763</text:p>
              </table:table-cell>
              <table:table-cell office:value-type="float" office:value="0.00961571270587763">
                <text:p>0.00961571270587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84942409780928">
                <text:p>0.984942409780928</text:p>
              </table:table-cell>
              <table:table-cell office:value-type="float" office:value="0.00158310269542392">
                <text:p>0.00158310269542392</text:p>
              </table:table-cell>
              <table:table-cell office:value-type="float" office:value="0.00158310269542392">
                <text:p>0.0015831026954239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223409939011">
                <text:p>0.010223409939011</text:p>
              </table:table-cell>
              <table:table-cell office:value-type="float" office:value="0.010223409939011">
                <text:p>0.010223409939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983911566795557">
                <text:p>0.983911566795557</text:p>
              </table:table-cell>
              <table:table-cell office:value-type="float" office:value="0.00169551294308184">
                <text:p>0.00169551294308184</text:p>
              </table:table-cell>
              <table:table-cell office:value-type="float" office:value="0.00169551294308184">
                <text:p>0.00169551294308184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73599223826394">
                <text:p>0.973599223826394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973599223826394">
                <text:p>0.973599223826394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973599223826394">
                <text:p>0.973599223826394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00454820214330658">
                <text:p>0.0045482021433065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89274435015102">
                <text:p>0.989274435015102</text:p>
              </table:table-cell>
              <table:table-cell office:value-type="float" office:value="0.00225809279101525">
                <text:p>0.00225809279101525</text:p>
              </table:table-cell>
              <table:table-cell office:value-type="float" office:value="0.00225809279101525">
                <text:p>0.0022580927910152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77427723290679">
                <text:p>0.00877427723290679</text:p>
              </table:table-cell>
              <table:table-cell office:value-type="float" office:value="0.00877427723290679">
                <text:p>0.00877427723290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987829518921565">
                <text:p>0.987829518921565</text:p>
              </table:table-cell>
              <table:table-cell office:value-type="float" office:value="0.00236270867084134">
                <text:p>0.00236270867084134</text:p>
              </table:table-cell>
              <table:table-cell office:value-type="float" office:value="0.00236270867084134">
                <text:p>0.0023627086708413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836138460755618">
                <text:p>0.00836138460755618</text:p>
              </table:table-cell>
              <table:table-cell office:value-type="float" office:value="0.00836138460755618">
                <text:p>0.00836138460755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987211387521144">
                <text:p>0.987211387521144</text:p>
              </table:table-cell>
              <table:table-cell office:value-type="float" office:value="0.00188965504429897">
                <text:p>0.00188965504429897</text:p>
              </table:table-cell>
              <table:table-cell office:value-type="float" office:value="0.00188965504429897">
                <text:p>0.0018896550442989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6216701158657">
                <text:p>0.00906216701158657</text:p>
              </table:table-cell>
              <table:table-cell office:value-type="float" office:value="0.00906216701158657">
                <text:p>0.00906216701158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987211387521144">
                <text:p>0.987211387521144</text:p>
              </table:table-cell>
              <table:table-cell office:value-type="float" office:value="0.0022208823645766">
                <text:p>0.0022208823645766</text:p>
              </table:table-cell>
              <table:table-cell office:value-type="float" office:value="0.0022208823645766">
                <text:p>0.002220882364576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1298143584757">
                <text:p>0.0111298143584757</text:p>
              </table:table-cell>
              <table:table-cell office:value-type="float" office:value="0.0111298143584757">
                <text:p>0.0111298143584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987623758725288">
                <text:p>0.987623758725288</text:p>
              </table:table-cell>
              <table:table-cell office:value-type="float" office:value="0.00202103784813102">
                <text:p>0.00202103784813102</text:p>
              </table:table-cell>
              <table:table-cell office:value-type="float" office:value="0.00202103784813102">
                <text:p>0.00202103784813102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11351090502831">
                <text:p>0.00911351090502831</text:p>
              </table:table-cell>
              <table:table-cell office:value-type="float" office:value="0.00911351090502831">
                <text:p>0.00911351090502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992574765890632">
                <text:p>0.992574765890632</text:p>
              </table:table-cell>
              <table:table-cell office:value-type="float" office:value="0.00154195264712373">
                <text:p>0.00154195264712373</text:p>
              </table:table-cell>
              <table:table-cell office:value-type="float" office:value="0.00154195264712373">
                <text:p>0.00154195264712373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90717819254598">
                <text:p>0.990717819254598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00205236911200072">
                <text:p>0.0020523691120007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988655112422286">
                <text:p>0.988655112422286</text:p>
              </table:table-cell>
              <table:table-cell office:value-type="float" office:value="0.00228765498368891">
                <text:p>0.00228765498368891</text:p>
              </table:table-cell>
              <table:table-cell office:value-type="float" office:value="0.00228765498368891">
                <text:p>0.0022876549836889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989067994057216">
                <text:p>0.989067994057216</text:p>
              </table:table-cell>
              <table:table-cell office:value-type="float" office:value="0.00196645147819632">
                <text:p>0.00196645147819632</text:p>
              </table:table-cell>
              <table:table-cell office:value-type="float" office:value="0.00196645147819632">
                <text:p>0.0019664514781963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040413493111">
                <text:p>0.0108040413493111</text:p>
              </table:table-cell>
              <table:table-cell office:value-type="float" office:value="0.0108040413493111">
                <text:p>0.0108040413493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0.989893076565467">
                <text:p>0.989893076565467</text:p>
              </table:table-cell>
              <table:table-cell office:value-type="float" office:value="0.00147121445270482">
                <text:p>0.00147121445270482</text:p>
              </table:table-cell>
              <table:table-cell office:value-type="float" office:value="0.00147121445270482">
                <text:p>0.0014712144527048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69215449863001">
                <text:p>0.00969215449863001</text:p>
              </table:table-cell>
              <table:table-cell office:value-type="float" office:value="0.00969215449863001">
                <text:p>0.00969215449863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994637132622982">
                <text:p>0.994637132622982</text:p>
              </table:table-cell>
              <table:table-cell office:value-type="float" office:value="0.00170074496245771">
                <text:p>0.00170074496245771</text:p>
              </table:table-cell>
              <table:table-cell office:value-type="float" office:value="0.00170074496245771">
                <text:p>0.00170074496245771</text:p>
              </table:table-cell>
              <table:table-cell office:value-type="float" office:value="0.9375">
                <text:p>0.9375</text:p>
              </table:table-cell>
              <table:table-cell office:value-type="float" office:value="0.00993965751425871">
                <text:p>0.00993965751425871</text:p>
              </table:table-cell>
              <table:table-cell office:value-type="float" office:value="0.00993965751425871">
                <text:p>0.00993965751425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992780015656124">
                <text:p>0.992780015656124</text:p>
              </table:table-cell>
              <table:table-cell office:value-type="float" office:value="0.0021345199038701">
                <text:p>0.0021345199038701</text:p>
              </table:table-cell>
              <table:table-cell office:value-type="float" office:value="0.0021345199038701">
                <text:p>0.0021345199038701</text:p>
              </table:table-cell>
              <table:table-cell office:value-type="float" office:value="0.9375">
                <text:p>0.9375</text:p>
              </table:table-cell>
              <table:table-cell office:value-type="float" office:value="0.00877260320910099">
                <text:p>0.00877260320910099</text:p>
              </table:table-cell>
              <table:table-cell office:value-type="float" office:value="0.00877260320910099">
                <text:p>0.00877260320910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991954932867031">
                <text:p>0.991954932867031</text:p>
              </table:table-cell>
              <table:table-cell office:value-type="float" office:value="0.00236181321595893">
                <text:p>0.00236181321595893</text:p>
              </table:table-cell>
              <table:table-cell office:value-type="float" office:value="0.00236181321595893">
                <text:p>0.0023618132159589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992161543594056">
                <text:p>0.992161543594056</text:p>
              </table:table-cell>
              <table:table-cell office:value-type="float" office:value="0.000923618264401168">
                <text:p>0.000923618264401168</text:p>
              </table:table-cell>
              <table:table-cell office:value-type="float" office:value="0.000923618264401168">
                <text:p>0.00092361826440116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040413493111">
                <text:p>0.0108040413493111</text:p>
              </table:table-cell>
              <table:table-cell office:value-type="float" office:value="0.0108040413493111">
                <text:p>0.0108040413493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0.991749172389912">
                <text:p>0.991749172389912</text:p>
              </table:table-cell>
              <table:table-cell office:value-type="float" office:value="0.000825091354745807">
                <text:p>0.000825091354745807</text:p>
              </table:table-cell>
              <table:table-cell office:value-type="float" office:value="0.000825091354745807">
                <text:p>0.00082509135474580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29065101643055">
                <text:p>0.00929065101643055</text:p>
              </table:table-cell>
              <table:table-cell office:value-type="float" office:value="0.00929065101643055">
                <text:p>0.00929065101643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995874756385358">
                <text:p>0.995874756385358</text:p>
              </table:table-cell>
              <table:table-cell office:value-type="float" office:value="0.00100996145581787">
                <text:p>0.00100996145581787</text:p>
              </table:table-cell>
              <table:table-cell office:value-type="float" office:value="0.00100996145581787">
                <text:p>0.0010099614558178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9888357821622">
                <text:p>0.0089888357821622</text:p>
              </table:table-cell>
              <table:table-cell office:value-type="float" office:value="0.0089888357821622">
                <text:p>0.0089888357821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994842892819259">
                <text:p>0.994842892819259</text:p>
              </table:table-cell>
              <table:table-cell office:value-type="float" office:value="0.00196794615795489">
                <text:p>0.00196794615795489</text:p>
              </table:table-cell>
              <table:table-cell office:value-type="float" office:value="0.00196794615795489">
                <text:p>0.00196794615795489</text:p>
              </table:table-cell>
              <table:table-cell office:value-type="float" office:value="0.9375">
                <text:p>0.9375</text:p>
              </table:table-cell>
              <table:table-cell office:value-type="float" office:value="0.00877260320910099">
                <text:p>0.00877260320910099</text:p>
              </table:table-cell>
              <table:table-cell office:value-type="float" office:value="0.00877260320910099">
                <text:p>0.00877260320910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0.99422425070721">
                <text:p>0.99422425070721</text:p>
              </table:table-cell>
              <table:table-cell office:value-type="float" office:value="0.00130500174907022">
                <text:p>0.00130500174907022</text:p>
              </table:table-cell>
              <table:table-cell office:value-type="float" office:value="0.00130500174907022">
                <text:p>0.001305001749070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11512026103453">
                <text:p>0.00911512026103453</text:p>
              </table:table-cell>
              <table:table-cell office:value-type="float" office:value="0.00911512026103453">
                <text:p>0.00911512026103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0.994017809749324">
                <text:p>0.994017809749324</text:p>
              </table:table-cell>
              <table:table-cell office:value-type="float" office:value="0.00147397408430732">
                <text:p>0.00147397408430732</text:p>
              </table:table-cell>
              <table:table-cell office:value-type="float" office:value="0.00147397408430732">
                <text:p>0.00147397408430732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24708180604562">
                <text:p>0.0124708180604562</text:p>
              </table:table-cell>
              <table:table-cell office:value-type="float" office:value="0.0124708180604562">
                <text:p>0.0124708180604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0.992780525806067">
                <text:p>0.992780525806067</text:p>
              </table:table-cell>
              <table:table-cell office:value-type="float" office:value="0.00068413108161361">
                <text:p>0.00068413108161361</text:p>
              </table:table-cell>
              <table:table-cell office:value-type="float" office:value="0.00068413108161361">
                <text:p>0.00068413108161361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996080856962439">
                <text:p>0.996080856962439</text:p>
              </table:table-cell>
              <table:table-cell office:value-type="float" office:value="0.00107181469950866">
                <text:p>0.00107181469950866</text:p>
              </table:table-cell>
              <table:table-cell office:value-type="float" office:value="0.00107181469950866">
                <text:p>0.0010718146995086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9888357821622">
                <text:p>0.0089888357821622</text:p>
              </table:table-cell>
              <table:table-cell office:value-type="float" office:value="0.0089888357821622">
                <text:p>0.00898883578216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75">
                <text:p>0.9375</text:p>
              </table:table-cell>
              <table:table-cell office:value-type="float" office:value="0.00960449668016289">
                <text:p>0.00960449668016289</text:p>
              </table:table-cell>
              <table:table-cell office:value-type="float" office:value="0.00960449668016289">
                <text:p>0.00960449668016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994636962292158">
                <text:p>0.994636962292158</text:p>
              </table:table-cell>
              <table:table-cell office:value-type="float" office:value="0.00123762469851909">
                <text:p>0.00123762469851909</text:p>
              </table:table-cell>
              <table:table-cell office:value-type="float" office:value="0.00123762469851909">
                <text:p>0.0012376246985190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.994636791961335">
                <text:p>0.994636791961335</text:p>
              </table:table-cell>
              <table:table-cell office:value-type="float" office:value="0.00123813608876168">
                <text:p>0.00123813608876168</text:p>
              </table:table-cell>
              <table:table-cell office:value-type="float" office:value="0.00123813608876168">
                <text:p>0.00123813608876168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2842253377088">
                <text:p>0.012842253377088</text:p>
              </table:table-cell>
              <table:table-cell office:value-type="float" office:value="0.012842253377088">
                <text:p>0.012842253377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0.994843403250044">
                <text:p>0.994843403250044</text:p>
              </table:table-cell>
              <table:table-cell office:value-type="float" office:value="0.00158415137970754">
                <text:p>0.00158415137970754</text:p>
              </table:table-cell>
              <table:table-cell office:value-type="float" office:value="0.00158415137970754">
                <text:p>0.00158415137970754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.997111869997791">
                <text:p>0.997111869997791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8172507738485">
                <text:p>0.0108172507738485</text:p>
              </table:table-cell>
              <table:table-cell office:value-type="float" office:value="0.0108172507738485">
                <text:p>0.01081725077384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786185697363728">
                <text:p>0.00786185697363728</text:p>
              </table:table-cell>
              <table:table-cell office:value-type="float" office:value="0.00786185697363728">
                <text:p>0.007861856973637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0905678773174">
                <text:p>0.0100905678773174</text:p>
              </table:table-cell>
              <table:table-cell office:value-type="float" office:value="0.0100905678773174">
                <text:p>0.01009056787731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0.995049333496303">
                <text:p>0.995049333496303</text:p>
              </table:table-cell>
              <table:table-cell office:value-type="float" office:value="0.00154386147239143">
                <text:p>0.00154386147239143</text:p>
              </table:table-cell>
              <table:table-cell office:value-type="float" office:value="0.00154386147239143">
                <text:p>0.0015438614723914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24708180604562">
                <text:p>0.0124708180604562</text:p>
              </table:table-cell>
              <table:table-cell office:value-type="float" office:value="0.0124708180604562">
                <text:p>0.01247081806045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0.995668486039138">
                <text:p>0.995668486039138</text:p>
              </table:table-cell>
              <table:table-cell office:value-type="float" office:value="0.00158423968945072">
                <text:p>0.00158423968945072</text:p>
              </table:table-cell>
              <table:table-cell office:value-type="float" office:value="0.00158423968945072">
                <text:p>0.00158423968945072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997524241201935">
                <text:p>0.997524241201935</text:p>
              </table:table-cell>
              <table:table-cell office:value-type="float" office:value="0.0013052164922151">
                <text:p>0.0013052164922151</text:p>
              </table:table-cell>
              <table:table-cell office:value-type="float" office:value="0.0013052164922151">
                <text:p>0.001305216492215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9896260795585">
                <text:p>0.0089896260795585</text:p>
              </table:table-cell>
              <table:table-cell office:value-type="float" office:value="0.0089896260795585">
                <text:p>0.00898962607955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0.996080516862477">
                <text:p>0.996080516862477</text:p>
              </table:table-cell>
              <table:table-cell office:value-type="float" office:value="0.00178655260438193">
                <text:p>0.00178655260438193</text:p>
              </table:table-cell>
              <table:table-cell office:value-type="float" office:value="0.00178655260438193">
                <text:p>0.0017865526043819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6071791400263">
                <text:p>0.0106071791400263</text:p>
              </table:table-cell>
              <table:table-cell office:value-type="float" office:value="0.0106071791400263">
                <text:p>0.0106071791400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0.995462045081252">
                <text:p>0.995462045081252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24708180604562">
                <text:p>0.0124708180604562</text:p>
              </table:table-cell>
              <table:table-cell office:value-type="float" office:value="0.0124708180604562">
                <text:p>0.01247081806045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.995874586616219">
                <text:p>0.995874586616219</text:p>
              </table:table-cell>
              <table:table-cell office:value-type="float" office:value="0.00175026411128282">
                <text:p>0.00175026411128282</text:p>
              </table:table-cell>
              <table:table-cell office:value-type="float" office:value="0.00175026411128282">
                <text:p>0.00175026411128282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0.998143223413947">
                <text:p>0.998143223413947</text:p>
              </table:table-cell>
              <table:table-cell office:value-type="float" office:value="0.0010722726595245">
                <text:p>0.0010722726595245</text:p>
              </table:table-cell>
              <table:table-cell office:value-type="float" office:value="0.0010722726595245">
                <text:p>0.001072272659524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2928387954117">
                <text:p>0.0092928387954117</text:p>
              </table:table-cell>
              <table:table-cell office:value-type="float" office:value="0.0092928387954117">
                <text:p>0.00929283879541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60417517293657">
                <text:p>0.00760417517293657</text:p>
              </table:table-cell>
              <table:table-cell office:value-type="float" office:value="0.00760417517293657">
                <text:p>0.007604175172936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21636712154198">
                <text:p>0.00921636712154198</text:p>
              </table:table-cell>
              <table:table-cell office:value-type="float" office:value="0.00921636712154198">
                <text:p>0.00921636712154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995462045081252">
                <text:p>0.995462045081252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00170095143814196">
                <text:p>0.0017009514381419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0.996080687193301">
                <text:p>0.996080687193301</text:p>
              </table:table-cell>
              <table:table-cell office:value-type="float" office:value="0.00196771395586317">
                <text:p>0.00196771395586317</text:p>
              </table:table-cell>
              <table:table-cell office:value-type="float" office:value="0.00196771395586317">
                <text:p>0.001967713955863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8040413493111">
                <text:p>0.0108040413493111</text:p>
              </table:table-cell>
              <table:table-cell office:value-type="float" office:value="0.0108040413493111">
                <text:p>0.0108040413493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0.99834949404101">
                <text:p>0.99834949404101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0100273129052326">
                <text:p>0.01002731290523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75">
                <text:p>0.9375</text:p>
              </table:table-cell>
              <table:table-cell office:value-type="float" office:value="0.0076919506011492">
                <text:p>0.0076919506011492</text:p>
              </table:table-cell>
              <table:table-cell office:value-type="float" office:value="0.0076919506011492">
                <text:p>0.00769195060114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0.996080516862477">
                <text:p>0.996080516862477</text:p>
              </table:table-cell>
              <table:table-cell office:value-type="float" office:value="0.00213384453488694">
                <text:p>0.00213384453488694</text:p>
              </table:table-cell>
              <table:table-cell office:value-type="float" office:value="0.00213384453488694">
                <text:p>0.0021338445348869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99169689021522">
                <text:p>0.00999169689021522</text:p>
              </table:table-cell>
              <table:table-cell office:value-type="float" office:value="0.00999169689021522">
                <text:p>0.009991696890215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0.995668315708314">
                <text:p>0.995668315708314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00135260747027072">
                <text:p>0.0013526074702707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.996286957820364">
                <text:p>0.996286957820364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99834949404101">
                <text:p>0.99834949404101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0100273129052326">
                <text:p>0.01002731290523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99169689021522">
                <text:p>0.00999169689021522</text:p>
              </table:table-cell>
              <table:table-cell office:value-type="float" office:value="0.00999169689021522">
                <text:p>0.009991696890215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0.996286957820364">
                <text:p>0.996286957820364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99834949404101">
                <text:p>0.99834949404101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000825763901928646">
                <text:p>0.00082576390192864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78579687854215">
                <text:p>0.00978579687854215</text:p>
              </table:table-cell>
              <table:table-cell office:value-type="float" office:value="0.00978579687854215">
                <text:p>0.009785796878542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0.99711169994781">
                <text:p>0.99711169994781</text:p>
              </table:table-cell>
              <table:table-cell office:value-type="float" office:value="0.00123813487251108">
                <text:p>0.00123813487251108</text:p>
              </table:table-cell>
              <table:table-cell office:value-type="float" office:value="0.00123813487251108">
                <text:p>0.00123813487251108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  <table:table-cell office:value-type="float" office:value="0.99628678748954">
                <text:p>0.99628678748954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00179846004918476">
                <text:p>0.0017984600491847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4227107681488">
                <text:p>0.00944227107681488</text:p>
              </table:table-cell>
              <table:table-cell office:value-type="float" office:value="0.00944227107681488">
                <text:p>0.009442271076814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00154377013988736">
                <text:p>0.00154377013988736</text:p>
              </table:table-cell>
              <table:table-cell office:value-type="float" office:value="0.9375">
                <text:p>0.9375</text:p>
              </table:table-cell>
              <table:table-cell office:value-type="float" office:value="0.0113220467720429">
                <text:p>0.0113220467720429</text:p>
              </table:table-cell>
              <table:table-cell office:value-type="float" office:value="0.0113220467720429">
                <text:p>0.0113220467720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  <table:table-cell office:value-type="float" office:value="0.996286957820364">
                <text:p>0.996286957820364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00189053847122619">
                <text:p>0.0018905384712261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70517045485601">
                <text:p>0.00970517045485601</text:p>
              </table:table-cell>
              <table:table-cell office:value-type="float" office:value="0.00970517045485601">
                <text:p>0.009705170454856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  <table:table-cell office:value-type="float" office:value="0.973392953199331">
                <text:p>0.97339295319933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00478088254421811">
                <text:p>0.0047808825442181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83600803030011">
                <text:p>0.0083600803030011</text:p>
              </table:table-cell>
              <table:table-cell office:value-type="float" office:value="0.0083600803030011">
                <text:p>0.00836008030300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  <table:table-cell office:value-type="float" office:value="0.972773970706477">
                <text:p>0.972773970706477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00399026825464376">
                <text:p>0.0039902682546437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7767461118">
                <text:p>0.010227767461118</text:p>
              </table:table-cell>
              <table:table-cell office:value-type="float" office:value="0.010227767461118">
                <text:p>0.0102277674611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0.97174244724034">
                <text:p>0.97174244724034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00421426078060817">
                <text:p>0.00421426078060817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877196012254385">
                <text:p>0.00877196012254385</text:p>
              </table:table-cell>
              <table:table-cell office:value-type="float" office:value="0.00877196012254385">
                <text:p>0.008771960122543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0.968029063837373">
                <text:p>0.968029063837373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00351077981114085">
                <text:p>0.0035107798111408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9086418790397">
                <text:p>0.0109086418790397</text:p>
              </table:table-cell>
              <table:table-cell office:value-type="float" office:value="0.0109086418790397">
                <text:p>0.01090864187903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0.965141955258419">
                <text:p>0.965141955258419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00463434015438438">
                <text:p>0.0046343401543843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640210857704767">
                <text:p>0.00640210857704767</text:p>
              </table:table-cell>
              <table:table-cell office:value-type="float" office:value="0.00640210857704767">
                <text:p>0.006402108577047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